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494cm" fo:margin-left="0cm" table:align="left"/>
    </style:style>
    <style:style style:name="Table1.A" style:family="table-column">
      <style:table-column-properties style:column-width="3.685cm"/>
    </style:style>
    <style:style style:name="Table1.B" style:family="table-column">
      <style:table-column-properties style:column-width="2.556cm"/>
    </style:style>
    <style:style style:name="Table1.C" style:family="table-column">
      <style:table-column-properties style:column-width="11.254cm"/>
    </style:style>
    <style:style style:name="Table1.1" style:family="table-row">
      <style:table-row-properties style:min-row-height="0.7cm"/>
    </style:style>
    <style:style style:name="Table1.A1" style:family="table-cell">
      <style:table-cell-properties fo:padding-left="0.191cm" fo:padding-right="0.191cm" fo:padding-top="0cm" fo:padding-bottom="0cm" fo:border="none" style:writing-mode="lr-tb"/>
    </style:style>
    <style:style style:name="P1" style:family="paragraph" style:parent-style-name="Standard">
      <style:text-properties officeooo:rsid="0012ded3" officeooo:paragraph-rsid="0012ded3"/>
    </style:style>
    <style:style style:name="P2" style:family="paragraph" style:parent-style-name="Standard">
      <style:text-properties fo:font-size="8pt" fo:font-style="italic" style:font-size-asian="8pt" style:font-style-asian="italic" style:font-size-complex="8pt" style:font-style-complex="italic"/>
    </style:style>
    <style:style style:name="P3" style:family="paragraph" style:parent-style-name="Standard" style:master-page-name="">
      <loext:graphic-properties draw:fill="none"/>
      <style:paragraph-properties fo:margin-left="1.9cm" fo:margin-right="2cm" fo:text-align="justify" style:justify-single-word="false" fo:text-indent="0cm" style:auto-text-indent="false" style:page-number="auto" fo:background-color="transparent"/>
      <style:text-properties fo:font-size="11pt" style:font-size-asian="11pt" style:font-size-complex="11pt"/>
    </style:style>
    <style:style style:name="P4" style:family="paragraph" style:parent-style-name="Text_20_body">
      <style:text-properties officeooo:rsid="0024b3e5" officeooo:paragraph-rsid="0024b3e5"/>
    </style:style>
    <style:style style:name="P5" style:family="paragraph" style:parent-style-name="Text_20_body">
      <style:text-properties officeooo:rsid="0032bc82" officeooo:paragraph-rsid="0032bc82"/>
    </style:style>
    <style:style style:name="P6" style:family="paragraph" style:parent-style-name="Text_20_body">
      <style:text-properties officeooo:rsid="0034adec" officeooo:paragraph-rsid="00389232"/>
    </style:style>
    <style:style style:name="P7" style:family="paragraph" style:parent-style-name="Text_20_body">
      <style:text-properties officeooo:rsid="00389232" officeooo:paragraph-rsid="00389232"/>
    </style:style>
    <style:style style:name="P8" style:family="paragraph" style:parent-style-name="Text_20_body">
      <style:text-properties officeooo:rsid="003942e4" officeooo:paragraph-rsid="003942e4"/>
    </style:style>
    <style:style style:name="P9" style:family="paragraph" style:parent-style-name="Text_20_body">
      <style:text-properties officeooo:rsid="003ba423" officeooo:paragraph-rsid="0040c3c2"/>
    </style:style>
    <style:style style:name="P10" style:family="paragraph" style:parent-style-name="Text_20_body">
      <style:text-properties officeooo:rsid="004643ba" officeooo:paragraph-rsid="004643ba"/>
    </style:style>
    <style:style style:name="P11" style:family="paragraph" style:parent-style-name="Text_20_body">
      <style:text-properties officeooo:rsid="0047d98e" officeooo:paragraph-rsid="0047d98e"/>
    </style:style>
    <style:style style:name="P12" style:family="paragraph" style:parent-style-name="Text_20_body">
      <style:text-properties officeooo:rsid="004927c1" officeooo:paragraph-rsid="004927c1"/>
    </style:style>
    <style:style style:name="P13" style:family="paragraph" style:parent-style-name="Text_20_body">
      <style:text-properties officeooo:rsid="0050e6fa" officeooo:paragraph-rsid="0050e6fa"/>
    </style:style>
    <style:style style:name="P14" style:family="paragraph" style:parent-style-name="Text_20_body">
      <style:text-properties officeooo:rsid="0050fb25" officeooo:paragraph-rsid="0050fb25"/>
    </style:style>
    <style:style style:name="P15" style:family="paragraph" style:parent-style-name="Text_20_body">
      <style:text-properties officeooo:rsid="0054700a" officeooo:paragraph-rsid="00619632"/>
    </style:style>
    <style:style style:name="P16" style:family="paragraph" style:parent-style-name="Text_20_body">
      <style:text-properties officeooo:rsid="005946e3" officeooo:paragraph-rsid="005946e3"/>
    </style:style>
    <style:style style:name="P17" style:family="paragraph" style:parent-style-name="Text_20_body">
      <style:text-properties officeooo:rsid="005946e3" officeooo:paragraph-rsid="005a7b4b"/>
    </style:style>
    <style:style style:name="P18" style:family="paragraph" style:parent-style-name="Text_20_body">
      <style:text-properties officeooo:rsid="006cbf6f" officeooo:paragraph-rsid="006cbf6f"/>
    </style:style>
    <style:style style:name="P19" style:family="paragraph" style:parent-style-name="Text_20_body">
      <style:text-properties officeooo:rsid="006f3fb2" officeooo:paragraph-rsid="006f3fb2"/>
    </style:style>
    <style:style style:name="P20" style:family="paragraph" style:parent-style-name="Text_20_body">
      <style:text-properties officeooo:rsid="00703a36" officeooo:paragraph-rsid="00703a36"/>
    </style:style>
    <style:style style:name="P21" style:family="paragraph" style:parent-style-name="Text_20_body">
      <style:text-properties officeooo:rsid="00703a36" officeooo:paragraph-rsid="0070db5c"/>
    </style:style>
    <style:style style:name="P22" style:family="paragraph" style:parent-style-name="Text_20_body">
      <style:text-properties officeooo:rsid="00703a36" officeooo:paragraph-rsid="0099e3bb"/>
    </style:style>
    <style:style style:name="P23" style:family="paragraph" style:parent-style-name="Text_20_body">
      <style:text-properties style:font-name="Liberation Serif" officeooo:rsid="00727fd5" officeooo:paragraph-rsid="00727fd5"/>
    </style:style>
    <style:style style:name="P24" style:family="paragraph" style:parent-style-name="Text_20_body">
      <style:text-properties style:font-name="Liberation Serif" officeooo:rsid="0073fc75" officeooo:paragraph-rsid="0073fc75"/>
    </style:style>
    <style:style style:name="P25" style:family="paragraph" style:parent-style-name="Text_20_body">
      <style:text-properties style:font-name="Liberation Serif" officeooo:rsid="0075d34a" officeooo:paragraph-rsid="0075d34a"/>
    </style:style>
    <style:style style:name="P26" style:family="paragraph" style:parent-style-name="Text_20_body">
      <style:text-properties style:font-name="Liberation Serif" officeooo:rsid="0075eae6" officeooo:paragraph-rsid="0075eae6"/>
    </style:style>
    <style:style style:name="P27" style:family="paragraph" style:parent-style-name="Text_20_body">
      <style:text-properties officeooo:rsid="0075eae6" officeooo:paragraph-rsid="0075eae6"/>
    </style:style>
    <style:style style:name="P28" style:family="paragraph" style:parent-style-name="Text_20_body">
      <style:text-properties officeooo:rsid="0062a018" officeooo:paragraph-rsid="0062a018"/>
    </style:style>
    <style:style style:name="P29" style:family="paragraph" style:parent-style-name="Text_20_body">
      <style:text-properties officeooo:rsid="008370c1" officeooo:paragraph-rsid="008370c1"/>
    </style:style>
    <style:style style:name="P30" style:family="paragraph" style:parent-style-name="Text_20_body">
      <style:text-properties officeooo:rsid="008374a2" officeooo:paragraph-rsid="008374a2"/>
    </style:style>
    <style:style style:name="P31" style:family="paragraph" style:parent-style-name="Text_20_body">
      <style:text-properties officeooo:rsid="008374a2" officeooo:paragraph-rsid="0085c333"/>
    </style:style>
    <style:style style:name="P32" style:family="paragraph" style:parent-style-name="Text_20_body">
      <style:text-properties officeooo:rsid="0084b1f4" officeooo:paragraph-rsid="0084b1f4"/>
    </style:style>
    <style:style style:name="P33" style:family="paragraph" style:parent-style-name="Text_20_body">
      <style:text-properties officeooo:rsid="00887c75" officeooo:paragraph-rsid="00887c75"/>
    </style:style>
    <style:style style:name="P34" style:family="paragraph" style:parent-style-name="Text_20_body">
      <style:text-properties officeooo:rsid="008e1ebd" officeooo:paragraph-rsid="008e1ebd"/>
    </style:style>
    <style:style style:name="P35" style:family="paragraph" style:parent-style-name="Text_20_body">
      <style:text-properties officeooo:rsid="0092a3c4" officeooo:paragraph-rsid="00a4424e"/>
    </style:style>
    <style:style style:name="P36" style:family="paragraph" style:parent-style-name="Text_20_body">
      <style:text-properties officeooo:rsid="005a7b4b" officeooo:paragraph-rsid="005a7b4b"/>
    </style:style>
    <style:style style:name="P37" style:family="paragraph" style:parent-style-name="Text_20_body">
      <style:text-properties officeooo:rsid="00266d81" officeooo:paragraph-rsid="00266d81"/>
    </style:style>
    <style:style style:name="P38" style:family="paragraph" style:parent-style-name="Text_20_body">
      <style:text-properties officeooo:rsid="00817b0f" officeooo:paragraph-rsid="0090d99e"/>
    </style:style>
    <style:style style:name="P39" style:family="paragraph" style:parent-style-name="Text_20_body">
      <style:text-properties officeooo:rsid="004e9bbe" officeooo:paragraph-rsid="004e9bbe"/>
    </style:style>
    <style:style style:name="P40" style:family="paragraph" style:parent-style-name="Text_20_body">
      <style:text-properties officeooo:rsid="00d966ee" officeooo:paragraph-rsid="00d966ee"/>
    </style:style>
    <style:style style:name="P41" style:family="paragraph" style:parent-style-name="Text_20_body">
      <style:text-properties officeooo:rsid="00dd12fa" officeooo:paragraph-rsid="00dd12fa"/>
    </style:style>
    <style:style style:name="P42" style:family="paragraph" style:parent-style-name="Text_20_body">
      <style:text-properties officeooo:rsid="00df9892" officeooo:paragraph-rsid="00df9892"/>
    </style:style>
    <style:style style:name="P43" style:family="paragraph" style:parent-style-name="Text_20_body">
      <style:text-properties officeooo:rsid="00e10d03" officeooo:paragraph-rsid="00e10d03"/>
    </style:style>
    <style:style style:name="P44" style:family="paragraph" style:parent-style-name="Text_20_body">
      <style:text-properties officeooo:rsid="00e247bf" officeooo:paragraph-rsid="00e247bf"/>
    </style:style>
    <style:style style:name="P45" style:family="paragraph" style:parent-style-name="Text_20_body">
      <style:text-properties officeooo:rsid="00522a6b" officeooo:paragraph-rsid="00522a6b"/>
    </style:style>
    <style:style style:name="P46" style:family="paragraph" style:parent-style-name="Text_20_body">
      <style:text-properties officeooo:paragraph-rsid="00f71e97"/>
    </style:style>
    <style:style style:name="P47" style:family="paragraph" style:parent-style-name="Text_20_body">
      <style:text-properties fo:font-weight="bold" officeooo:paragraph-rsid="00f71e97" style:font-weight-asian="bold" style:font-weight-complex="bold"/>
    </style:style>
    <style:style style:name="P48" style:family="paragraph" style:parent-style-name="Text_20_body">
      <style:text-properties style:font-name="Liberation Mono" fo:font-size="9pt" officeooo:paragraph-rsid="00f71e97" style:font-size-asian="9pt" style:font-size-complex="9pt"/>
    </style:style>
    <style:style style:name="P49" style:family="paragraph" style:parent-style-name="Text_20_body">
      <style:text-properties style:font-name="Liberation Mono" fo:font-size="9pt" officeooo:paragraph-rsid="00f71e97" style:font-size-asian="9pt" style:font-name-complex="Courier New" style:font-size-complex="9pt"/>
    </style:style>
    <style:style style:name="P50" style:family="paragraph" style:parent-style-name="Text_20_body">
      <style:text-properties style:font-name="Liberation Mono" fo:font-size="10pt" officeooo:paragraph-rsid="00f71e97" style:font-size-asian="10pt" style:font-size-complex="10pt"/>
    </style:style>
    <style:style style:name="P51" style:family="paragraph" style:parent-style-name="Text_20_body">
      <style:text-properties style:font-name="Liberation Mono" fo:font-size="10pt" officeooo:paragraph-rsid="00f71e97" style:font-size-asian="10pt" style:font-name-complex="Courier New" style:font-size-complex="10pt"/>
    </style:style>
    <style:style style:name="P52" style:family="paragraph" style:parent-style-name="Text_20_body">
      <style:text-properties officeooo:rsid="00f99567" officeooo:paragraph-rsid="00f99567"/>
    </style:style>
    <style:style style:name="P53" style:family="paragraph" style:parent-style-name="Text_20_body">
      <style:paragraph-properties fo:margin-top="0cm" fo:margin-bottom="0.3cm" loext:contextual-spacing="false"/>
      <style:text-properties officeooo:rsid="001cd9d5" officeooo:paragraph-rsid="00205c24"/>
    </style:style>
    <style:style style:name="P54" style:family="paragraph" style:parent-style-name="Text_20_body">
      <style:paragraph-properties fo:margin-top="0cm" fo:margin-bottom="0.3cm" loext:contextual-spacing="false"/>
      <style:text-properties officeooo:rsid="00227cd3" officeooo:paragraph-rsid="00227cd3"/>
    </style:style>
    <style:style style:name="P55" style:family="paragraph" style:parent-style-name="Text_20_body">
      <style:paragraph-properties fo:margin-top="0cm" fo:margin-bottom="0.3cm" loext:contextual-spacing="false"/>
      <style:text-properties officeooo:rsid="00205c24" officeooo:paragraph-rsid="00205c24"/>
    </style:style>
    <style:style style:name="P56" style:family="paragraph" style:parent-style-name="Text_20_body">
      <style:paragraph-properties fo:margin-top="0.25cm" fo:margin-bottom="0.25cm" loext:contextual-spacing="false"/>
    </style:style>
    <style:style style:name="P57" style:family="paragraph" style:parent-style-name="Text_20_body">
      <style:paragraph-properties fo:margin-top="0.25cm" fo:margin-bottom="0.25cm" loext:contextual-spacing="false"/>
      <style:text-properties officeooo:rsid="004643ba" officeooo:paragraph-rsid="004643ba"/>
    </style:style>
    <style:style style:name="P58" style:family="paragraph" style:parent-style-name="Text_20_body">
      <style:paragraph-properties fo:margin-top="0.25cm" fo:margin-bottom="0.25cm" loext:contextual-spacing="false"/>
      <style:text-properties officeooo:rsid="004927c1" officeooo:paragraph-rsid="004927c1"/>
    </style:style>
    <style:style style:name="P59" style:family="paragraph" style:parent-style-name="Text_20_body">
      <style:paragraph-properties fo:margin-top="0.25cm" fo:margin-bottom="0.25cm" loext:contextual-spacing="false"/>
      <style:text-properties officeooo:rsid="006e3d84" officeooo:paragraph-rsid="006e3d84"/>
    </style:style>
    <style:style style:name="P60" style:family="paragraph" style:parent-style-name="Text_20_body">
      <style:paragraph-properties fo:margin-top="0.25cm" fo:margin-bottom="0.25cm" loext:contextual-spacing="false"/>
      <style:text-properties officeooo:rsid="00430796" officeooo:paragraph-rsid="00430796"/>
    </style:style>
    <style:style style:name="P61" style:family="paragraph" style:parent-style-name="Text_20_body">
      <style:paragraph-properties fo:margin-top="0.25cm" fo:margin-bottom="0.25cm" loext:contextual-spacing="false"/>
      <style:text-properties officeooo:rsid="004e9bbe" officeooo:paragraph-rsid="004e9bbe"/>
    </style:style>
    <style:style style:name="P62" style:family="paragraph" style:parent-style-name="Text_20_body">
      <style:paragraph-properties fo:margin-top="0.25cm" fo:margin-bottom="0.25cm" loext:contextual-spacing="false"/>
      <style:text-properties officeooo:rsid="0054700a" officeooo:paragraph-rsid="00619632"/>
    </style:style>
    <style:style style:name="P63" style:family="paragraph" style:parent-style-name="Text_20_body">
      <style:paragraph-properties fo:margin-top="0.25cm" fo:margin-bottom="0.25cm" loext:contextual-spacing="false"/>
      <style:text-properties style:font-name="Liberation Serif" officeooo:rsid="0073fc75" officeooo:paragraph-rsid="0073fc75"/>
    </style:style>
    <style:style style:name="P64" style:family="paragraph" style:parent-style-name="Text_20_body">
      <style:paragraph-properties fo:margin-top="0.25cm" fo:margin-bottom="0.25cm" loext:contextual-spacing="false"/>
      <style:text-properties officeooo:paragraph-rsid="008fbdd7"/>
    </style:style>
    <style:style style:name="P65" style:family="paragraph" style:parent-style-name="Text_20_body">
      <style:paragraph-properties fo:margin-top="0.25cm" fo:margin-bottom="0.25cm" loext:contextual-spacing="false"/>
      <style:text-properties officeooo:rsid="0092a3c4" officeooo:paragraph-rsid="00a4424e"/>
    </style:style>
    <style:style style:name="P66" style:family="paragraph" style:parent-style-name="Text_20_body">
      <style:paragraph-properties fo:margin-top="0.25cm" fo:margin-bottom="0.25cm" loext:contextual-spacing="false"/>
      <style:text-properties officeooo:rsid="0090d99e" officeooo:paragraph-rsid="00a4424e"/>
    </style:style>
    <style:style style:name="P67" style:family="paragraph" style:parent-style-name="Text_20_body">
      <style:paragraph-properties fo:margin-top="0.25cm" fo:margin-bottom="0.25cm" loext:contextual-spacing="false"/>
      <style:text-properties officeooo:rsid="0096594f" officeooo:paragraph-rsid="00bf36d2"/>
    </style:style>
    <style:style style:name="P68" style:family="paragraph" style:parent-style-name="Text_20_body">
      <style:paragraph-properties fo:margin-top="0.25cm" fo:margin-bottom="0.25cm" loext:contextual-spacing="false"/>
      <style:text-properties officeooo:rsid="0070db5c" officeooo:paragraph-rsid="00d36025"/>
    </style:style>
    <style:style style:name="P69" style:family="paragraph" style:parent-style-name="Title">
      <style:text-properties fo:font-size="16pt" officeooo:rsid="0012ded3" style:font-size-asian="16pt" style:font-size-complex="16pt"/>
    </style:style>
    <style:style style:name="P70" style:family="paragraph" style:parent-style-name="Preformatted_20_Text">
      <style:text-properties officeooo:paragraph-rsid="003ba423"/>
    </style:style>
    <style:style style:name="P71" style:family="paragraph" style:parent-style-name="Preformatted_20_Text">
      <style:text-properties officeooo:paragraph-rsid="00449b9a"/>
    </style:style>
    <style:style style:name="P72" style:family="paragraph" style:parent-style-name="Preformatted_20_Text">
      <style:text-properties officeooo:paragraph-rsid="004643ba"/>
    </style:style>
    <style:style style:name="P73" style:family="paragraph" style:parent-style-name="Preformatted_20_Text">
      <style:text-properties officeooo:rsid="004643ba" officeooo:paragraph-rsid="004643ba"/>
    </style:style>
    <style:style style:name="P74" style:family="paragraph" style:parent-style-name="Preformatted_20_Text">
      <style:text-properties officeooo:paragraph-rsid="004927c1"/>
    </style:style>
    <style:style style:name="P75" style:family="paragraph" style:parent-style-name="Preformatted_20_Text">
      <style:text-properties officeooo:rsid="004e9bbe" officeooo:paragraph-rsid="004e9bbe"/>
    </style:style>
    <style:style style:name="P76" style:family="paragraph" style:parent-style-name="Preformatted_20_Text">
      <style:text-properties officeooo:paragraph-rsid="0050e6fa"/>
    </style:style>
    <style:style style:name="P77" style:family="paragraph" style:parent-style-name="Preformatted_20_Text">
      <style:text-properties fo:font-size="9pt" style:font-size-asian="9pt" style:font-size-complex="9pt"/>
    </style:style>
    <style:style style:name="P78" style:family="paragraph" style:parent-style-name="Preformatted_20_Text">
      <style:text-properties fo:font-size="9pt" officeooo:paragraph-rsid="00a28185" style:font-size-asian="9pt" style:font-size-complex="9pt"/>
    </style:style>
    <style:style style:name="P79" style:family="paragraph" style:parent-style-name="Preformatted_20_Text">
      <style:text-properties officeooo:paragraph-rsid="008370c1"/>
    </style:style>
    <style:style style:name="P80" style:family="paragraph" style:parent-style-name="Preformatted_20_Text">
      <style:text-properties officeooo:paragraph-rsid="0084b1f4"/>
    </style:style>
    <style:style style:name="P81" style:family="paragraph" style:parent-style-name="Preformatted_20_Text">
      <style:text-properties officeooo:paragraph-rsid="00887c75"/>
    </style:style>
    <style:style style:name="P82" style:family="paragraph" style:parent-style-name="Preformatted_20_Text">
      <style:text-properties officeooo:paragraph-rsid="00a28185"/>
    </style:style>
    <style:style style:name="P83" style:family="paragraph" style:parent-style-name="Preformatted_20_Text">
      <style:text-properties officeooo:paragraph-rsid="00a4424e"/>
    </style:style>
    <style:style style:name="P84" style:family="paragraph" style:parent-style-name="Preformatted_20_Text">
      <style:text-properties officeooo:rsid="0084b1f4" officeooo:paragraph-rsid="0084b1f4"/>
    </style:style>
    <style:style style:name="P85" style:family="paragraph" style:parent-style-name="Preformatted_20_Text">
      <style:text-properties officeooo:rsid="008e1ebd" officeooo:paragraph-rsid="008e1ebd"/>
    </style:style>
    <style:style style:name="P86" style:family="paragraph" style:parent-style-name="Preformatted_20_Text">
      <style:text-properties officeooo:rsid="008e1ebd" officeooo:paragraph-rsid="00a4424e"/>
    </style:style>
    <style:style style:name="P87" style:family="paragraph" style:parent-style-name="Preformatted_20_Text">
      <style:text-properties officeooo:paragraph-rsid="00b5fa78"/>
    </style:style>
    <style:style style:name="P88" style:family="paragraph" style:parent-style-name="Preformatted_20_Text">
      <style:text-properties officeooo:paragraph-rsid="00df9892"/>
    </style:style>
    <style:style style:name="P89" style:family="paragraph" style:parent-style-name="Preformatted_20_Text">
      <style:text-properties officeooo:rsid="00df9892" officeooo:paragraph-rsid="00df9892"/>
    </style:style>
    <style:style style:name="P90" style:family="paragraph" style:parent-style-name="Preformatted_20_Text">
      <style:text-properties officeooo:rsid="00dfe723" officeooo:paragraph-rsid="00dfe723"/>
    </style:style>
    <style:style style:name="P91" style:family="paragraph" style:parent-style-name="Preformatted_20_Text">
      <style:text-properties officeooo:paragraph-rsid="00f90a13"/>
    </style:style>
    <style:style style:name="P92" style:family="paragraph" style:parent-style-name="Preformatted_20_Text">
      <style:paragraph-properties fo:margin-top="0.25cm" fo:margin-bottom="0.499cm" loext:contextual-spacing="true"/>
      <style:text-properties officeooo:rsid="0050e6fa" officeooo:paragraph-rsid="0050e6fa"/>
    </style:style>
    <style:style style:name="P93" style:family="paragraph" style:parent-style-name="Footnote">
      <style:text-properties officeooo:rsid="005a7b4b" officeooo:paragraph-rsid="005a7b4b"/>
    </style:style>
    <style:style style:name="P94" style:family="paragraph" style:parent-style-name="Footnote">
      <style:text-properties officeooo:paragraph-rsid="005b6378"/>
    </style:style>
    <style:style style:name="P95" style:family="paragraph" style:parent-style-name="Footnote">
      <style:text-properties officeooo:paragraph-rsid="005cd816"/>
    </style:style>
    <style:style style:name="P96" style:family="paragraph" style:parent-style-name="Footnote">
      <style:text-properties officeooo:paragraph-rsid="005df1c1"/>
    </style:style>
    <style:style style:name="P97" style:family="paragraph" style:parent-style-name="Footnote">
      <style:text-properties officeooo:rsid="005f6c1d" officeooo:paragraph-rsid="005f6c1d"/>
    </style:style>
    <style:style style:name="P98" style:family="paragraph" style:parent-style-name="Footnote">
      <style:text-properties officeooo:rsid="00609bd7" officeooo:paragraph-rsid="00609bd7"/>
    </style:style>
    <style:style style:name="P99" style:family="paragraph" style:parent-style-name="Footnote">
      <style:text-properties officeooo:rsid="00688b18" officeooo:paragraph-rsid="00688b18"/>
    </style:style>
    <style:style style:name="P100" style:family="paragraph" style:parent-style-name="Footnote">
      <style:text-properties officeooo:rsid="00727fd5" officeooo:paragraph-rsid="00727fd5"/>
    </style:style>
    <style:style style:name="P101" style:family="paragraph" style:parent-style-name="Footnote">
      <style:text-properties officeooo:rsid="0073fc75" officeooo:paragraph-rsid="0073fc75"/>
    </style:style>
    <style:style style:name="P102" style:family="paragraph" style:parent-style-name="Footnote">
      <style:text-properties officeooo:rsid="007844cf" officeooo:paragraph-rsid="007844cf"/>
    </style:style>
    <style:style style:name="P103" style:family="paragraph" style:parent-style-name="Preformatted_20_Text">
      <style:paragraph-properties fo:break-before="page"/>
    </style:style>
    <style:style style:name="P104" style:family="paragraph" style:parent-style-name="Preformatted_20_Text">
      <style:paragraph-properties fo:break-before="page"/>
      <style:text-properties fo:font-size="9pt" style:font-size-asian="9pt" style:font-size-complex="9pt"/>
    </style:style>
    <style:style style:name="P105" style:family="paragraph" style:parent-style-name="Text_20_body">
      <style:paragraph-properties fo:break-before="page"/>
      <style:text-properties officeooo:rsid="00522a6b" officeooo:paragraph-rsid="00522a6b"/>
    </style:style>
    <style:style style:name="P106" style:family="paragraph" style:parent-style-name="Text_20_body">
      <style:paragraph-properties fo:margin-top="0cm" fo:margin-bottom="0.4cm" loext:contextual-spacing="false"/>
      <style:text-properties officeooo:rsid="00d486a6" officeooo:paragraph-rsid="00d486a6"/>
    </style:style>
    <style:style style:name="P107" style:family="paragraph" style:parent-style-name="Text_20_body">
      <style:paragraph-properties fo:margin-top="0cm" fo:margin-bottom="0cm" loext:contextual-spacing="false"/>
      <style:text-properties officeooo:paragraph-rsid="00f71e97"/>
    </style:style>
    <style:style style:name="P108" style:family="paragraph" style:parent-style-name="Text_20_body">
      <style:paragraph-properties fo:margin-top="0cm" fo:margin-bottom="0cm" loext:contextual-spacing="false"/>
      <style:text-properties style:font-name="Liberation Mono" fo:font-size="9pt" officeooo:paragraph-rsid="00f71e97" style:font-size-asian="9pt" style:font-name-complex="Courier New" style:font-size-complex="9pt"/>
    </style:style>
    <style:style style:name="P109" style:family="paragraph" style:parent-style-name="Text_20_body">
      <style:paragraph-properties fo:margin-top="0.212cm" fo:margin-bottom="0cm" loext:contextual-spacing="false"/>
      <style:text-properties officeooo:paragraph-rsid="00f90a13"/>
    </style:style>
    <style:style style:name="P110" style:family="paragraph" style:parent-style-name="Text_20_body" style:list-style-name="L1">
      <style:text-properties officeooo:paragraph-rsid="00d486a6"/>
    </style:style>
    <style:style style:name="P111" style:family="paragraph" style:parent-style-name="Text_20_body" style:list-style-name="L1">
      <style:text-properties officeooo:rsid="00d486a6" officeooo:paragraph-rsid="00d486a6"/>
    </style:style>
    <style:style style:name="P112" style:family="paragraph" style:parent-style-name="Text_20_body" style:list-style-name="L1">
      <style:text-properties officeooo:rsid="00d486a6" officeooo:paragraph-rsid="00d67256"/>
    </style:style>
    <style:style style:name="P113" style:family="paragraph" style:parent-style-name="Text_20_body" style:list-style-name="L1">
      <style:text-properties officeooo:rsid="00d486a6" officeooo:paragraph-rsid="00d6e98a"/>
    </style:style>
    <style:style style:name="P114" style:family="paragraph" style:parent-style-name="Text_20_body" style:list-style-name="L1">
      <style:text-properties officeooo:rsid="00d67256" officeooo:paragraph-rsid="00d67256"/>
    </style:style>
    <style:style style:name="P115" style:family="paragraph" style:parent-style-name="Text_20_body" style:list-style-name="L1">
      <style:text-properties officeooo:rsid="00d6ba7b" officeooo:paragraph-rsid="00d6ba7b"/>
    </style:style>
    <style:style style:name="P116" style:family="paragraph" style:parent-style-name="Text_20_body" style:list-style-name="L2">
      <style:text-properties officeooo:rsid="0047d98e" officeooo:paragraph-rsid="0047d98e"/>
    </style:style>
    <style:style style:name="P117" style:family="paragraph" style:parent-style-name="Text_20_body" style:list-style-name="L3">
      <style:text-properties officeooo:rsid="00529a6e" officeooo:paragraph-rsid="00529a6e"/>
    </style:style>
    <style:style style:name="P118" style:family="paragraph" style:parent-style-name="Text_20_body" style:list-style-name="L3">
      <style:text-properties officeooo:rsid="00529a6e" officeooo:paragraph-rsid="0056ef29"/>
    </style:style>
    <style:style style:name="P119" style:family="paragraph" style:parent-style-name="Text_20_body" style:list-style-name="L3">
      <style:text-properties officeooo:rsid="0056ef29" officeooo:paragraph-rsid="0056ef29"/>
    </style:style>
    <style:style style:name="P120" style:family="paragraph" style:parent-style-name="Text_20_body" style:list-style-name="L3">
      <style:text-properties officeooo:rsid="0054700a" officeooo:paragraph-rsid="0054700a"/>
    </style:style>
    <style:style style:name="P121" style:family="paragraph" style:parent-style-name="Text_20_body" style:list-style-name="L4">
      <style:text-properties officeooo:rsid="0062a018" officeooo:paragraph-rsid="0062a018"/>
    </style:style>
    <style:style style:name="P122" style:family="paragraph" style:parent-style-name="Text_20_body" style:list-style-name="L5">
      <style:text-properties officeooo:rsid="006cbf6f" officeooo:paragraph-rsid="006cbf6f"/>
    </style:style>
    <style:style style:name="P123" style:family="paragraph" style:parent-style-name="Text_20_body" style:list-style-name="L5">
      <style:text-properties officeooo:rsid="006e05f2" officeooo:paragraph-rsid="006e05f2"/>
    </style:style>
    <style:style style:name="P124" style:family="paragraph" style:parent-style-name="Text_20_body" style:list-style-name="L5">
      <style:text-properties officeooo:rsid="006ce1ed" officeooo:paragraph-rsid="006e05f2"/>
    </style:style>
    <style:style style:name="P125" style:family="paragraph" style:parent-style-name="Text_20_body" style:list-style-name="L5">
      <style:text-properties officeooo:rsid="006ce1ed" officeooo:paragraph-rsid="006ce1ed"/>
    </style:style>
    <style:style style:name="P126" style:family="paragraph" style:parent-style-name="Text_20_body" style:list-style-name="L6">
      <style:text-properties officeooo:rsid="00887c75" officeooo:paragraph-rsid="00887c75"/>
    </style:style>
    <style:style style:name="P127" style:family="paragraph" style:parent-style-name="Text_20_body" style:list-style-name="L6">
      <style:text-properties officeooo:rsid="00887c75" officeooo:paragraph-rsid="00c208da"/>
    </style:style>
    <style:style style:name="P128" style:family="paragraph" style:parent-style-name="Text_20_body" style:list-style-name="L6">
      <style:text-properties officeooo:rsid="00894492" officeooo:paragraph-rsid="00894492"/>
    </style:style>
    <style:style style:name="P129" style:family="paragraph" style:parent-style-name="Text_20_body" style:list-style-name="L7">
      <style:text-properties officeooo:rsid="00d966ee" officeooo:paragraph-rsid="00d966ee"/>
    </style:style>
    <style:style style:name="P130" style:family="paragraph" style:parent-style-name="Text_20_body" style:list-style-name="L7">
      <style:text-properties officeooo:rsid="00d9c998" officeooo:paragraph-rsid="00d9c998"/>
    </style:style>
    <style:style style:name="P131" style:family="paragraph" style:parent-style-name="Text_20_body" style:list-style-name="L8">
      <style:text-properties officeooo:rsid="00ddb9e0" officeooo:paragraph-rsid="00ddb9e0"/>
    </style:style>
    <style:style style:name="P132" style:family="paragraph" style:parent-style-name="Text_20_body" style:list-style-name="L8">
      <style:text-properties officeooo:rsid="00df9892" officeooo:paragraph-rsid="00df9892"/>
    </style:style>
    <style:style style:name="P133" style:family="paragraph" style:parent-style-name="Text_20_body" style:list-style-name="L9">
      <style:text-properties officeooo:paragraph-rsid="00f71e97"/>
    </style:style>
    <style:style style:name="P134" style:family="paragraph" style:parent-style-name="Text_20_body" style:list-style-name="L10">
      <style:text-properties officeooo:paragraph-rsid="00f71e97"/>
    </style:style>
    <style:style style:name="P135" style:family="paragraph" style:parent-style-name="Text_20_body">
      <style:text-properties officeooo:paragraph-rsid="00fa2a36"/>
    </style:style>
    <style:style style:name="P136" style:family="paragraph" style:parent-style-name="Text_20_body">
      <style:paragraph-properties>
        <style:tab-stops>
          <style:tab-stop style:position="0.42cm"/>
        </style:tab-stops>
      </style:paragraph-properties>
      <style:text-properties officeooo:paragraph-rsid="00f71e97"/>
    </style:style>
    <style:style style:name="P137" style:family="paragraph" style:parent-style-name="Text_20_body">
      <style:text-properties officeooo:rsid="01075d41" officeooo:paragraph-rsid="01075d41"/>
    </style:style>
    <style:style style:name="P138" style:family="paragraph" style:parent-style-name="Text_20_body">
      <style:paragraph-properties fo:margin-top="0.101cm" fo:margin-bottom="0.25cm" loext:contextual-spacing="false"/>
      <style:text-properties officeooo:paragraph-rsid="00f90a13"/>
    </style:style>
    <style:style style:name="P139" style:family="paragraph" style:parent-style-name="Heading_20_1">
      <style:text-properties officeooo:rsid="00186ad0" officeooo:paragraph-rsid="00186ad0"/>
    </style:style>
    <style:style style:name="P140" style:family="paragraph" style:parent-style-name="Heading_20_1">
      <style:text-properties officeooo:paragraph-rsid="00d486a6"/>
    </style:style>
    <style:style style:name="P141" style:family="paragraph" style:parent-style-name="Heading_20_1">
      <style:text-properties officeooo:paragraph-rsid="0055837b"/>
    </style:style>
    <style:style style:name="P142" style:family="paragraph" style:parent-style-name="Heading_20_1">
      <style:text-properties officeooo:paragraph-rsid="00f71e97"/>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paragraph-rsid="00d486a6"/>
    </style:style>
    <style:style style:name="P145" style:family="paragraph" style:parent-style-name="Heading_20_1">
      <style:paragraph-properties fo:break-before="page"/>
      <style:text-properties officeooo:rsid="00c4f024" officeooo:paragraph-rsid="00c289e6"/>
    </style:style>
    <style:style style:name="P146" style:family="paragraph" style:parent-style-name="Heading_20_1" style:master-page-name="MP0">
      <style:paragraph-properties style:page-number="auto" fo:break-before="page"/>
      <style:text-properties officeooo:paragraph-rsid="00f71e97"/>
    </style:style>
    <style:style style:name="P147" style:family="paragraph" style:parent-style-name="Preformatted_20_Text">
      <style:text-properties officeooo:paragraph-rsid="01079be7"/>
    </style:style>
    <style:style style:name="P148" style:family="paragraph" style:parent-style-name="Preformatted_20_Text">
      <style:paragraph-properties fo:margin-top="0.25cm" fo:margin-bottom="0.4cm" loext:contextual-spacing="true"/>
    </style:style>
    <style:style style:name="T1" style:family="text">
      <style:text-properties officeooo:rsid="0012ded3"/>
    </style:style>
    <style:style style:name="T2" style:family="text">
      <style:text-properties officeooo:rsid="001522eb"/>
    </style:style>
    <style:style style:name="T3" style:family="text">
      <style:text-properties style:font-name="Liberation Mono" fo:font-size="9pt" style:font-size-asian="9pt" style:font-size-complex="9pt"/>
    </style:style>
    <style:style style:name="T4" style:family="text">
      <style:text-properties style:font-name="Liberation Mono" fo:font-size="9pt" officeooo:rsid="0016306f" style:font-size-asian="9pt" style:font-size-complex="9pt"/>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36a048" style:font-size-asian="10pt" style:font-size-complex="10pt"/>
    </style:style>
    <style:style style:name="T7" style:family="text">
      <style:text-properties style:font-name="Liberation Mono" fo:font-size="10pt" officeooo:rsid="004b797b" style:font-size-asian="10pt" style:font-size-complex="10pt"/>
    </style:style>
    <style:style style:name="T8" style:family="text">
      <style:text-properties style:font-name="Liberation Mono" fo:font-size="10pt" officeooo:rsid="004dd6e7" style:font-size-asian="10pt" style:font-size-complex="10pt"/>
    </style:style>
    <style:style style:name="T9" style:family="text">
      <style:text-properties style:font-name="Liberation Mono" fo:font-size="10pt" officeooo:rsid="004eeb08" style:font-size-asian="10pt" style:font-size-complex="10pt"/>
    </style:style>
    <style:style style:name="T10" style:family="text">
      <style:text-properties style:font-name="Liberation Mono" fo:font-size="10pt" officeooo:rsid="0055ee84" style:font-size-asian="10pt" style:font-size-complex="10pt"/>
    </style:style>
    <style:style style:name="T11" style:family="text">
      <style:text-properties style:font-name="Liberation Mono" fo:font-size="10pt" officeooo:rsid="0056ef29" style:font-size-asian="10pt" style:font-size-complex="10pt"/>
    </style:style>
    <style:style style:name="T12" style:family="text">
      <style:text-properties style:font-name="Liberation Mono" fo:font-size="10pt" officeooo:rsid="00609bd7" style:font-size-asian="10pt" style:font-size-complex="10pt"/>
    </style:style>
    <style:style style:name="T13" style:family="text">
      <style:text-properties style:font-name="Liberation Mono" fo:font-size="10pt" officeooo:rsid="0062a018" style:font-size-asian="10pt" style:font-size-complex="10pt"/>
    </style:style>
    <style:style style:name="T14" style:family="text">
      <style:text-properties style:font-name="Liberation Mono" fo:font-size="10pt" officeooo:rsid="00637e19" style:font-size-asian="10pt" style:font-size-complex="10pt"/>
    </style:style>
    <style:style style:name="T15" style:family="text">
      <style:text-properties style:font-name="Liberation Mono" fo:font-size="10pt" officeooo:rsid="006e3d84" style:font-size-asian="10pt" style:font-size-complex="10pt"/>
    </style:style>
    <style:style style:name="T16" style:family="text">
      <style:text-properties style:font-name="Liberation Mono" fo:font-size="10pt" officeooo:rsid="0070db5c" style:font-size-asian="10pt" style:font-size-complex="10pt"/>
    </style:style>
    <style:style style:name="T17" style:family="text">
      <style:text-properties style:font-name="Liberation Mono" fo:font-size="10pt" officeooo:rsid="0075eae6" style:font-size-asian="10pt" style:font-size-complex="10pt"/>
    </style:style>
    <style:style style:name="T18" style:family="text">
      <style:text-properties style:font-name="Liberation Mono" fo:font-size="10pt" officeooo:rsid="00987b67" style:font-size-asian="10pt" style:font-size-complex="10pt"/>
    </style:style>
    <style:style style:name="T19" style:family="text">
      <style:text-properties style:font-name="Liberation Mono" fo:font-size="10pt" officeooo:rsid="008fbdd7" style:font-size-asian="10pt" style:font-size-complex="10pt"/>
    </style:style>
    <style:style style:name="T20" style:family="text">
      <style:text-properties style:font-name="Liberation Mono" fo:font-size="10pt" officeooo:rsid="0090d99e" style:font-size-asian="10pt" style:font-size-complex="10pt"/>
    </style:style>
    <style:style style:name="T21" style:family="text">
      <style:text-properties style:font-name="Liberation Mono" fo:font-size="10pt" officeooo:rsid="0093393a" style:font-size-asian="10pt" style:font-size-complex="10pt"/>
    </style:style>
    <style:style style:name="T22" style:family="text">
      <style:text-properties style:font-name="Liberation Mono" fo:font-size="10pt" officeooo:rsid="0097344c" style:font-size-asian="10pt" style:font-size-complex="10pt"/>
    </style:style>
    <style:style style:name="T23" style:family="text">
      <style:text-properties style:font-name="Liberation Mono" fo:font-size="10pt" officeooo:rsid="0095e8cb" style:font-size-asian="10pt" style:font-size-complex="10pt"/>
    </style:style>
    <style:style style:name="T24" style:family="text">
      <style:text-properties style:font-name="Liberation Mono" fo:font-size="10pt" officeooo:rsid="00d486a6" style:font-size-asian="10pt" style:font-size-complex="10pt"/>
    </style:style>
    <style:style style:name="T25" style:family="text">
      <style:text-properties style:font-name="Liberation Mono" fo:font-size="10pt" style:font-size-asian="10pt" style:font-name-complex="Courier New" style:font-size-complex="10pt"/>
    </style:style>
    <style:style style:name="T26" style:family="text">
      <style:text-properties style:font-name="Liberation Mono" fo:font-size="10pt" fo:font-style="normal" officeooo:rsid="003d3ebe" style:font-size-asian="10pt" style:font-style-asian="normal" style:font-size-complex="10pt" style:font-style-complex="normal"/>
    </style:style>
    <style:style style:name="T27" style:family="text">
      <style:text-properties style:font-name="Liberation Mono" fo:font-size="9.5pt" style:font-size-asian="9.5pt" style:font-size-complex="9.5pt"/>
    </style:style>
    <style:style style:name="T28" style:family="text">
      <style:text-properties style:font-name="Liberation Mono" fo:font-size="9.5pt" officeooo:rsid="005f6c1d" style:font-size-asian="9.5pt" style:font-size-complex="9.5pt"/>
    </style:style>
    <style:style style:name="T29" style:family="text">
      <style:text-properties style:font-name="Liberation Mono" fo:font-size="9.5pt" style:font-size-asian="8.30000019073486pt" style:font-size-complex="9.5pt"/>
    </style:style>
    <style:style style:name="T30" style:family="text">
      <style:text-properties style:font-name="Liberation Mono" fo:font-size="10.5pt" style:font-size-asian="10.5pt" style:font-size-complex="10.5pt"/>
    </style:style>
    <style:style style:name="T31" style:family="text">
      <style:text-properties officeooo:rsid="0016306f"/>
    </style:style>
    <style:style style:name="T32" style:family="text">
      <style:text-properties officeooo:rsid="0024742b"/>
    </style:style>
    <style:style style:name="T33" style:family="text">
      <style:text-properties style:text-position="super 58%" officeooo:rsid="0024742b"/>
    </style:style>
    <style:style style:name="T34" style:family="text">
      <style:text-properties fo:font-style="italic" style:font-style-asian="italic" style:font-style-complex="italic"/>
    </style:style>
    <style:style style:name="T35" style:family="text">
      <style:text-properties fo:font-style="italic" officeooo:rsid="0036a048" style:font-style-asian="italic" style:font-style-complex="italic"/>
    </style:style>
    <style:style style:name="T36" style:family="text">
      <style:text-properties fo:font-style="italic" officeooo:rsid="00389232" style:font-style-asian="italic" style:font-style-complex="italic"/>
    </style:style>
    <style:style style:name="T37" style:family="text">
      <style:text-properties fo:font-style="italic" officeooo:rsid="005f6c1d" style:font-style-asian="italic" style:font-style-complex="italic"/>
    </style:style>
    <style:style style:name="T38" style:family="text">
      <style:text-properties fo:font-style="italic" officeooo:rsid="005a7b4b" style:font-style-asian="italic" style:font-style-complex="italic"/>
    </style:style>
    <style:style style:name="T39" style:family="text">
      <style:text-properties fo:font-style="italic" officeooo:rsid="008aed13" style:font-style-asian="italic" style:font-style-complex="italic"/>
    </style:style>
    <style:style style:name="T40" style:family="text">
      <style:text-properties fo:font-style="italic" officeooo:rsid="008fbdd7" style:font-style-asian="italic" style:font-style-complex="italic"/>
    </style:style>
    <style:style style:name="T41" style:family="text">
      <style:text-properties fo:font-style="italic" officeooo:rsid="004b797b" style:font-style-asian="italic" style:font-style-complex="italic"/>
    </style:style>
    <style:style style:name="T42" style:family="text">
      <style:text-properties fo:font-style="italic" officeooo:rsid="0095e8cb" style:font-style-asian="italic" style:font-style-complex="italic"/>
    </style:style>
    <style:style style:name="T43" style:family="text">
      <style:text-properties fo:font-style="italic" officeooo:rsid="00dfe723"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fo:font-style="italic" style:text-underline-style="none" officeooo:rsid="0036a048" style:font-style-asian="italic" style:font-style-complex="italic"/>
    </style:style>
    <style:style style:name="T46" style:family="text">
      <style:text-properties officeooo:rsid="00266d81"/>
    </style:style>
    <style:style style:name="T47" style:family="text">
      <style:text-properties officeooo:rsid="002930fc"/>
    </style:style>
    <style:style style:name="T48" style:family="text">
      <style:text-properties officeooo:rsid="002c7a66"/>
    </style:style>
    <style:style style:name="T49" style:family="text">
      <style:text-properties officeooo:rsid="002ff962"/>
    </style:style>
    <style:style style:name="T50" style:family="text">
      <style:text-properties officeooo:rsid="0034adec"/>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style:text-underline-mode="continuous" style:text-overline-mode="continuous" style:text-line-through-mode="continuous"/>
    </style:style>
    <style:style style:name="T53" style:family="text">
      <style:text-properties officeooo:rsid="0036a048"/>
    </style:style>
    <style:style style:name="T54" style:family="text">
      <style:text-properties officeooo:rsid="0036a1e7"/>
    </style:style>
    <style:style style:name="T55" style:family="text">
      <style:text-properties fo:font-style="normal" style:font-style-asian="normal" style:font-style-complex="normal"/>
    </style:style>
    <style:style style:name="T56" style:family="text">
      <style:text-properties fo:font-style="normal" officeooo:rsid="00389232" style:font-style-asian="normal" style:font-style-complex="normal"/>
    </style:style>
    <style:style style:name="T57" style:family="text">
      <style:text-properties fo:font-style="normal" officeooo:rsid="003942e4" style:font-style-asian="normal" style:font-style-complex="normal"/>
    </style:style>
    <style:style style:name="T58" style:family="text">
      <style:text-properties fo:font-style="normal" officeooo:rsid="004b76ce" style:font-style-asian="normal" style:font-style-complex="normal"/>
    </style:style>
    <style:style style:name="T59" style:family="text">
      <style:text-properties fo:font-style="normal" officeooo:rsid="005f6c1d" style:font-style-asian="normal" style:font-style-complex="normal"/>
    </style:style>
    <style:style style:name="T60" style:family="text">
      <style:text-properties officeooo:rsid="003942e4"/>
    </style:style>
    <style:style style:name="T61" style:family="text">
      <style:text-properties officeooo:rsid="003a258c"/>
    </style:style>
    <style:style style:name="T62" style:family="text">
      <style:text-properties officeooo:rsid="003ba423"/>
    </style:style>
    <style:style style:name="T63" style:family="text">
      <style:text-properties officeooo:rsid="003d3ebe"/>
    </style:style>
    <style:style style:name="T64" style:family="text">
      <style:text-properties officeooo:rsid="003ff7d8"/>
    </style:style>
    <style:style style:name="T65" style:family="text">
      <style:text-properties officeooo:rsid="0040c3c2"/>
    </style:style>
    <style:style style:name="T66" style:family="text">
      <style:text-properties officeooo:rsid="0043f9c6"/>
    </style:style>
    <style:style style:name="T67" style:family="text">
      <style:text-properties officeooo:rsid="0047d98e"/>
    </style:style>
    <style:style style:name="T68" style:family="text">
      <style:text-properties officeooo:rsid="004927c1"/>
    </style:style>
    <style:style style:name="T69" style:family="text">
      <style:text-properties officeooo:rsid="004a384a"/>
    </style:style>
    <style:style style:name="T70" style:family="text">
      <style:text-properties officeooo:rsid="004b76ce"/>
    </style:style>
    <style:style style:name="T71" style:family="text">
      <style:text-properties officeooo:rsid="004b797b"/>
    </style:style>
    <style:style style:name="T72" style:family="text">
      <style:text-properties officeooo:rsid="004ca827"/>
    </style:style>
    <style:style style:name="T73" style:family="text">
      <style:text-properties officeooo:rsid="004dd6e7"/>
    </style:style>
    <style:style style:name="T74" style:family="text">
      <style:text-properties officeooo:rsid="004e9bbe"/>
    </style:style>
    <style:style style:name="T75" style:family="text">
      <style:text-properties officeooo:rsid="004eeb08"/>
    </style:style>
    <style:style style:name="T76" style:family="text">
      <style:text-properties officeooo:rsid="00522a6b"/>
    </style:style>
    <style:style style:name="T77" style:family="text">
      <style:text-properties officeooo:rsid="00529a6e"/>
    </style:style>
    <style:style style:name="T78" style:family="text">
      <style:text-properties officeooo:rsid="0055ee84"/>
    </style:style>
    <style:style style:name="T79" style:family="text">
      <style:text-properties officeooo:rsid="0056ef29"/>
    </style:style>
    <style:style style:name="T80" style:family="text">
      <style:text-properties officeooo:rsid="00582165"/>
    </style:style>
    <style:style style:name="T81" style:family="text">
      <style:text-properties officeooo:rsid="005a7b4b"/>
    </style:style>
    <style:style style:name="T82" style:family="text">
      <style:text-properties officeooo:rsid="005b6378"/>
    </style:style>
    <style:style style:name="T83" style:family="text">
      <style:text-properties officeooo:rsid="005df1c1"/>
    </style:style>
    <style:style style:name="T84" style:family="text">
      <style:text-properties officeooo:rsid="005f6c1d"/>
    </style:style>
    <style:style style:name="T85" style:family="text">
      <style:text-properties officeooo:rsid="00609bd7"/>
    </style:style>
    <style:style style:name="T86" style:family="text">
      <style:text-properties officeooo:rsid="00619632"/>
    </style:style>
    <style:style style:name="T87" style:family="text">
      <style:text-properties officeooo:rsid="0062a018"/>
    </style:style>
    <style:style style:name="T88" style:family="text">
      <style:text-properties officeooo:rsid="00637e19"/>
    </style:style>
    <style:style style:name="T89" style:family="text">
      <style:text-properties officeooo:rsid="0067c840"/>
    </style:style>
    <style:style style:name="T90" style:family="text">
      <style:text-properties officeooo:rsid="00688b18"/>
    </style:style>
    <style:style style:name="T91" style:family="text">
      <style:text-properties officeooo:rsid="006ae5a2"/>
    </style:style>
    <style:style style:name="T92" style:family="text">
      <style:text-properties officeooo:rsid="006ce1ed"/>
    </style:style>
    <style:style style:name="T93" style:family="text">
      <style:text-properties officeooo:rsid="006e3d84"/>
    </style:style>
    <style:style style:name="T94" style:family="text">
      <style:text-properties officeooo:rsid="006f3fb2"/>
    </style:style>
    <style:style style:name="T95" style:family="text">
      <style:text-properties officeooo:rsid="0070db5c"/>
    </style:style>
    <style:style style:name="T96" style:family="text">
      <style:text-properties officeooo:rsid="0071c1cb"/>
    </style:style>
    <style:style style:name="T97" style:family="text">
      <style:text-properties officeooo:rsid="0075d34a"/>
    </style:style>
    <style:style style:name="T98" style:family="text">
      <style:text-properties officeooo:rsid="0075eae6"/>
    </style:style>
    <style:style style:name="T99" style:family="text">
      <style:text-properties officeooo:rsid="00776720"/>
    </style:style>
    <style:style style:name="T100" style:family="text">
      <style:text-properties officeooo:rsid="007844cf"/>
    </style:style>
    <style:style style:name="T101" style:family="text">
      <style:text-properties officeooo:rsid="0078fd0d"/>
    </style:style>
    <style:style style:name="T102" style:family="text">
      <style:text-properties officeooo:rsid="007bad32"/>
    </style:style>
    <style:style style:name="T103" style:family="text">
      <style:text-properties officeooo:rsid="007ee8cc"/>
    </style:style>
    <style:style style:name="T104" style:family="text">
      <style:text-properties officeooo:rsid="00802462"/>
    </style:style>
    <style:style style:name="T105" style:family="text">
      <style:text-properties officeooo:rsid="00817b0f"/>
    </style:style>
    <style:style style:name="T106" style:family="text">
      <style:text-properties officeooo:rsid="008370c1"/>
    </style:style>
    <style:style style:name="T107" style:family="text">
      <style:text-properties officeooo:rsid="008374a2"/>
    </style:style>
    <style:style style:name="T108" style:family="text">
      <style:text-properties officeooo:rsid="0084b1f4"/>
    </style:style>
    <style:style style:name="T109" style:family="text">
      <style:text-properties officeooo:rsid="008558b1"/>
    </style:style>
    <style:style style:name="T110" style:family="text">
      <style:text-properties officeooo:rsid="0085c333"/>
    </style:style>
    <style:style style:name="T111" style:family="text">
      <style:text-properties officeooo:rsid="00872fc2"/>
    </style:style>
    <style:style style:name="T112" style:family="text">
      <style:text-properties officeooo:rsid="00894492"/>
    </style:style>
    <style:style style:name="T113" style:family="text">
      <style:text-properties officeooo:rsid="008aed13"/>
    </style:style>
    <style:style style:name="T114" style:family="text">
      <style:text-properties officeooo:rsid="008fbdd7"/>
    </style:style>
    <style:style style:name="T115" style:family="text">
      <style:text-properties officeooo:rsid="0090d99e"/>
    </style:style>
    <style:style style:name="T116" style:family="text">
      <style:text-properties officeooo:rsid="0092a3c4"/>
    </style:style>
    <style:style style:name="T117" style:family="text">
      <style:text-properties officeooo:rsid="0093393a"/>
    </style:style>
    <style:style style:name="T118" style:family="text">
      <style:text-properties officeooo:rsid="0095e8cb"/>
    </style:style>
    <style:style style:name="T119" style:family="text">
      <style:text-properties officeooo:rsid="0097344c"/>
    </style:style>
    <style:style style:name="T120" style:family="text">
      <style:text-properties officeooo:rsid="00977f56"/>
    </style:style>
    <style:style style:name="T121" style:family="text">
      <style:text-properties officeooo:rsid="00987b67"/>
    </style:style>
    <style:style style:name="T122" style:family="text">
      <style:text-properties officeooo:rsid="00998383"/>
    </style:style>
    <style:style style:name="T123" style:family="text">
      <style:text-properties style:font-name="Liberation Serif" fo:font-size="10pt" officeooo:rsid="0062a018" style:font-size-asian="10pt" style:font-size-complex="10pt"/>
    </style:style>
    <style:style style:name="T124" style:family="text">
      <style:text-properties officeooo:rsid="0099e3bb"/>
    </style:style>
    <style:style style:name="T125" style:family="text">
      <style:text-properties officeooo:rsid="009d3df2"/>
    </style:style>
    <style:style style:name="T126" style:family="text">
      <style:text-properties officeooo:rsid="009e2f13"/>
    </style:style>
    <style:style style:name="T127" style:family="text">
      <style:text-properties officeooo:rsid="00a4424e"/>
    </style:style>
    <style:style style:name="T128" style:family="text">
      <style:text-properties officeooo:rsid="00a5bfd0"/>
    </style:style>
    <style:style style:name="T129" style:family="text">
      <style:text-properties officeooo:rsid="00a780b1"/>
    </style:style>
    <style:style style:name="T130" style:family="text">
      <style:text-properties officeooo:rsid="00aa1cd0"/>
    </style:style>
    <style:style style:name="T131" style:family="text">
      <style:text-properties officeooo:rsid="00abf06f"/>
    </style:style>
    <style:style style:name="T132" style:family="text">
      <style:text-properties officeooo:rsid="00ad97fb"/>
    </style:style>
    <style:style style:name="T133" style:family="text">
      <style:text-properties officeooo:rsid="00b0885b"/>
    </style:style>
    <style:style style:name="T134" style:family="text">
      <style:text-properties officeooo:rsid="00b0d8f5"/>
    </style:style>
    <style:style style:name="T135" style:family="text">
      <style:text-properties officeooo:rsid="00b46124"/>
    </style:style>
    <style:style style:name="T136" style:family="text">
      <style:text-properties officeooo:rsid="00b5fa78"/>
    </style:style>
    <style:style style:name="T137" style:family="text">
      <style:text-properties officeooo:rsid="00b76b21"/>
    </style:style>
    <style:style style:name="T138" style:family="text">
      <style:text-properties officeooo:rsid="00bac986"/>
    </style:style>
    <style:style style:name="T139" style:family="text">
      <style:text-properties officeooo:rsid="00bc5382"/>
    </style:style>
    <style:style style:name="T140" style:family="text">
      <style:text-properties officeooo:rsid="00bc8911"/>
    </style:style>
    <style:style style:name="T141" style:family="text">
      <style:text-properties officeooo:rsid="00be3ad6"/>
    </style:style>
    <style:style style:name="T142" style:family="text">
      <style:text-properties officeooo:rsid="00bf36d2"/>
    </style:style>
    <style:style style:name="T143" style:family="text">
      <style:text-properties officeooo:rsid="00c0cc22"/>
    </style:style>
    <style:style style:name="T144" style:family="text">
      <style:text-properties officeooo:rsid="00c208da"/>
    </style:style>
    <style:style style:name="T145" style:family="text">
      <style:text-properties officeooo:rsid="00cdbc71"/>
    </style:style>
    <style:style style:name="T146" style:family="text">
      <style:text-properties officeooo:rsid="00d17829"/>
    </style:style>
    <style:style style:name="T147" style:family="text">
      <style:text-properties officeooo:rsid="00d36025"/>
    </style:style>
    <style:style style:name="T148" style:family="text">
      <style:text-properties officeooo:rsid="00d67256"/>
    </style:style>
    <style:style style:name="T149" style:family="text">
      <style:text-properties officeooo:rsid="00d6ba7b"/>
    </style:style>
    <style:style style:name="T150" style:family="text">
      <style:text-properties officeooo:rsid="00d6e98a"/>
    </style:style>
    <style:style style:name="T151" style:family="text">
      <style:text-properties officeooo:rsid="00d9c998"/>
    </style:style>
    <style:style style:name="T152" style:family="text">
      <style:text-properties officeooo:rsid="00dd12fa"/>
    </style:style>
    <style:style style:name="T153" style:family="text">
      <style:text-properties officeooo:rsid="00df9892"/>
    </style:style>
    <style:style style:name="T154" style:family="text">
      <style:text-properties officeooo:rsid="00dfe723"/>
    </style:style>
    <style:style style:name="T155" style:family="text">
      <style:text-properties officeooo:rsid="00e366b8"/>
    </style:style>
    <style:style style:name="T156" style:family="text">
      <style:text-properties officeooo:rsid="00e54efd"/>
    </style:style>
    <style:style style:name="T157" style:family="text">
      <style:text-properties officeooo:rsid="00e5cf87"/>
    </style:style>
    <style:style style:name="T158" style:family="text">
      <style:text-properties officeooo:rsid="00d486a6"/>
    </style:style>
    <style:style style:name="T159" style:family="text">
      <style:text-properties officeooo:rsid="00ec75a0"/>
    </style:style>
    <style:style style:name="T160" style:family="text">
      <style:text-properties officeooo:rsid="00edca43"/>
    </style:style>
    <style:style style:name="T161" style:family="text">
      <style:text-properties officeooo:rsid="00edf575"/>
    </style:style>
    <style:style style:name="T162" style:family="text">
      <style:text-properties officeooo:rsid="00ee4ec7"/>
    </style:style>
    <style:style style:name="T163" style:family="text">
      <style:text-properties officeooo:rsid="00f11b18"/>
    </style:style>
    <style:style style:name="T164" style:family="text">
      <style:text-properties officeooo:rsid="00f2640a"/>
    </style:style>
    <style:style style:name="T165" style:family="text">
      <style:text-properties officeooo:rsid="00f304c0"/>
    </style:style>
    <style:style style:name="T166" style:family="text">
      <style:text-properties officeooo:rsid="00f3d5af"/>
    </style:style>
    <style:style style:name="T167" style:family="text">
      <style:text-properties officeooo:rsid="00f4a6e9"/>
    </style:style>
    <style:style style:name="T168" style:family="text">
      <style:text-properties officeooo:rsid="00f90a13"/>
    </style:style>
    <style:style style:name="T169" style:family="text">
      <style:text-properties style:font-name="Liberation Mono" fo:font-size="10pt" style:font-size-asian="10pt" style:font-size-complex="10pt"/>
    </style:style>
    <style:style style:name="T170" style:family="text">
      <style:text-properties style:font-name="Liberation Mono" fo:font-size="10pt" officeooo:rsid="01079be7" style:font-size-asian="10pt" style:font-size-complex="10pt"/>
    </style:style>
    <style:style style:name="T171" style:family="text">
      <style:text-properties style:font-name="Liberation Mono" fo:font-size="10.5pt" style:font-size-asian="10.5pt" style:font-size-complex="10.5pt"/>
    </style:style>
    <style:style style:name="T172" style:family="text">
      <style:text-properties style:font-name="Liberation Mono" fo:font-size="10.5pt" officeooo:rsid="0103c842" style:font-size-asian="10.5pt" style:font-size-complex="10.5pt"/>
    </style:style>
    <style:style style:name="T173" style:family="text">
      <style:text-properties style:font-name="Liberation Mono" officeooo:rsid="01079be7"/>
    </style:style>
    <style:style style:name="T174" style:family="text">
      <style:text-properties officeooo:rsid="00fa2a36"/>
    </style:style>
    <style:style style:name="T175" style:family="text">
      <style:text-properties officeooo:rsid="00fb0d0b"/>
    </style:style>
    <style:style style:name="T176" style:family="text">
      <style:text-properties officeooo:rsid="00fda69b"/>
    </style:style>
    <style:style style:name="T177" style:family="text">
      <style:text-properties officeooo:rsid="01006292"/>
    </style:style>
    <style:style style:name="T178" style:family="text">
      <style:text-properties officeooo:rsid="0101da30"/>
    </style:style>
    <style:style style:name="T179" style:family="text">
      <style:text-properties officeooo:rsid="0103c842"/>
    </style:style>
    <style:style style:name="T180" style:family="text">
      <style:text-properties officeooo:rsid="01057b18"/>
    </style:style>
    <style:style style:name="T181" style:family="text">
      <style:text-properties officeooo:rsid="01079be7"/>
    </style:style>
    <style:style style:name="T182" style:family="text">
      <style:text-properties officeooo:rsid="010819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he Interdata </text:span>OS/32 FTP Server</text:p>
      <text:p text:style-name="P69">Adding an FTP server your SimH project</text:p>
      <text:p text:style-name="P1"/>
      <text:p text:style-name="P3">This <text:span text:style-name="T135">document</text:span> describes <text:span text:style-name="T2">the</text:span> <text:span text:style-name="T2">new </text:span>FTP server that <text:span text:style-name="T2">that comes with </text:span>the OS/32 kit for the SimH Interdata 32 simulator. Perkin-Elmer’<text:span text:style-name="T2">s</text:span> OS/32 does not have a TCP/IP stack, so <text:span text:style-name="T31">the </text:span><text:span text:style-name="T4">tcllib</text:span><text:span text:style-name="T31">-based FTP server instead runs on the simulator’s host, and uses </text:span><text:span text:style-name="T4">expect</text:span><text:span text:style-name="T31"> to drive the operator console/teletype. Although the details are, naturally, somewhat specific to OS/32, the methodology could easily be applied to other systems that lack modern conveniences.</text:span></text:p>
      <text:p text:style-name="Standard"/>
      <text:h text:style-name="P139" text:outline-level="1">Introduction</text:h>
      <text:p text:style-name="P53">The Interdata 7/32 and 8/32 are best remembered for being the first 32-bit minicomputers and the first non-PDP machines to which UNIX was ported, first by Wollongong University, and later by Bell Labs.<text:note text:id="ftn1" text:note-class="footnote"><text:note-citation>1</text:note-citation><text:note-body><text:p text:style-name="Footnote"><text:span text:style-name="T83">Interdata 7/32 and 8/32:<text:tab/><text:tab/></text:span><text:a xlink:type="simple" xlink:href="https://en.wikipedia.org/wiki/Interdata_7/32_and_8/32" text:style-name="Internet_20_link" text:visited-style-name="Visited_20_Internet_20_Link">https://en.wikipedia.org/wiki/Interdata_7/32_and_8/32</text:a></text:p></text:note-body></text:note> <text:span text:style-name="T47">Both V6 and V7 UNIX are available as software kits on Bob Supnik’s site under the Ancient UNIX license from Caldera.</text:span><text:span text:style-name="T47"><text:note text:id="ftn2" text:note-class="footnote"><text:note-citation>2</text:note-citation><text:note-body><text:p text:style-name="P96"><text:span text:style-name="T83">Interdata UNIX V6 and V7:<text:tab/></text:span><text:a xlink:type="simple" xlink:href="http://simh.trailing-edge.com/software.html" text:style-name="Internet_20_link" text:visited-style-name="Visited_20_Internet_20_Link">http://simh.trailing-edge.com/software.html</text:a></text:p></text:note-body></text:note></text:span></text:p>
      <text:p text:style-name="P55">In contrast to Ancient UNIX, however, Perkin-Elmer’s OS/32 has received relatively little attention in the SimH community, perhaps due in part to the relative scarcity of materials to work with. Some of the <text:span text:style-name="T134">literature</text:span> can be found on bitsavers, but <text:span text:style-name="T134">the manuals frequently </text:span>refer to other documents that are not available in PDF format, nor can they be found in any obvious library catalogues. Installation tapes tend to have <text:span text:style-name="T133">I/O </text:span>errors, <text:span text:style-name="T136">and</text:span> <text:span text:style-name="T135">even be unreadable to </text:span>the BACKUP program.</text:p>
      <text:p text:style-name="P54">Nevertheless, Don Stalkowski, <text:span text:style-name="T32">with help from Davis Johnson,</text:span> <text:span text:style-name="T32">has succeeded in installing OS/32 and the MTM time-sharing monitor from bitsavers tapes, along with the assembler, Fortran and Pascal. His results were announced on the SimH mailing list on 28</text:span><text:span text:style-name="T33">th</text:span><text:span text:style-name="T32"> March 2016</text:span><text:span text:style-name="T32"><text:note text:id="ftn3" text:note-class="footnote"><text:note-citation>3</text:note-citation><text:note-body><text:p text:style-name="Footnote"><text:span text:style-name="T82">Interdata OS/32 package:<text:tab/><text:tab/></text:span><text:a xlink:type="simple" xlink:href="http://mailman.trailing-edge.com/pipermail/simh/2016-March/015272.html" text:style-name="Internet_20_link" text:visited-style-name="Visited_20_Internet_20_Link">http://mailman.trailing-edge.com/pipermail/simh/2016-March/015272.html</text:a></text:p></text:note-body></text:note></text:span><text:span text:style-name="T32">, and again as a set of SimH expect scripts 26</text:span><text:span text:style-name="T33">th</text:span><text:span text:style-name="T32"> October 2019</text:span><text:span text:style-name="T32"><text:note text:id="ftn4" text:note-class="footnote"><text:note-citation>4</text:note-citation><text:note-body><text:p text:style-name="Footnote"><text:span text:style-name="T82">Interdata OS/32 install scripts:<text:tab/></text:span><text:a xlink:type="simple" xlink:href="https://www.mail-archive.com/simh@trailing-edge.com/msg08408.html" text:style-name="Internet_20_link" text:visited-style-name="Visited_20_Internet_20_Link">https://www.mail-archive.com/simh@trailing-edge.com/msg08408.html</text:a></text:p></text:note-body></text:note></text:span><text:span text:style-name="T32">.</text:span></text:p>
      <text:p text:style-name="P4">In his 2016 document <text:span text:style-name="T34">Getting Started with Interdata OS/32</text:span><text:span text:style-name="T34"><text:note text:id="ftn5" text:note-class="footnote"><text:note-citation>5</text:note-citation><text:note-body><text:p text:style-name="P94"><text:span text:style-name="T82">Bitsavers: <text:tab/><text:tab/><text:tab/></text:span><text:a xlink:type="simple" xlink:href="http://bitsavers.org/bits/Interdata/32bit/os32/" text:style-name="Internet_20_link" text:visited-style-name="Visited_20_Internet_20_Link">http://bitsavers.org/bits/Interdata/32bit/os32/</text:a></text:p></text:note-body></text:note></text:span>, <text:span text:style-name="T48">Don</text:span> <text:span text:style-name="T46">touches on a method for transferring files into the simulator by using netcat to push a CSS file to MTM. This led the present author to ponder, “How difficult would it be to automate that? And how do you get files out of the simulator? If only someone could write an FTP server for it.”</text:span></text:p>
      <text:p text:style-name="P37">Two months later…</text:p>
      <text:h text:style-name="P144" text:outline-level="1">Requirements</text:h>
      <text:p text:style-name="P106">What essential functionality will <text:span text:style-name="T149">we be</text:span> need<text:span text:style-name="T149">ing</text:span> for <text:span text:style-name="T149">this </text:span>FTP server?</text:p>
      <text:list xml:id="list3892259572" text:style-name="L1">
        <text:list-item>
          <text:p text:style-name="P111">Upload files using the <text:span text:style-name="T5">put</text:span> command, for ASCII (source code) files as a minimum.</text:p>
        </text:list-item>
        <text:list-item>
          <text:p text:style-name="P111">Download ASCII files using the <text:span text:style-name="T5">get</text:span> command.</text:p>
        </text:list-item>
        <text:list-item>
          <text:p text:style-name="P111">List files using the <text:span text:style-name="T5">dir</text:span> command.</text:p>
        </text:list-item>
        <text:list-item>
          <text:p text:style-name="P110"><text:span text:style-name="T158">Wildcard operations: </text:span><text:span text:style-name="T24">mget</text:span> and <text:span text:style-name="T24">mput</text:span><text:span text:style-name="T158">.</text:span></text:p>
        </text:list-item>
        <text:list-item>
          <text:p text:style-name="P111">Ability to switch between <text:span text:style-name="T148">accounts (directories) and disks</text:span>, the <text:span text:style-name="T5">cd</text:span> command.</text:p>
        </text:list-item>
        <text:list-item>
          <text:p text:style-name="P114">Delete and rename, <text:span text:style-name="T156">while</text:span> not strictly necessary, <text:span text:style-name="T156">are </text:span>easy enough to implement.</text:p>
        </text:list-item>
        <text:list-item>
          <text:p text:style-name="P112">Access control: simple username/password check, or delegate to the simulated <text:span text:style-name="T149">OS</text:span>.</text:p>
        </text:list-item>
        <text:list-item>
          <text:p text:style-name="P114">Need at least <text:span text:style-name="T34">some</text:span> control over what damage <text:span text:style-name="T149">remote </text:span>FTP <text:span text:style-name="T149">users</text:span> can do.</text:p>
        </text:list-item>
        <text:list-item>
          <text:p text:style-name="P113"><text:span text:style-name="T149">FTP a</text:span>ctivity should be visible to the operator.</text:p>
        </text:list-item>
        <text:list-item>
          <text:p text:style-name="P113"><text:span text:style-name="T150">Avoid </text:span><text:span text:style-name="T55">interfering </text:span>with <text:span text:style-name="T149">what the operator is doing</text:span>.</text:p>
        </text:list-item>
        <text:list-item>
          <text:p text:style-name="P114"><text:span text:style-name="T149">Operator commands, e.g. list active</text:span> <text:span text:style-name="T149">FTP </text:span>users, stop or start FTP <text:span text:style-name="T149">server</text:span>, etc.</text:p>
        </text:list-item>
        <text:list-item>
          <text:p text:style-name="P115">Configuration options, e.g. port number, access controls.</text:p>
        </text:list-item>
        <text:list-item>
          <text:p text:style-name="P115">Principle of Least Astonishment. Common errors should be easy to understand.</text:p>
        </text:list-item>
        <text:list-item>
          <text:p text:style-name="P114">Code should be easy to follow, and <text:span text:style-name="T149">easily </text:span>adaptable to other systems, e.g. DEC, Data General.</text:p>
        </text:list-item>
      </text:list>
      <text:h text:style-name="P140" text:outline-level="1"><text:span text:style-name="T49">Tcl and e</text:span>xpect</text:h>
      <text:p text:style-name="P5">Initial experiments at controlling MTM with C and sockets led only to frustration because characters arrive one at a time, <text:span text:style-name="T60">sent </text:span>inputs are echoed, <text:span text:style-name="T50">line endings are not entirely consistent, and the prompt character is hard to distinguish from intermediary output. The project very quickly started to call for Expect. So the next logical question was, “Has anyone written an FTP server in Tcl?” Over to the Tcler’s Wiki... The answer was, “Of course, tcllib has an ftpd package.”</text:span><text:span text:style-name="T50"><text:note text:id="ftn6" text:note-class="footnote"><text:note-citation>6</text:note-citation><text:note-body><text:p text:style-name="P95"><text:span text:style-name="T83">Tcler’s Wiki:<text:tab/></text:span><text:a xlink:type="simple" xlink:href="https://wiki.tcl-lang.org/page/ftpd" text:style-name="Internet_20_link" text:visited-style-name="Visited_20_Internet_20_Link">https://wiki.tcl-lang.org/page/ftpd</text:a></text:p></text:note-body></text:note></text:span><text:span text:style-name="T50"><text:note text:id="ftn7" text:note-class="footnote"><text:note-citation>7</text:note-citation><text:note-body><text:p text:style-name="Footnote"><text:span text:style-name="T83">tcllib::ftpd:<text:tab/></text:span><text:a xlink:type="simple" xlink:href="https://core.tcl-lang.org/tcllib/doc/trunk/embedded/md/tcllib/files/modules/ftpd/ftpd.md" text:style-name="Internet_20_link" text:visited-style-name="Visited_20_Internet_20_Link">https://core.tcl-lang.org/tcllib/doc/trunk/embedded/md/tcllib/files/modules/ftpd/ftpd.md</text:a></text:p></text:note-body></text:note></text:span></text:p>
      <text:p text:style-name="P6">Long story short: ftpd works beautifully <text:span text:style-name="T44">if</text:span> the problem can be mapped <text:span text:style-name="T54">cleanly</text:span> to synchronous <text:span text:style-name="T136">file system operations and </text:span><text:span text:style-name="T35">if</text:span><text:span text:style-name="T53"> data can be presented through a Tcl channel. This turns out not to be the case with SimH, but ftpd’s (and Tcl’s) design is such that obstinate parts of it can easily be redefined as needed.</text:span></text:p>
      <text:p text:style-name="P6"><text:span text:style-name="T53">So, for the OS/32 FTP server, much of ftpd’s internals (the </text:span><text:span text:style-name="T6">::ftpd::command</text:span><text:span text:style-name="T53"> namespace) has been replaced with alternative versions, essentially breaking the commands down into a “top half” and </text:span><text:soft-page-break/><text:span text:style-name="T53">“bottom half”, where the top half </text:span><text:span text:style-name="T45">sends</text:span><text:span text:style-name="T53"> an OS/32 command to SimH, and the bottom half catches the results in the </text:span><text:span text:style-name="T36">interact</text:span><text:span text:style-name="T56"> loop before </text:span><text:span text:style-name="T57">finalising </text:span><text:span text:style-name="T56">the request with a standard FTP return code.</text:span></text:p>
      <text:p text:style-name="P7"><text:span text:style-name="T55">The remarkable thing is that </text:span><text:span text:style-name="T57">all </text:span><text:span text:style-name="T55">this took very little time </text:span><text:span text:style-name="T58">to do</text:span><text:span text:style-name="T55">.</text:span></text:p>
      <text:h text:style-name="Heading_20_1" text:outline-level="1">Getting started with tcllib::ftpd</text:h>
      <text:p text:style-name="P10"><text:span text:style-name="T136">For example, h</text:span>ere is all that is needed to bring up a fully functional FTP server with tcllib.</text:p>
      <text:p text:style-name="Preformatted_20_Text">package require ftpd</text:p>
      <text:p text:style-name="P71"/>
      <text:p text:style-name="P71">proc AllowAllIp { ip } {</text:p>
      <text:p text:style-name="P71"><text:s text:c="3"/>return 1</text:p>
      <text:p text:style-name="P71">}</text:p>
      <text:p text:style-name="P71"/>
      <text:p text:style-name="P71">proc AllowAllUsers { user pass } {</text:p>
      <text:p text:style-name="P71"><text:s text:c="3"/>return 1</text:p>
      <text:p text:style-name="P71">}</text:p>
      <text:p text:style-name="P71"/>
      <text:p text:style-name="Preformatted_20_Text">set ::ftpd::welcome "OS/32 FTP server"</text:p>
      <text:p text:style-name="Preformatted_20_Text">set ::ftpd::port 2121</text:p>
      <text:p text:style-name="Preformatted_20_Text"/>
      <text:p text:style-name="Preformatted_20_Text">::ftpd::config -authIpCmd AllowAllIp -authUsrCmd AllowAllUsers</text:p>
      <text:p text:style-name="Preformatted_20_Text"/>
      <text:p text:style-name="Preformatted_20_Text">::ftpd::server localhost</text:p>
      <text:p text:style-name="Preformatted_20_Text"/>
      <text:p text:style-name="Preformatted_20_Text">vwait forever</text:p>
      <text:p text:style-name="P57">Now to <text:span text:style-name="T83">try it out</text:spa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 <text:span text:style-name="T67">&lt;anything-as-long-as-its-not-an-empty-string&gt;</text:span></text:p>
      <text:p text:style-name="Preformatted_20_Text">230 OK</text:p>
      <text:p text:style-name="Preformatted_20_Text">Remote system type is UNIX.</text:p>
      <text:p text:style-name="Preformatted_20_Text">Using binary mode to transfer files.</text:p>
      <text:p text:style-name="P73">ftp&gt; asc</text:p>
      <text:p text:style-name="P73">200 Type set to A.</text:p>
      <text:p text:style-name="P72">ftp&gt; dir</text:p>
      <text:p text:style-name="P72">227 Entering Passive Mode (127,0,0,1,135,93).</text:p>
      <text:p text:style-name="P72">150 Opening data channel</text:p>
      <text:p text:style-name="P72">drwxr-xr-x <text:s text:c="2"/>2 root <text:s text:c="4"/>root <text:s text:c="7"/>4096 Jul 15 21:56 bin</text:p>
      <text:p text:style-name="P72">drwxr-xr-x <text:s text:c="2"/>4 root <text:s text:c="4"/>root <text:s text:c="7"/>4096 Nov 17 21:18 boot</text:p>
      <text:p text:style-name="P72">drwxr-xr-x <text:s/>20 root <text:s text:c="4"/>root <text:s text:c="7"/>5740 Dec 31 20:30 dev</text:p>
      <text:p text:style-name="P72">drwxr-xr-x <text:s/>98 root <text:s text:c="4"/>root <text:s text:c="6"/>12288 Dec 31 20:31 etc</text:p>
      <text:p text:style-name="P72">drwxr-xr-x <text:s text:c="2"/>5 root <text:s text:c="4"/>root <text:s text:c="7"/>4096 May 17 <text:s/>2019 home</text:p>
      <text:p text:style-name="P72">drwxr-xr-x <text:s text:c="2"/>7 root <text:s text:c="4"/>root <text:s text:c="7"/>4096 Dec 16 22:07 lib</text:p>
      <text:p text:style-name="P72">drwxr-xr-x <text:s text:c="2"/>2 root <text:s text:c="4"/>root <text:s text:c="6"/>12288 Dec 21 09:25 lib64</text:p>
      <text:p text:style-name="P72">drwx------ <text:s text:c="2"/>2 root <text:s text:c="4"/>root <text:s text:c="6"/>16384 May 29 <text:s/>2017 lost+found</text:p>
      <text:p text:style-name="P72">drwxr-xr-x <text:s/>16 root <text:s text:c="4"/>root <text:s text:c="7"/>4096 May 29 <text:s/>2017 media</text:p>
      <text:p text:style-name="P72">drwxr-xr-x <text:s/>10 root <text:s text:c="4"/>root <text:s text:c="7"/>4096 Sep 26 <text:s/>2006 mnt</text:p>
      <text:p text:style-name="P72">drwxr-xr-x <text:s text:c="2"/>4 root <text:s text:c="4"/>root <text:s text:c="7"/>4096 Dec 16 13:12 opt</text:p>
      <text:p text:style-name="P72">dr-xr-xr-x 226 root <text:s text:c="4"/>root <text:s text:c="10"/>0 Dec 31 20:29 proc</text:p>
      <text:p text:style-name="P72">drwx--x--- <text:s/>24 root <text:s text:c="4"/>root <text:s text:c="7"/>4096 Nov 26 19:49 root</text:p>
      <text:p text:style-name="P72">drwxr-xr-x <text:s/>10 root <text:s text:c="4"/>root <text:s text:c="8"/>240 Dec 31 20:31 run</text:p>
      <text:p text:style-name="P72">drwxr-xr-x <text:s text:c="2"/>2 root <text:s text:c="4"/>root <text:s text:c="6"/>12288 Dec 21 09:20 sbin</text:p>
      <text:p text:style-name="P72">drwxr-xr-x <text:s text:c="2"/>2 root <text:s text:c="4"/>root <text:s text:c="7"/>4096 Jun 27 <text:s/>2019 sd</text:p>
      <text:p text:style-name="P72"><text:soft-page-break/>drwxr-xr-x <text:s text:c="2"/>2 root <text:s text:c="4"/>root <text:s text:c="7"/>4096 May 30 <text:s/>2017 srv</text:p>
      <text:p text:style-name="P72">dr-xr-xr-x <text:s/>13 root <text:s text:c="4"/>root <text:s text:c="10"/>0 Dec 31 20:29 sys</text:p>
      <text:p text:style-name="P72">drwxrwxrwx 321 root <text:s text:c="4"/>root <text:s text:c="6"/>77824 Jan <text:s/>2 11:45 tmp</text:p>
      <text:p text:style-name="P72">drwxr-xr-x <text:s/>16 root <text:s text:c="4"/>root <text:s text:c="7"/>4096 Dec <text:s/>9 08:38 usr</text:p>
      <text:p text:style-name="P72">drwxr-xr-x <text:s/>17 root <text:s text:c="4"/>root <text:s text:c="7"/>4096 Dec 19 18:49 var</text:p>
      <text:p text:style-name="P72">226 Listing complete</text:p>
      <text:p text:style-name="P72">ftp&gt; quit</text:p>
      <text:p text:style-name="Preformatted_20_Text">221 Goodbye.</text:p>
      <text:p text:style-name="Preformatted_20_Text">$</text:p>
      <text:p text:style-name="P11"><text:span text:style-name="T72">We immediately make</text:span> few <text:span text:style-name="T71">observations</text:span>:</text:p>
      <text:list xml:id="list397674097" text:style-name="L2">
        <text:list-item>
          <text:p text:style-name="P116"><text:span text:style-name="T69">As expected, o</text:span>ur welcome message “OS/32 FTP server” <text:span text:style-name="T120">gets displayed </text:span>on connect.</text:p>
        </text:list-item>
        <text:list-item>
          <text:p text:style-name="P116">But <text:span text:style-name="T69">the server</text:span> <text:span text:style-name="T69">identifies </text:span>as UNIX.</text:p>
        </text:list-item>
        <text:list-item>
          <text:p text:style-name="P116"><text:span text:style-name="T68">Empty passwords are rejected</text:span>. <text:span text:style-name="T71">Don’t hit return twice.</text:span></text:p>
        </text:list-item>
        <text:list-item>
          <text:p text:style-name="P116"><text:span text:style-name="T71">The default setup and our vastly oversimplified authorisation commands give the client </text:span>complete filesystem access, limited only by <text:span text:style-name="T70">whatever</text:span> account the server is running in. <text:span text:style-name="T71">Although</text:span> <text:span text:style-name="T7">::ftpd::config</text:span><text:span text:style-name="T71"> has </text:span><text:span text:style-name="T7">-fsCmd</text:span><text:span text:style-name="T71"> and </text:span><text:span text:style-name="T7">-authFileCmd</text:span><text:span text:style-name="T71"> options that we could use, we do not want there to be </text:span><text:span text:style-name="T41">any</text:span><text:span text:style-name="T71"> [host] filesystem access in this server.</text:span></text:p>
        </text:list-item>
      </text:list>
      <text:p text:style-name="P11">So <text:span text:style-name="T120">let’s</text:span> quickly address points 2 and 4:</text:p>
      <text:p text:style-name="Preformatted_20_Text">proc ::ftpd::command::SYST { sock <text:span text:style-name="T85">unused</text:span> } {</text:p>
      <text:p text:style-name="Preformatted_20_Text"><text:s text:c="3"/>puts $sock "215 OS/32 Version 8.1 Interdata 8/32"</text:p>
      <text:p text:style-name="Preformatted_20_Text">}</text:p>
      <text:p text:style-name="P74"/>
      <text:p text:style-name="P74">rename ::ftpd::Fs {}</text:p>
      <text:p text:style-name="P58"><text:span text:style-name="T120">Now to </text:span>test it agai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text:p>
      <text:p text:style-name="Preformatted_20_Text">230 OK</text:p>
      <text:p text:style-name="Preformatted_20_Text">Remote system type is OS/32.</text:p>
      <text:p text:style-name="Preformatted_20_Text">ftp&gt; sys</text:p>
      <text:p text:style-name="Preformatted_20_Text">215 OS/32 Version 8.1 Interdata 8/32</text:p>
      <text:p text:style-name="Preformatted_20_Text">ftp&gt; quit</text:p>
      <text:p text:style-name="Preformatted_20_Text">$ </text:p>
      <text:p text:style-name="P12"><text:span text:style-name="T71">Good. Our server is no longer OS-dysphoric. On the other hand, the dir, get and put commands are now well and truly </text:span>broken, because <text:span text:style-name="T70">we removed </text:span><text:span text:style-name="T5">::ftpd::Fs</text:span>. <text:span text:style-name="T69">But we will be replacing them with our own OS/32-oriented versions anyway.</text:span></text:p>
      <text:p text:style-name="P39">But first we need to say something about <text:span text:style-name="T5">expect</text:span>.</text:p>
      <text:h text:style-name="P143" text:outline-level="1">Getting started with expect</text:h>
      <text:p text:style-name="P8"><text:span text:style-name="T37">Expect is a program that “talks” to other interactive programs according to a script.</text:span><text:span text:style-name="T84"><text:note text:id="ftn8" text:note-class="footnote"><text:note-citation>8</text:note-citation><text:note-body><text:p text:style-name="Footnote"><text:span text:style-name="T28">expect(1)</text:span><text:span text:style-name="T84"> man page</text:span>. <text:span text:style-name="T84">See also Don Libes’ book </text:span><text:span text:style-name="T37">Exploring Expect</text:span><text:span text:style-name="T59"> (O’Reilly).</text:span></text:p></text:note-body></text:note></text:span></text:p>
      <text:p text:style-name="P8"><text:span text:style-name="T84">Expect is </text:span>aptly illustrated with a simple username/password dialog<text:span text:style-name="T66">ue</text:span>. <text:span text:style-name="T62">Something similar to this example will be used for MTM-based authentication.</text:span></text:p>
      <text:p text:style-name="P75">spawn telnet <text:span text:style-name="T75">goonix.com</text:span></text:p>
      <text:p text:style-name="P75"/>
      <text:p text:style-name="Preformatted_20_Text">interact {</text:p>
      <text:p text:style-name="Preformatted_20_Text"><text:s text:c="3"/>-o</text:p>
      <text:p text:style-name="Preformatted_20_Text"><text:s text:c="3"/>"User: " {</text:p>
      <text:p text:style-name="Preformatted_20_Text"><text:s text:c="6"/>send "fred\r"</text:p>
      <text:p text:style-name="Preformatted_20_Text"><text:s text:c="3"/>}</text:p>
      <text:p text:style-name="Preformatted_20_Text"><text:s text:c="3"/>"Password: " {</text:p>
      <text:p text:style-name="Preformatted_20_Text"><text:s text:c="6"/>send "nurke<text:span text:style-name="T75">\r</text:span>"</text:p>
      <text:p text:style-name="Preformatted_20_Text"><text:s text:c="3"/>}</text:p>
      <text:p text:style-name="Preformatted_20_Text"><text:s text:c="3"/>-<text:span text:style-name="T61">re </text:span>"<text:span text:style-name="T61">^\\$ " {</text:span></text:p>
      <text:p text:style-name="Preformatted_20_Text"><text:s text:c="6"/><text:span text:style-name="T61">return 1</text:span></text:p>
      <text:p text:style-name="Preformatted_20_Text"><text:s text:c="3"/><text:span text:style-name="T61">}</text:span></text:p>
      <text:p text:style-name="Preformatted_20_Text"><text:s text:c="3"/>"<text:span text:style-name="T64">invalid password" {</text:span></text:p>
      <text:p text:style-name="Preformatted_20_Text"><text:s text:c="6"/><text:span text:style-name="T64">return 0</text:span></text:p>
      <text:p text:style-name="Preformatted_20_Text"><text:s text:c="3"/><text:span text:style-name="T64">}</text:span></text:p>
      <text:p text:style-name="Preformatted_20_Text">}</text:p>
      <text:p text:style-name="P61">The <text:span text:style-name="T5">send</text:span> command is used to inject <text:span text:style-name="T75">inputs</text:span> into the <text:span text:style-name="T75">spawned application. The </text:span><text:span text:style-name="T9">expect</text:span><text:span text:style-name="T75"> command, or </text:span><text:span text:style-name="T9">interact</text:span><text:span text:style-name="T75">, to pattern-match outputs and take action depending on what comes back. </text:span><text:span text:style-name="T9">Interact</text:span><text:span text:style-name="T75"> is generally preferred over </text:span><text:span text:style-name="T9">expect</text:span><text:span text:style-name="T75"> because </text:span><text:span text:style-name="T9">expect</text:span><text:span text:style-name="T75"> takes control away from the operator.</text:span></text:p>
      <text:p text:style-name="P9">As alluded to earlier, OS/32’s console prompt character is not <text:span text:style-name="T72">that easy to</text:span> distinguish from intermediary <text:span text:style-name="T72">out</text:span>puts, <text:span text:style-name="T74">which also start with an asterisk</text:span>. <text:span text:style-name="T72">This problem is further compounded by inconsistent line endings, and </text:span>by the <text:span text:style-name="T64">intermittent inclusion</text:span> of <text:span text:style-name="T63">invisible</text:span> <text:span text:style-name="T63">0x7f/DEL characters.</text:span><text:span text:style-name="T63"><text:note text:id="ftn9" text:note-class="footnote"><text:note-citation>9</text:note-citation><text:note-body><text:p text:style-name="P97"><text:span text:style-name="T63">There is a reason for them, but the </text:span>exact behaviour <text:span text:style-name="T63">of those “SIGMA-10 prompt sequences” is not at all clear </text:span>to me<text:span text:style-name="T63">.</text:span></text:p></text:note-body></text:note></text:span></text:p>
      <text:p text:style-name="P9"><text:span text:style-name="T65">For the FTP server it makes more sense to approach the problem as lines of text. So the following </text:span><text:span text:style-name="T26">interact</text:span><text:span text:style-name="T63">, or one similar to it, will be used to assemble individual characters into lines, and act on each line as a whole when a carriage return arrives. We will ignore newlines, and filter out DEL characters.</text:span></text:p>
      <text:p text:style-name="Preformatted_20_Text">interact {</text:p>
      <text:p text:style-name="Preformatted_20_Text"><text:s text:c="3"/>-o</text:p>
      <text:p text:style-name="P70"><text:s text:c="3"/>-re "\r" {</text:p>
      <text:p text:style-name="P87"><text:s text:c="6"/>upvar #0 ::OS32::osline osline</text:p>
      <text:p text:style-name="P147"><text:s text:c="6"/>upvar #0 ::OS32::ftpcmd ftpcmd</text:p>
      <text:p text:style-name="P147"><text:s text:c="9"/>if { $ftpcmd != "" } {</text:p>
      <text:p text:style-name="P147"><text:s text:c="12"/>set LinePatternMatch ::OS32::[set ftpcmd]::LinePatternMatch</text:p>
      <text:p text:style-name="P147"><text:s text:c="12"/>if { [info procs $LinePatternMatch] != "" } {</text:p>
      <text:p text:style-name="P147"><text:s text:c="15"/>$LinePatternMatch $osline</text:p>
      <text:p text:style-name="P147"><text:s text:c="12"/><text:span text:style-name="T181">}</text:span></text:p>
      <text:p text:style-name="P147"><text:s text:c="9"/>}</text:p>
      <text:p text:style-name="P147"><text:s text:c="6"/>}</text:p>
      <text:p text:style-name="P147"><text:s text:c="6"/>puts ""</text:p>
      <text:p text:style-name="Preformatted_20_Text"><text:s text:c="6"/>set osline ""</text:p>
      <text:p text:style-name="Preformatted_20_Text"><text:s text:c="3"/>}</text:p>
      <text:p text:style-name="Preformatted_20_Text"/>
      <text:p text:style-name="Preformatted_20_Text"><text:soft-page-break/><text:s text:c="3"/>"<text:span text:style-name="T65">\n" {</text:span></text:p>
      <text:p text:style-name="Preformatted_20_Text"><text:s text:c="6"/><text:span text:style-name="T65"># ignore</text:span></text:p>
      <text:p text:style-name="Preformatted_20_Text"><text:s text:c="3"/><text:span text:style-name="T65">}</text:span></text:p>
      <text:p text:style-name="Preformatted_20_Text"/>
      <text:p text:style-name="Preformatted_20_Text"><text:s text:c="3"/>-re . {</text:p>
      <text:p text:style-name="Preformatted_20_Text"><text:s text:c="6"/>upvar #0 ::OS32::osline osline</text:p>
      <text:p text:style-name="Preformatted_20_Text"><text:s text:c="6"/>set c $interact_out(0,string)</text:p>
      <text:p text:style-name="Preformatted_20_Text"><text:s text:c="6"/>if { $c != 0x7f } {</text:p>
      <text:p text:style-name="Preformatted_20_Text"><text:s text:c="9"/>append osline $c</text:p>
      <text:p text:style-name="Preformatted_20_Text"><text:s text:c="9"/>puts -nonewline stderr $c</text:p>
      <text:p text:style-name="Preformatted_20_Text"><text:s text:c="6"/>}</text:p>
      <text:p text:style-name="Preformatted_20_Text"><text:s text:c="3"/>}</text:p>
      <text:p text:style-name="Preformatted_20_Text">}</text:p>
      <text:p text:style-name="P60">Note, in the <text:span text:style-name="T66">(simplified)</text:span> code <text:span text:style-name="T66">above</text:span>, that we use the global<text:note text:id="ftn10" text:note-class="footnote"><text:note-citation>10</text:note-citation><text:note-body><text:p text:style-name="P98">Actually, it lives in the OS32 namespace, but for our purposes we use it very much like a global variable.</text:p></text:note-body></text:note> variable <text:span text:style-name="T5">ftpcmd</text:span> to invoke a procedure called <text:span text:style-name="T5">LinePatternMatch</text:span> in a <text:span text:style-name="T85">sub-namespace</text:span> <text:span text:style-name="T66">within </text:span>the <text:span text:style-name="T5">OS32</text:span> namespace. For example, the LIST command (dir) is serviced by the procedure <text:span text:style-name="T5">::OS32::LIST::LinePatternMatch</text:span>. <text:span text:style-name="T73">This is not to be confused with the similarly-namespaced </text:span><text:span text:style-name="T8">::ftpd::command::LIST</text:span><text:span text:style-name="T73">. The first is a namespace called LIST, the second a procedure called LIST.</text:span></text:p>
      <text:p text:style-name="P13">With this we can proceed to implement the FTP commands, in increasing order of complexity. We will start by returning to the SYST command.</text:p>
      <text:h text:style-name="P141" text:outline-level="1">SYST – <text:span text:style-name="T79">immediate reply</text:span></text:h>
      <text:p text:style-name="P14">The FTP protocol <text:span text:style-name="T76">defines</text:span> a series of uppercase mnemonics <text:span text:style-name="T121">with which to make </text:span>requests to the FTP server. The <text:span text:style-name="T76">requests are </text:span>confusingly referred to as commands. Confusing<text:span text:style-name="T137">ly</text:span>, because the FTP client typically <text:span text:style-name="T34">also</text:span> has commands such as get and dir <text:span text:style-name="T76">that are differently named, and need not be uppercase</text:span>. The client software maps these <text:span text:style-name="T76">client </text:span>“FTP commands” to their respective uppercase <text:span text:style-name="T76">protocol </text:span>“FTP commands”. For example, when the user types <text:span text:style-name="T5">get</text:span>, the FTP client sends a <text:span text:style-name="T5">RETR</text:span> command to the server. Similarly, to obtain information about the remote system, the Linux user types <text:span text:style-name="T5">sys</text:span>, and the ftp program sends a command called <text:span text:style-name="T5">SYST</text:span> to the server.</text:p>
      <text:p text:style-name="P14">The <text:span text:style-name="T85">FTP </text:span>server, <text:span text:style-name="T76">in its </text:span><text:span text:style-name="T5">tcllib::ftpd</text:span> <text:span text:style-name="T76">implementation,</text:span> then looks for a procedure called <text:span text:style-name="T5">SYST</text:span> in <text:span text:style-name="T76">the</text:span> <text:span text:style-name="T5">::ftpd::</text:span><text:span text:style-name="T18">command</text:span> namespace. If it finds one, it calls th<text:span text:style-name="T85">at</text:span> procedure. If it cannot find such a procedure, it responds with a “<text:span text:style-name="T91">500 Unknown command</text:span>” status.</text:p>
      <text:p text:style-name="P14">Recall our earlier SYST implementation:</text:p>
      <text:p text:style-name="P76">proc ::ftpd::command::SYST { sock <text:span text:style-name="T85">unused</text:span> } {</text:p>
      <text:p text:style-name="P76"><text:s text:c="3"/>puts $sock "215 OS/32 Version 8.1 Interdata 8/32"</text:p>
      <text:p text:style-name="P92">}</text:p>
      <text:p text:style-name="P14">We have a <text:span text:style-name="T76">procedure</text:span> called <text:span text:style-name="T5">SYST</text:span>, in the namespace <text:span text:style-name="T5">::ftpd::command</text:span>. <text:span text:style-name="T76">Because we do not want it to reply with UNIX (or Windows) by default, we override the built-in version with our own replacement.</text:span></text:p>
      <text:p text:style-name="P45">Each <text:span text:style-name="T5">::ftpd::command</text:span><text:span text:style-name="T12">::*</text:span> procedure takes two parameters. The first is the control socket, the second <text:span text:style-name="T145">is command specific</text:span>. In this case the second parameter is <text:span text:style-name="T121">irrelevant, but we still need one</text:span>.</text:p>
      <text:p text:style-name="P105">This simple command can return immediately with a 200-series success status. <text:span text:style-name="T77">However, we will make a few structural changes to establish a consistent design pattern.</text:span></text:p>
      <text:list xml:id="list525554257" text:style-name="L3">
        <text:list-item>
          <text:p text:style-name="P117"><text:span text:style-name="T145">O</text:span>ur code lives in the <text:span text:style-name="T5">::OS32</text:span> namespace.</text:p>
        </text:list-item>
        <text:list-item>
          <text:p text:style-name="P117">Each protocol command has its own <text:span text:style-name="T85">sub-namespace</text:span>, <text:span text:style-name="T78">in this case </text:span><text:span text:style-name="T10">::OS32::SYST</text:span><text:span text:style-name="T78">.</text:span></text:p>
        </text:list-item>
        <text:list-item>
          <text:p text:style-name="P117">We typically override tcllib’s built-in command, <text:span text:style-name="T78">which lives in the </text:span><text:span text:style-name="T10">::ftpd::command</text:span><text:span text:style-name="T78"> namespace.</text:span></text:p>
        </text:list-item>
        <text:list-item>
          <text:p text:style-name="P118">We call <text:span text:style-name="T5">CheckNotAllowed</text:span> <text:span text:style-name="T86">because </text:span>the command <text:span text:style-name="T86">may be </text:span>disabled <text:span text:style-name="T85">by the configured security policy</text:span>. <text:span text:style-name="T78">This will be important later, for denying </text:span>commands such as DELE, RNFR, and STOR, because we want <text:span text:style-name="T138">the ability </text:span>to support read only <text:span text:style-name="T78">access</text:span>. <text:span text:style-name="T11">CheckNotAllowed</text:span><text:span text:style-name="T79"> forces a return on our behalf, so we do not need to do anything ourselves, other than call it.</text:span></text:p>
        </text:list-item>
        <text:list-item>
          <text:p text:style-name="P119">The <text:span text:style-name="T5">upvar</text:span> command is used to bring a variable from another namespace into scope.</text:p>
        </text:list-item>
        <text:list-item>
          <text:p text:style-name="P120">We do not directly call <text:span text:style-name="T5">puts</text:span> to reply to the client. We use a procedure called <text:span text:style-name="T5">ReplyControl</text:span> instead. This clears the global variable <text:span text:style-name="T5">ftpcmd</text:span>, <text:span text:style-name="T138">indicating </text:span>that the <text:span text:style-name="T5">interact</text:span> loop is to stop capturing OS/32 output for pattern matching. It also does a few other things, such as managing the command queue.</text:p>
        </text:list-item>
      </text:list>
      <text:p text:style-name="Preformatted_20_Text">namespace eval OS32 {</text:p>
      <text:p text:style-name="Preformatted_20_Text"/>
      <text:p text:style-name="Preformatted_20_Text"><text:s text:c="3"/>namespace eval SYST {</text:p>
      <text:p text:style-name="Preformatted_20_Text"/>
      <text:p text:style-name="Preformatted_20_Text"><text:s text:c="6"/>proc ::ftpd::command::SYST { sock <text:span text:style-name="T85">unused</text:span> } {</text:p>
      <text:p text:style-name="Preformatted_20_Text"><text:s text:c="9"/>CheckNotAllowed $sock SYST</text:p>
      <text:p text:style-name="Preformatted_20_Text"><text:s text:c="9"/>upvar #0 ::OS32::config::ostype ostype</text:p>
      <text:p text:style-name="Preformatted_20_Text"><text:s text:c="9"/>ReplyCo<text:span text:style-name="T77">ntrol</text:span> $sock 215 "$ostype"</text:p>
      <text:p text:style-name="Preformatted_20_Text"><text:s text:c="6"/>}</text:p>
      <text:p text:style-name="Preformatted_20_Text"><text:s text:c="3"/>}</text:p>
      <text:p text:style-name="Preformatted_20_Text">}</text:p>
      <text:p text:style-name="P62">Also not<text:span text:style-name="T121">ice</text:span> that the <text:span text:style-name="T11">ostype</text:span><text:span text:style-name="T79"> variable</text:span> <text:span text:style-name="T86">is </text:span>configurable, <text:span text:style-name="T86">because there is nothing inherently OS-specific about the handling of the SYST command</text:span>.</text:p>
      <text:p text:style-name="P15"><text:span text:style-name="T78">The first “word” of </text:span><text:span text:style-name="T10">ostype</text:span><text:span text:style-name="T78"> should be a sequence of “up to 40 characters taken from the set of uppercase letters, digits, and the three punctuation characters hyphen, period, and slash. It must start with a letter, and end with a letter or digit.”</text:span><text:span text:style-name="T78"><text:note text:id="ftn11" text:note-class="footnote"><text:note-citation>11</text:note-citation><text:note-body><text:p text:style-name="Footnote"><text:span text:style-name="T86">IANA: </text:span><text:a xlink:type="simple" xlink:href="http://www.iana.org/assignments/operating-system-names/operating-system-names.xhtml" text:style-name="Internet_20_link" text:visited-style-name="Visited_20_Internet_20_Link">http://www.iana.org/assignments/operating-system-names/operating-system-names.xhtml</text:a></text:p></text:note-body></text:note></text:span><text:span text:style-name="T78"> IANA does not have an assigned name for Perkin-Elmer OS/32, but “OS/32” is perfectly consistent with existing names such as “OS/2” or “VM/370”.</text:span></text:p>
      <text:h text:style-name="Heading_20_1" text:outline-level="1">DELE – bottom hal<text:span text:style-name="T80">ves</text:span> and pattern matching</text:h>
      <text:p text:style-name="P16">Although delete <text:span text:style-name="T87">should be</text:span> one of the last commands to be implemented, it is one of the easier ones, so it makes a good example with which to demonstrate <text:span text:style-name="T150">some </text:span>basic concepts.</text:p>
      <text:p text:style-name="P16"><text:soft-page-break/>As with the SYST command, we override the built-in version, and do some <text:span text:style-name="T87">preliminary</text:span> checks. However, this time we <text:span text:style-name="T89">also</text:span> <text:span text:style-name="T89">have </text:span>to <text:span text:style-name="T89">insinuate </text:span>an OS/32 command <text:span text:style-name="T91">into the flow</text:span>, and <text:span text:style-name="T159">capture</text:span> the results before we can return a success/failure status to the client.</text:p>
      <text:p text:style-name="P17">We can easily <text:span text:style-name="T5">send</text:span> the command, but to get back the results, we have to <text:span text:style-name="T91">defer to</text:span> <text:span text:style-name="T5">interact</text:span>. Since <text:span text:style-name="T5">expect</text:span> and <text:span text:style-name="T5">interact</text:span> make use of Tcl’s event system, <text:span text:style-name="T5">interact</text:span> <text:span text:style-name="T122">does </text:span>not work while the FTP <text:span text:style-name="T122">socket </text:span>event is still active. In other words, the <text:span text:style-name="T122">thing has to be completed </text:span>asynchronously. <text:span text:style-name="T81">In the kernel world the terms “top half” and “bottom half” are used to describe the part of an interrupt handler that starts immediately at elevated privilege level, and its counterpart at a lower level that potentially finishes much later, if at all. The top half cannot </text:span><text:span text:style-name="T38">wait</text:span><text:span text:style-name="T81"> for the bottom half to complete because the system would immediately come to a halt. In userland, similar methods are employed when handling signals. OpenVMS users have something similar in $QIO completion ASTs. Perhaps asynchronous event would be more correct, but bottom half sounds better.</text:span></text:p>
      <text:p text:style-name="P36">In the FTP server, the bottom half refers to the <text:span text:style-name="T5">interact</text:span> loop at the end of the file, and the <text:span text:style-name="T5">LinePatternMatch</text:span> procedure<text:note text:id="ftn12" text:note-class="footnote"><text:note-citation>12</text:note-citation><text:note-body><text:p text:style-name="P93">And <text:span text:style-name="T132">possibly a</text:span> <text:span text:style-name="T27">PromptPatternMatch</text:span> <text:span text:style-name="T90">procedure, </text:span>about which we will say more in <text:span text:style-name="T86">the section on</text:span> STOR.</text:p></text:note-body></text:note> in the command’s namespace, <text:span text:style-name="T131">both of which are driven by output coming from OS/32</text:span>. <text:span text:style-name="T87">The top half refers to the bits up to and including the call to </text:span><text:span text:style-name="T13">BottomHalf</text:span><text:span text:style-name="T123">,</text:span><text:span text:style-name="T87"> code that gets triggered by a socket event.</text:span></text:p>
      <text:p text:style-name="P28">Most commands will be structured as follows:</text:p>
      <text:list xml:id="list2172861489" text:style-name="L4">
        <text:list-item>
          <text:p text:style-name="P121">The command lives in a separate sub-namespace under <text:span text:style-name="T5">::OS32</text:span>.</text:p>
        </text:list-item>
        <text:list-item>
          <text:p text:style-name="P121">Use <text:span text:style-name="T5">upvar</text:span> to bring the <text:span text:style-name="T5">ftpcmd</text:span> and <text:span text:style-name="T5">sock</text:span> variables into the <text:span text:style-name="T139">sub-</text:span>namespace.</text:p>
        </text:list-item>
        <text:list-item>
          <text:p text:style-name="P121">Override the built-in command under the <text:span text:style-name="T5">::ftpd::command</text:span> namespace, which should only call the <text:span text:style-name="T5">TopHalf</text:span> procedure.</text:p>
        </text:list-item>
        <text:list-item>
          <text:p text:style-name="P121">Define the command’s <text:span text:style-name="T5">TopHalf</text:span> procedure, <text:span text:style-name="T88">which does the preliminary checks before calling </text:span><text:span text:style-name="T14">BottomHalf</text:span><text:span text:style-name="T90">.</text:span><text:span text:style-name="T90"><text:note text:id="ftn13" text:note-class="footnote"><text:note-citation>13</text:note-citation><text:note-body><text:p text:style-name="P99">Unless an immediate response is possible, in which case it may return early without calling <text:span text:style-name="T29">BottomHalf</text:span> (see CWD).</text:p></text:note-body></text:note></text:span></text:p>
        </text:list-item>
        <text:list-item>
          <text:p text:style-name="P121">Define the command’s <text:span text:style-name="T5">LinePatternMatch</text:span> procedure, <text:span text:style-name="T88">which should use the </text:span><text:span text:style-name="T14">awkward</text:span><text:span text:style-name="T88"> construct to perform awk-like pattern matching.</text:span></text:p>
        </text:list-item>
      </text:list>
      <text:p text:style-name="P52">The implementation takes about one page of Tcl, most of it pattern matching.</text:p>
      <text:p text:style-name="P77"/>
      <text:p text:style-name="P104">namespace eval DELE {</text:p>
      <text:p text:style-name="P77"/>
      <text:p text:style-name="P77"><text:s text:c="3"/>upvar #0 [namespace parent]::ftpcmd ftpcmd</text:p>
      <text:p text:style-name="P77"><text:s text:c="3"/>upvar #0 [namespace parent]::sock sock</text:p>
      <text:p text:style-name="P77"/>
      <text:p text:style-name="P77"><text:s text:c="3"/>proc ::ftpd::command::DELE { sock fnam } {</text:p>
      <text:p text:style-name="P77"><text:s text:c="6"/>::OS32::DELE::TopHalf $sock $fnam DELE</text:p>
      <text:p text:style-name="P77"><text:s text:c="3"/>}</text:p>
      <text:p text:style-name="P77"/>
      <text:p text:style-name="P77"><text:s text:c="3"/>proc TopHalf { sock fnam ftpcmd } {</text:p>
      <text:p text:style-name="P77"/>
      <text:p text:style-name="P77"><text:s text:c="6"/>CheckReadOnly $sock $ftpcmd</text:p>
      <text:p text:style-name="P77"><text:s text:c="6"/>CheckNotAllowed $sock $ftpcmd</text:p>
      <text:p text:style-name="P77"><text:s text:c="6"/>CheckOperatorBusy $sock</text:p>
      <text:p text:style-name="P77"/>
      <text:p text:style-name="P77"><text:s text:c="6"/>set fnam [WildFile $sock [string toupper $fnam] $ftpcmd]</text:p>
      <text:p text:style-name="P77"><text:s text:c="6"/>upvar #0 ::ftpd::$sock data</text:p>
      <text:p text:style-name="P77"><text:s text:c="6"/>set data(fnam) $fnam</text:p>
      <text:p text:style-name="P77"/>
      <text:p text:style-name="P77"><text:s text:c="6"/>BottomHalf $sock $ftpcmd "FTP DELETE,$fnam"</text:p>
      <text:p text:style-name="P77"><text:s text:c="3"/>}</text:p>
      <text:p text:style-name="P77"/>
      <text:p text:style-name="P77"><text:s text:c="3"/>proc LinePatternMatch { line } {</text:p>
      <text:p text:style-name="P77"/>
      <text:p text:style-name="P77"><text:s text:c="6"/>awkward $line {</text:p>
      <text:p text:style-name="P77"/>
      <text:p text:style-name="P77"><text:s text:c="9"/>BEGIN {</text:p>
      <text:p text:style-name="P77"><text:s text:c="12"/>variable ftpcmd</text:p>
      <text:p text:style-name="P77"><text:s text:c="12"/>variable sock</text:p>
      <text:p text:style-name="P77"><text:s text:c="12"/>variable dimmeris</text:p>
      <text:p text:style-name="P77"><text:s text:c="12"/>upvar #0 ::ftpd::$sock data</text:p>
      <text:p text:style-name="P77"><text:s text:c="9"/>}</text:p>
      <text:p text:style-name="P77"><text:s text:c="9"/>"^\\*=== BEGIN DELETE .* ===" {</text:p>
      <text:p text:style-name="P77"><text:s text:c="12"/>Dimmer on $0</text:p>
      <text:p text:style-name="P77"><text:s text:c="9"/>}</text:p>
      <text:p text:style-name="P77"><text:s text:c="9"/>"^\\*(DELE-ERR <text:s/>TYPE=PROT)" {</text:p>
      <text:p text:style-name="P77"><text:s text:c="12"/>set data(error) [list 550 "Delete error, file is protected"]</text:p>
      <text:p text:style-name="P77"><text:s text:c="9"/>}</text:p>
      <text:p text:style-name="P77"><text:s text:c="9"/>"^\\*(DELE-ERR <text:s/>TYPE=NAME)" {</text:p>
      <text:p text:style-name="P77"><text:s text:c="12"/>set data(error) [list 550 "File not found, $data(fnam)"]</text:p>
      <text:p text:style-name="P77"><text:s text:c="9"/>}</text:p>
      <text:p text:style-name="P77"><text:s text:c="9"/>"^\\*(DELE-ERR.*)" {</text:p>
      <text:p text:style-name="P77"><text:s text:c="12"/>set data(error) [list 550 "Delete error: $1"]</text:p>
      <text:p text:style-name="P77"><text:s text:c="9"/>}</text:p>
      <text:p text:style-name="P77"><text:s text:c="9"/>"^\\*?(....-ERR.*)" {</text:p>
      <text:p text:style-name="P77"><text:s text:c="12"/>if { $dimmeris == "off" } {</text:p>
      <text:p text:style-name="P77"><text:s text:c="15"/>ReplyControl $sock 450 "Command line error, try again"</text:p>
      <text:p text:style-name="P77"><text:s text:c="12"/>} else {</text:p>
      <text:p text:style-name="P77"><text:s text:c="15"/>set data(error) [list 550 $1]</text:p>
      <text:p text:style-name="P77"><text:s text:c="12"/>}</text:p>
      <text:p text:style-name="P77"><text:s text:c="9"/>}</text:p>
      <text:p text:style-name="P77"><text:s text:c="9"/>"^\\*=== END DELETE .* ===" {</text:p>
      <text:p text:style-name="P77"><text:s text:c="12"/>Dimmer off $0</text:p>
      <text:p text:style-name="P77"><text:s text:c="12"/>if { [info exists data(error)] } {</text:p>
      <text:p text:style-name="P78"><text:s text:c="15"/>foreach { n mess } $data(error) break</text:p>
      <text:p text:style-name="P78"><text:s text:c="15"/>ReplyControl $sock $n $mess</text:p>
      <text:p text:style-name="P78"><text:s text:c="15"/>unset data(error)</text:p>
      <text:p text:style-name="P77"><text:s text:c="12"/>} else {</text:p>
      <text:p text:style-name="P77"><text:s text:c="15"/>ReplyControl $sock 250 "Delete $data(fnam) successful"</text:p>
      <text:p text:style-name="P77"><text:s text:c="12"/>}</text:p>
      <text:p text:style-name="P77"><text:s text:c="12"/>unset data(fnam)</text:p>
      <text:p text:style-name="P77"><text:s text:c="9"/>}</text:p>
      <text:p text:style-name="P77"><text:s text:c="6"/>}</text:p>
      <text:p text:style-name="P77"><text:s text:c="3"/>}</text:p>
      <text:p text:style-name="P77">}</text:p>
      <text:p text:style-name="P18"><text:soft-page-break/>Notes:</text:p>
      <text:list xml:id="list4053862409" text:style-name="L5">
        <text:list-item>
          <text:p text:style-name="P122">In addition to <text:span text:style-name="T5">CheckNotAllowed</text:span>, the <text:span text:style-name="T5">TopHalf</text:span> procedure also calls <text:span text:style-name="T5">CheckReadOnly</text:span> and <text:span text:style-name="T5">CheckOperatorBusy</text:span>. What is not immediately obvious is that <text:span text:style-name="T5">CheckReadOnly</text:span> must be called <text:span text:style-name="T51">before</text:span> <text:span text:style-name="T5">CheckNotAllowed</text:span>. All three procedures behave the same, in that they <text:span text:style-name="T122">force</text:span> a return on our behalf after sending an error to the client.</text:p>
        </text:list-item>
        <text:list-item>
          <text:p text:style-name="P122">The <text:span text:style-name="T5">WildFile</text:span> procedure <text:span text:style-name="T92">checks a wildcard or filename for validity, and returns a normalised “fully specified filename”. It also forces a return if the inputs do not comply with OS/32’s file descriptor rules.</text:span></text:p>
        </text:list-item>
        <text:list-item>
          <text:p text:style-name="P123">The statement <text:span text:style-name="T5">upvar #0 ::ftpd::$sock data</text:span> is used a lot in <text:span text:style-name="T5">tcllib::ftpd</text:span>. <text:span text:style-name="T122">T</text:span>his array <text:span text:style-name="T122">is used </text:span>to store temporary state.</text:p>
        </text:list-item>
        <text:list-item>
          <text:p text:style-name="P124">Notice the <text:span text:style-name="T128">prominent begin/end</text:span> <text:span text:style-name="T128">delete markers</text:span>. These are not produced by OS/32 itself, but by the FTP.CSS script that we call, which in turn calls the actual DELETE command. Having these <text:span text:style-name="T128">clearly defined entry and exit points </text:span>simplifies the pattern matching <text:span text:style-name="T128">workflow, especially when the underlying OS/32 DELETE command does not give positive feedback.</text:span></text:p>
        </text:list-item>
        <text:list-item>
          <text:p text:style-name="P125">Notice also that the begin/end tags lead to a procedure called <text:span text:style-name="T5">Dimmer</text:span>. This makes the FTP commands easier to recognise visually. It also helps with debugging because the dimmer should always be turned off again <text:span text:style-name="T160">after</text:span> the command completes.</text:p>
        </text:list-item>
        <text:list-item>
          <text:p text:style-name="P123">There should always be some indication of success or failure. Error messages are temporarily stored in <text:span text:style-name="T5">data(error)</text:span> <text:span text:style-name="T93">(recall </text:span><text:span text:style-name="T15">upvar</text:span><text:span text:style-name="T93">) </text:span>so we can <text:span text:style-name="T143">forward</text:span> the error message to the client when we receive the <text:span text:style-name="T129">end</text:span> marker.</text:p>
        </text:list-item>
      </text:list>
      <text:p text:style-name="P59">The DELETE portion of FTP.CSS looks like this:</text:p>
      <text:p text:style-name="Preformatted_20_Text">xallocate delete.ftp,index,80</text:p>
      <text:p text:style-name="Preformatted_20_Text">$ifx @1.ftp</text:p>
      <text:p text:style-name="Preformatted_20_Text"><text:s text:c="3"/>delete @1.ftp</text:p>
      <text:p text:style-name="Preformatted_20_Text"><text:s text:c="3"/>$write === BEGIN DELETE @2 ===</text:p>
      <text:p text:style-name="Preformatted_20_Text"><text:s text:c="3"/>$job</text:p>
      <text:p text:style-name="Preformatted_20_Text"><text:s text:c="6"/>delete @2</text:p>
      <text:p text:style-name="Preformatted_20_Text"><text:s text:c="3"/>$termjob</text:p>
      <text:p text:style-name="Preformatted_20_Text"><text:s text:c="3"/>$ife 0</text:p>
      <text:p text:style-name="Preformatted_20_Text"><text:s text:c="6"/>$write FILE DELETED</text:p>
      <text:p text:style-name="Preformatted_20_Text"><text:s text:c="3"/>$endc</text:p>
      <text:p text:style-name="Preformatted_20_Text"><text:s text:c="3"/>$write === END DELETE @2 ===</text:p>
      <text:p text:style-name="Preformatted_20_Text"><text:s text:c="3"/>$exit</text:p>
      <text:p text:style-name="Preformatted_20_Text">$endc</text:p>
      <text:p text:style-name="Preformatted_20_Text">delete delete.ftp</text:p>
      <text:p text:style-name="P59">CSS <text:span text:style-name="T34">at the system console</text:span> does not have the ability to check if a parameter has a specific value. It can only tell if the parameter is empty or not empty. So what we do here is, we allocate a (previously deleted) temporary file called DELETE.FTP, and then check for the existence of this file using the <text:span text:style-name="T34">value</text:span> of parameter 1. If parameter 1 happens to be DELETE, then this test will succeed, <text:span text:style-name="T94">and we will perform the DELETE command, wrapped in begin/end markers</text:span>. <text:span text:style-name="T94">If parameter 1 is not DELETE, </text:span>it <text:span text:style-name="T161">skips </text:span>to the <text:span text:style-name="T5">$endc</text:span> statement, <text:span text:style-name="T94">and we will try the next subcommand (RENAME) to see if it matches parameter 1. </text:span>Convoluted, but it works. Remember to always <text:span text:style-name="T139">clean up</text:span> temporary files after use.</text:p>
      <text:p text:style-name="P19"><text:soft-page-break/>So, having mentioned RENAME, let’s move on to that.</text:p>
      <text:h text:style-name="Heading_20_1" text:outline-level="1">RNFR and RNTO – a two-command operation</text:h>
      <text:p text:style-name="P19">The ftp client’s <text:span text:style-name="T5">rename</text:span> command is represented in the protocol <text:span text:style-name="T124">by</text:span> a pair of commands, <text:span text:style-name="T5">RNFR</text:span> and <text:span text:style-name="T5">RNTO</text:span>, that must be <text:span text:style-name="T129">sent</text:span> one after the other. <text:span text:style-name="T124">Each FTP command has only one command-specific parameter. If two parameters are needed, then two commands have to be used.</text:span></text:p>
      <text:p text:style-name="P20"><text:span text:style-name="T5">RNFR</text:span> should come first. Its parameter is the “from” name of the file we want to rename. <text:span text:style-name="T5">RNTO</text:span> should <text:span text:style-name="T103">immediately </text:span>follow, <text:span text:style-name="T146">together with </text:span>the “to” name <text:span text:style-name="T103">that </text:span>we want to rename the file to. That means we have to retain some state between the two <text:span text:style-name="T103">protocol </text:span>commands.</text:p>
      <text:p text:style-name="P20">In the <text:span text:style-name="T5">DELE</text:span> command, we used our own temporary field, <text:span text:style-name="T5">data(fnam)</text:span>. For <text:span text:style-name="T5">RNFR</text:span> we will do the same, remembering the input filename as <text:span text:style-name="T5">data(fnam1)</text:span>, <text:span text:style-name="T95">and reply with a “350 OK”. The 300-series replies indicate to the client that more data is needed before the operation can proceed.</text:span></text:p>
      <text:p text:style-name="Preformatted_20_Text">namespace eval RNF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RNFR { sock fnam } {</text:p>
      <text:p text:style-name="Preformatted_20_Text"><text:s text:c="6"/>::OS32::RNFR::TopHalf $sock $fnam RNF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upvar #0 ::ftpd::$sock data</text:p>
      <text:p text:style-name="Preformatted_20_Text"><text:s text:c="6"/>set fnam [WildFile $sock [string toupper $fnam] $ftpcmd]</text:p>
      <text:p text:style-name="Preformatted_20_Text"><text:s text:c="6"/>set data(fnam1) $fnam</text:p>
      <text:p text:style-name="Preformatted_20_Text"><text:s text:c="6"/>ReplyControl $sock 350 "RNFR OK"</text:p>
      <text:p text:style-name="Preformatted_20_Text"><text:s text:c="3"/>}</text:p>
      <text:p text:style-name="Preformatted_20_Text">}</text:p>
      <text:p text:style-name="P68">Notice that, although <text:span text:style-name="T5">RNFR</text:span> does not <text:span text:style-name="T96">call</text:span> <text:span text:style-name="T5">BottomHalf</text:span>, it <text:span text:style-name="T34">does</text:span> have a <text:span text:style-name="T5">TopHalf</text:span>. <text:span text:style-name="T103">Why is this? It’s b</text:span>ecause <text:span text:style-name="T5">RNTO</text:span><text:span text:style-name="T147"> has one</text:span>, so it makes sense to have some consistency between the two. It also keeps the <text:span text:style-name="T5">::ftpd::command</text:span> override short and sweet.</text:p>
      <text:p text:style-name="P22">When the <text:span text:style-name="T5">RNTO</text:span> command arrives, we will remember the output filename as <text:span text:style-name="T5">data(fnam2)</text:span>, and perform the OS/32 RENAME command in much the same way as we did the DELETE command. Whenever we have temporary state <text:span text:style-name="T95">such as this</text:span>, we also take care to clean up after ourselves. In the case of <text:span text:style-name="T5">RNTO</text:span>, we <text:span text:style-name="T5">unset</text:span> <text:span text:style-name="T5">data(fnam1)</text:span> and <text:span text:style-name="T5">data(fnam2)</text:span> after use.</text:p>
      <text:p text:style-name="P22">One more thing worth mentioning is that <text:span text:style-name="T5">RNTO</text:span> <text:span text:style-name="T95">also has </text:span>an <text:span text:style-name="T5">info exists data(fnam1)</text:span> check <text:span text:style-name="T95">to make sure that it is not called without a previous </text:span><text:span text:style-name="T16">RNFR</text:span><text:span text:style-name="T95">.</text:span></text:p>
      <text:p text:style-name="P21"><text:span text:style-name="T95">Other than that, </text:span><text:span text:style-name="T16">RNFR</text:span><text:span text:style-name="T95"> is very similar to </text:span><text:span text:style-name="T16">DELE</text:span><text:span text:style-name="T95">, so we will not go into any more detail here. There is no need to show the CSS either, because it also bears a very close resemblance to that for DELETE.</text:span></text:p>
      <text:h text:style-name="Heading_20_1" text:outline-level="1"><text:soft-page-break/>LIST (and NLIST) – writing to the data socket</text:h>
      <text:p text:style-name="P23"><text:span text:style-name="T103">Now c</text:span>onsider the following code. Much of it will be familiar from SYST, DELE and RNTO. We override the built-in, we have a top half that does some initial checks, and we have a bottom half that deals with the OS/32 DISPLAY FILES command<text:note text:id="ftn14" text:note-class="footnote"><text:note-citation>14</text:note-citation><text:note-body><text:p text:style-name="P100">Again, through a script called FTP.CSS that takes care of inserting a comma in the right place.</text:p></text:note-body></text:note> and pattern matching.</text:p>
      <text:p text:style-name="Preformatted_20_Text">namespace eval LIST {</text:p>
      <text:p text:style-name="Preformatted_20_Text"/>
      <text:p text:style-name="Preformatted_20_Text"><text:s text:c="3"/># Bring parent variables into scope</text:p>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LIST { sock fnam } {</text:p>
      <text:p text:style-name="Preformatted_20_Text"><text:s text:c="6"/>::OS32::LIST::TopHalf $sock $fnam LIST</text:p>
      <text:p text:style-name="Preformatted_20_Text"><text:s text:c="3"/>}</text:p>
      <text:p text:style-name="Preformatted_20_Text"/>
      <text:p text:style-name="Preformatted_20_Text"><text:s text:c="3"/>proc TopHalf { sock fnam ftpcmd } {</text:p>
      <text:p text:style-name="Preformatted_20_Text"/>
      <text:p text:style-name="Preformatted_20_Text"><text:s text:c="6"/>CheckNotAllowed $sock $ftpcmd</text:p>
      <text:p text:style-name="Preformatted_20_Text"><text:s text:c="6"/>CheckOperatorBusy $sock</text:p>
      <text:p text:style-name="Preformatted_20_Text"/>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
      <text:p text:style-name="Preformatted_20_Text"><text:s text:c="6"/>BottomHalf $sock $ftpcmd "FTP DIR,$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DIR .*? ===" {</text:p>
      <text:p text:style-name="Preformatted_20_Text"><text:s text:c="12"/>Dimmer on $0</text:p>
      <text:p text:style-name="Preformatted_20_Text"><text:s text:c="9"/>}</text:p>
      <text:p text:style-name="Preformatted_20_Text"><text:s text:c="9"/>"^\\*FILE.S. NOT FOUND ON .*" {</text:p>
      <text:p text:style-name="Preformatted_20_Text"><text:s text:c="12"/>set data(error) [list 550 "File(s) not found, $data(fnam)"]</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VOLUME= .*)" {</text:p>
      <text:p text:style-name="Preformatted_20_Text"><text:s text:c="12"/>BeginData $sock 150 "Transmitting DIR $data(fnam)"</text:p>
      <text:p text:style-name="Preformatted_20_Text"><text:s text:c="12"/>if { $ftpcmd == "LIST" } {</text:p>
      <text:p text:style-name="Preformatted_20_Text"><text:s text:c="15"/>SendData $sock "$1"</text:p>
      <text:p text:style-name="Preformatted_20_Text"><text:s text:c="12"/>}</text:p>
      <text:p text:style-name="Preformatted_20_Text"><text:s text:c="9"/>}</text:p>
      <text:p text:style-name="Preformatted_20_Text"><text:s text:c="9"/>"^\\* (FILENAME...........+)" {</text:p>
      <text:p text:style-name="Preformatted_20_Text"><text:s text:c="12"/>if { $ftpcmd == "LIST" } {</text:p>
      <text:p text:style-name="Preformatted_20_Text"><text:s text:c="15"/>SendData $sock " $1"</text:p>
      <text:p text:style-name="Preformatted_20_Text"><text:s text:c="12"/>}</text:p>
      <text:p text:style-name="Preformatted_20_Text"><text:soft-page-break/><text:s text:c="9"/>}</text:p>
      <text:p text:style-name="Preformatted_20_Text"><text:s text:c="9"/>"^\\* (........).(...)/(.....) (.. .+)" {</text:p>
      <text:p text:style-name="Preformatted_20_Text"><text:s text:c="12"/>if { $ftpcmd == "LIST" } {</text:p>
      <text:p text:style-name="Preformatted_20_Text"><text:s text:c="15"/>SendData $sock " $1.$2/$3 $4"</text:p>
      <text:p text:style-name="Preformatted_20_Text"><text:s text:c="12"/>}</text:p>
      <text:p text:style-name="Preformatted_20_Text"><text:s text:c="12"/>if { $ftpcmd == "NLST" } {</text:p>
      <text:p text:style-name="Preformatted_20_Text"><text:s text:c="15"/>set nam [string trim $1]</text:p>
      <text:p text:style-name="Preformatted_20_Text"><text:s text:c="15"/>set ext [string trim $2]</text:p>
      <text:p text:style-name="Preformatted_20_Text"><text:s text:c="15"/>SendData $sock [string tolower "$nam.$ext"]</text:p>
      <text:p text:style-name="Preformatted_20_Text"><text:s text:c="12"/>}</text:p>
      <text:p text:style-name="Preformatted_20_Text"><text:s text:c="9"/>}</text:p>
      <text:p text:style-name="Preformatted_20_Text"><text:s text:c="9"/>"^\\*=== END DIR .*? ===" {</text:p>
      <text:p text:style-name="Preformatted_20_Text"><text:s text:c="12"/>Dimmer off $0</text:p>
      <text:p text:style-name="Preformatted_20_Text"><text:s text:c="12"/>if { [info exists data(error)] } {</text:p>
      <text:p text:style-name="P78"><text:s text:c="15"/>foreach { n mess } $data(error) break</text:p>
      <text:p text:style-name="P78"><text:s text:c="15"/>ReplyControl $sock $n $mess</text:p>
      <text:p text:style-name="P82"><text:s text:c="15"/>unset data(error)</text:p>
      <text:p text:style-name="Preformatted_20_Text"><text:s text:c="12"/>} else {</text:p>
      <text:p text:style-name="Preformatted_20_Text"><text:s text:c="15"/>EndData $sock 226 "DIR $data(fnam) received"</text:p>
      <text:p text:style-name="Preformatted_20_Text"><text:s text:c="12"/>}</text:p>
      <text:p text:style-name="Preformatted_20_Text"><text:s text:c="12"/>unset data(fnam)</text:p>
      <text:p text:style-name="Preformatted_20_Text"><text:s text:c="9"/>}</text:p>
      <text:p text:style-name="Preformatted_20_Text"><text:s text:c="6"/>}</text:p>
      <text:p text:style-name="Preformatted_20_Text"><text:s text:c="3"/>}</text:p>
      <text:p text:style-name="Preformatted_20_Text">}</text:p>
      <text:p text:style-name="P63">What is different, is that we now use <text:span text:style-name="T5">BeginData</text:span>, <text:span text:style-name="T5">SendData</text:span> and <text:span text:style-name="T5">EndData</text:span> procedures instead of, or in addition to, the usual <text:span text:style-name="T5">ReplyControl</text:span>. The <text:span text:style-name="T5">ReplyControl</text:span> procedure can be used only once per request, and only one line of text can be sent through the command socket for any given request<text:note text:id="ftn15" text:note-class="footnote"><text:note-citation>15</text:note-citation><text:note-body><text:p text:style-name="P101">Actually, not one, but a maximum of two. <text:span text:style-name="T162">The point is </text:span>we <text:span text:style-name="T107">nearly always </text:span>pair <text:span text:style-name="T27">BeginData</text:span> with <text:span text:style-name="T27">EndData</text:span>, not with <text:span text:style-name="T27">ReplyControl</text:span>.</text:p></text:note-body></text:note>. If any other data is needed, as with a directory list, then <text:span text:style-name="T125">that</text:span> <text:span text:style-name="T144">data </text:span>has to be sent through a separate data socket.</text:p>
      <text:p text:style-name="P24">The <text:span text:style-name="T5">BeginData</text:span> procedure sends a 150 response, instructing the client to open a <text:span text:style-name="T97">data </text:span>s<text:span text:style-name="T97">ocket, usually by going into “passive mode”. All this is taken care of by tcllib, so we need not concern ourselves with the details. All we need to know is that we now have two sockets, and we mustn’t send data down the wrong pipe.</text:span></text:p>
      <text:p text:style-name="P25">If we called <text:span text:style-name="T5">BeginData</text:span>, we will conclude the transmission by calling <text:span text:style-name="T5">EndData</text:span> at some point. This closes the data socket, and sends a 226 response to the control socket, indicating to the client that everything went <text:span text:style-name="T163">well</text:span>. <text:span text:style-name="T98">If we did not call </text:span><text:span text:style-name="T17">BeginData</text:span><text:span text:style-name="T98">, e.g. if an error occurred, then we will call </text:span><text:span text:style-name="T17">ReplyControl</text:span><text:span text:style-name="T98"> directly, with an appropriate error message to explain.</text:span></text:p>
      <text:p text:style-name="P26">This should all be quite apparent in the code above.</text:p>
      <text:p text:style-name="P26">The CSS for the DIR operation is <text:span text:style-name="T104">again</text:span> very straightforward, and need <text:span text:style-name="T125">not</text:span> be shown here.</text:p>
      <text:p text:style-name="P26">But we <text:span text:style-name="T44">will</text:span> show the code for the NLST command. It is exceedingly brief.</text:p>
      <text:p text:style-name="Preformatted_20_Text"/>
      <text:p text:style-name="P103">namespace eval NLST {</text:p>
      <text:p text:style-name="Preformatted_20_Text"/>
      <text:p text:style-name="Preformatted_20_Text"><text:s text:c="3"/>proc ::ftpd::command::NLST { sock fnam } {</text:p>
      <text:p text:style-name="Preformatted_20_Text"><text:s text:c="6"/>set ftpcmd NLST</text:p>
      <text:p text:style-name="Preformatted_20_Text"><text:s text:c="6"/>CheckNotAllowed $sock $ftpcmd</text:p>
      <text:p text:style-name="Preformatted_20_Text"><text:s text:c="6"/>::OS32::LIST::TopHalf $sock $fnam $ftpcmd</text:p>
      <text:p text:style-name="Preformatted_20_Text"><text:s text:c="3"/>}</text:p>
      <text:p text:style-name="Preformatted_20_Text"/>
      <text:p text:style-name="Preformatted_20_Text"><text:s text:c="3"/>proc LinePatternMatch { line } {</text:p>
      <text:p text:style-name="Preformatted_20_Text"><text:s text:c="6"/>::OS32::LIST::LinePatternMatch $line</text:p>
      <text:p text:style-name="Preformatted_20_Text"><text:s text:c="3"/>}</text:p>
      <text:p text:style-name="Preformatted_20_Text">}</text:p>
      <text:p text:style-name="Text_20_body">The NLST command is <text:span text:style-name="T125">merely</text:span> a variation of LIST that sends <text:span text:style-name="T140">only </text:span>filenames, <text:span text:style-name="T98">whereas LIST sends the complete DISPLAY FILES output as-is</text:span>. <text:span text:style-name="T98">Because unnecessary duplication is always to be avoided, we</text:span> <text:span text:style-name="T98">treat NLST as part of the LIST command. Look for uses of the </text:span><text:span text:style-name="T17">ftpcmd</text:span><text:span text:style-name="T98"> variable in the LIST code.</text:span></text:p>
      <text:p text:style-name="P27">We do, <text:span text:style-name="T100">however,</text:span> have a <text:span text:style-name="T100">dedicated</text:span> <text:span text:style-name="T5">CheckNotAllowed</text:span> call <text:span text:style-name="T125">in</text:span> NLST, in case <text:span text:style-name="T100">you</text:span> want to all<text:span text:style-name="T99">ow</text:span> <text:span text:style-name="T100">dir</text:span>, but disable <text:span text:style-name="T100">mget</text:span><text:span text:style-name="T100"><text:note text:id="ftn16" text:note-class="footnote"><text:note-citation>16</text:note-citation><text:note-body><text:p text:style-name="P102">The current OS/32 FTP <text:span text:style-name="T101">server </text:span>has a problem with large <text:span text:style-name="T102">get/mget requests</text:span> (e.g. <text:span text:style-name="T3">mget *.mac</text:span> in account zero). <text:span text:style-name="T102">I think</text:span> <text:span text:style-name="T101">the system </text:span>console <text:span text:style-name="T102">is being flooded and the CSS terminated</text:span>. <text:span text:style-name="T104">Then, as there is no === END COPYOUT === marker, the bottom half times out and aborts the request. </text:span>Any clues from the reader would be greatly appreciated.</text:p></text:note-body></text:note></text:span>. NLIST is primarily used by the mget and mdel <text:span text:style-name="T99">commands to expand wildcards.</text:span></text:p>
      <text:h text:style-name="Heading_20_1" text:outline-level="1">RETR – retrieving files, <text:span text:style-name="T105">and handling timeouts</text:span></text:h>
      <text:p text:style-name="P29">Pushing a file through the data socket is very much like pushing a directory list through the same socket. We have similar begin/end tags, regular expressions to extract lines of text from OS/32 output, calls to <text:span text:style-name="T5">BeginData</text:span>, <text:span text:style-name="T5">SendData</text:span> and <text:span text:style-name="T5">EndData</text:span>, and so on.</text:p>
      <text:p text:style-name="P29">One small addition is that we also count the number of records, and sum up string lengths to get the total number of characters. We include these in the final success/failure reply so we can check <text:span text:style-name="T125">for any mismatch</text:span>. <text:span text:style-name="T110">The number of records can be compared against DISPLAY FILES. The total number of characters should match that reported by the ftp client, but really it is more for symmetry with STOR than anything else.</text:span></text:p>
      <text:p text:style-name="P31">The more <text:span text:style-name="T110">important </text:span>addition is that we have a pattern that says “FILE STUCK”. Large files occasionally fail to transfer completely <text:span text:style-name="T125">out of the system console</text:span> (see footnote). So we have a quick and dirty workaround that closes the socket with an error message. This ensures that the client does not “hang”, leaving them with a “<text:span text:style-name="T125">less than optimal </text:span>user experience”.</text:p>
      <text:p text:style-name="P30">Here is the RETR implementation.</text:p>
      <text:p text:style-name="Preformatted_20_Text">namespace eval RETR {</text:p>
      <text:p text:style-name="Preformatted_20_Text"/>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RETR { sock fnam } {</text:p>
      <text:p text:style-name="Preformatted_20_Text"><text:s text:c="6"/>::OS32::RETR::TopHalf $sock $fnam RETR</text:p>
      <text:p text:style-name="Preformatted_20_Text"><text:s text:c="3"/>}</text:p>
      <text:p text:style-name="Preformatted_20_Text"/>
      <text:p text:style-name="Preformatted_20_Text"><text:s text:c="3"/>proc TopHalf { sock fnam ftpcmd } {</text:p>
      <text:p text:style-name="Preformatted_20_Text"><text:s text:c="6"/>CheckNotAllowed $sock $ftpcmd</text:p>
      <text:p text:style-name="Preformatted_20_Text"><text:soft-page-break/><text:s text:c="6"/>CheckOperatorBusy $sock</text:p>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text:s text:c="6"/>BottomHalf $sock RETR "FTP COPYOUT,$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COPYOUT .*? ===" {</text:p>
      <text:p text:style-name="Preformatted_20_Text"><text:s text:c="12"/>Dimmer on $0</text:p>
      <text:p text:style-name="Preformatted_20_Text"><text:s text:c="12"/>BeginData $sock 150 "Transmitting $data(fnam)"</text:p>
      <text:p text:style-name="Preformatted_20_Text"><text:s text:c="12"/>set data(nrec) 0</text:p>
      <text:p text:style-name="Preformatted_20_Text"><text:s text:c="12"/>set data(nchar) 0</text:p>
      <text:p text:style-name="Preformatted_20_Text"><text:s text:c="9"/>}</text:p>
      <text:p text:style-name="Preformatted_20_Text"><text:s text:c="9"/>"^\\*FILE NOT FOUND" {</text:p>
      <text:p text:style-name="Preformatted_20_Text"><text:s text:c="12"/>set data(error) [list 550 "File not found, $data(fnam)"]</text:p>
      <text:p text:style-name="Preformatted_20_Text"><text:s text:c="9"/>}</text:p>
      <text:p text:style-name="Preformatted_20_Text"><text:s text:c="9"/>"^FILE STUCK\$"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79"><text:s text:c="12"/>ReplyControl $sock 551 "Whoops, $data(fnam) got stuck <text:span text:style-name="T106">at</text:span></text:p>
      <text:p text:style-name="P79"><text:s text:c="44"/>$data(nchar) characters ($data(nrec) records)"</text:p>
      <text:p text:style-name="Preformatted_20_Text"><text:s text:c="12"/>unset data(nrec)</text:p>
      <text:p text:style-name="Preformatted_20_Text"><text:s text:c="12"/>unset data(nchar)</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BG:(PERKIN-ELMER OS/32 COPY)" {</text:p>
      <text:p text:style-name="Preformatted_20_Text"><text:s text:c="12"/># ignore</text:p>
      <text:p text:style-name="Preformatted_20_Text"><text:s text:c="9"/>}</text:p>
      <text:p text:style-name="Preformatted_20_Text"><text:s text:c="9"/>"^\\*.*\\.BG:END OF TASK" {</text:p>
      <text:p text:style-name="Preformatted_20_Text"><text:s text:c="12"/># ignore</text:p>
      <text:p text:style-name="Preformatted_20_Text"><text:s text:c="9"/>}</text:p>
      <text:p text:style-name="Preformatted_20_Text"><text:s text:c="9"/>"^\\*.*\\.BG:(.*)" {</text:p>
      <text:p text:style-name="Preformatted_20_Text"><text:s text:c="12"/>SendData $sock "$1"</text:p>
      <text:p text:style-name="Preformatted_20_Text"><text:s text:c="12"/>incr data(nrec)</text:p>
      <text:p text:style-name="Preformatted_20_Text"><text:s text:c="12"/>incr data(nchar) [string length "$1"]</text:p>
      <text:p text:style-name="Preformatted_20_Text"><text:s text:c="12"/>incr data(nchar) 2 ;# CRLF</text:p>
      <text:p text:style-name="Preformatted_20_Text"><text:s text:c="9"/>}</text:p>
      <text:p text:style-name="Preformatted_20_Text"><text:s text:c="9"/>"=== END COPYOUT .*? ==="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reformatted_20_Text"><text:s text:c="12"/>if { [info exists data(error)] } {</text:p>
      <text:p text:style-name="P78"><text:s text:c="15"/>foreach { n mess } $data(error) break</text:p>
      <text:p text:style-name="P78"><text:s text:c="15"/>ReplyControl $sock $n $mess</text:p>
      <text:p text:style-name="P82"><text:s text:c="15"/>unset data(error)</text:p>
      <text:p text:style-name="Preformatted_20_Text"><text:soft-page-break/><text:s text:c="12"/>} else {</text:p>
      <text:p text:style-name="P79"><text:s text:c="15"/>EndData $sock 226 "$data(fnam) downloaded, </text:p>
      <text:p text:style-name="P79"><text:s text:c="45"/>$data(nchar) characters, $data(nrec) records"</text:p>
      <text:p text:style-name="Preformatted_20_Text"><text:s text:c="12"/>}</text:p>
      <text:p text:style-name="Preformatted_20_Text"><text:s text:c="12"/>unset data(nrec)</text:p>
      <text:p text:style-name="Preformatted_20_Text"><text:s text:c="12"/>unset data(nchar)</text:p>
      <text:p text:style-name="Preformatted_20_Text"><text:s text:c="9"/>}</text:p>
      <text:p text:style-name="Preformatted_20_Text"><text:s text:c="6"/>}</text:p>
      <text:p text:style-name="Preformatted_20_Text"><text:s text:c="3"/>}</text:p>
      <text:p text:style-name="Preformatted_20_Text">}</text:p>
      <text:p text:style-name="P30"><text:span text:style-name="T125">But w</text:span>here does this “FILE STUCK” marker come from? For this we need a small addition <text:span text:style-name="T108">at the bottom of </text:span>the <text:span text:style-name="T3">interact </text:span>loop.</text:p>
      <text:p text:style-name="P84">interact {</text:p>
      <text:p text:style-name="P80"><text:s text:c="3"/>.</text:p>
      <text:p text:style-name="P80"><text:s text:c="3"/>.</text:p>
      <text:p text:style-name="P80"><text:s text:c="3"/>.</text:p>
      <text:p text:style-name="P80"><text:s text:c="3"/>timeout $::OS32::config::timeout {</text:p>
      <text:p text:style-name="Preformatted_20_Text"><text:s text:c="6"/>if { $ftpcmd != "" } {</text:p>
      <text:p text:style-name="Preformatted_20_Text"><text:s text:c="9"/>TrafficLight red "*** TIMEOUT ***"</text:p>
      <text:p text:style-name="Preformatted_20_Text"><text:s text:c="9"/>send "\$WRITE FILE STUCK\r"</text:p>
      <text:p text:style-name="Preformatted_20_Text"><text:s text:c="6"/>}</text:p>
      <text:p text:style-name="Preformatted_20_Text"><text:s text:c="3"/><text:span text:style-name="T108">}</text:span></text:p>
      <text:p text:style-name="Preformatted_20_Text">}</text:p>
      <text:p text:style-name="P32">The <text:span text:style-name="T5">interact</text:span> command has a special pattern called <text:span text:style-name="T5">timeout</text:span>, which specifies <text:span text:style-name="T109">an</text:span> action to be taken when<text:span text:style-name="T126">ever</text:span> a certain number of seconds have elapsed without any output. If a timeout occurs during an FTP command, we assume it is a “file stuck” condition. <text:span text:style-name="T5">$write</text:span> is the OS/32 equivalent of <text:span text:style-name="T5">echo</text:span>. The resulting FILE STUCK message should then be handled by the FTP command’s bottom half.</text:p>
      <text:h text:style-name="Heading_20_1" text:outline-level="1">STOR – <text:span text:style-name="T111">read data socket, and handling prompts</text:span></text:h>
      <text:p text:style-name="P33">This <text:span text:style-name="T126">one </text:span>is <text:span text:style-name="T140">certainly</text:span> the <text:span text:style-name="T112">biggest</text:span> of the lot.</text:p>
      <text:list xml:id="list1247652651" text:style-name="L6">
        <text:list-item>
          <text:p text:style-name="P126"><text:span text:style-name="T130">OS/32 requires that we </text:span>work out the record length before we can allocate a file. This cannot be done in CSS, so we have to do <text:span text:style-name="T126">it in the FTP server</text:span>. <text:span text:style-name="T141">But w</text:span>e cannot read the data socket in the top half. It has to happen in the bottom half. But we cannot start the bottom half if we do not know the record length. Or can we?</text:p>
        </text:list-item>
        <text:list-item>
          <text:p text:style-name="P127">We will be using the <text:span text:style-name="T144">OS/32 </text:span>editor, EDIT/32. This is a line editor, which has recognisable prompts, but the prompts do <text:span text:style-name="T126">not </text:span>have a carriage return to trigger <text:span text:style-name="T5">LinePatternMatch</text:span>. So we have to come up with a new feature.</text:p>
        </text:list-item>
        <text:list-item>
          <text:p text:style-name="P126">Large uploads have been known to <text:span text:style-name="T113">exhibit file stuck problems</text:span>. We’ll have to deal with those <text:span text:style-name="T141">if we can</text:span>.</text:p>
        </text:list-item>
        <text:list-item>
          <text:p text:style-name="P128">There is also a special case for <text:span text:style-name="T39">those</text:span> read only users <text:span text:style-name="T113">who</text:span> <text:span text:style-name="T39">do</text:span> <text:span text:style-name="T113">have </text:span>the ability to upload files. Do you let them replace existing files?</text:p>
        </text:list-item>
      </text:list>
      <text:p text:style-name="P34">Let’s look at the source code. <text:span text:style-name="T114">We’ll do this one in a more step by step manner</text:span>.</text:p>
      <text:p text:style-name="P34">The top half <text:span text:style-name="T114">should be quite familiar by now, it </text:span>finishes <text:span text:style-name="T114">off </text:span>by sending a<text:span text:style-name="T126">n</text:span> <text:span text:style-name="T5">FTP STOR</text:span> command with the filename. <text:span text:style-name="T114">Note this does not include a record length, even though we will be needing one. But it </text:span><text:span text:style-name="T40">will</text:span><text:span text:style-name="T114"> </text:span><text:soft-page-break/><text:span text:style-name="T114">have the side effect of telling us whether the file exists or not, and that is good enough to get the bottom half </text:span><text:span text:style-name="T19">interact </text:span><text:span text:style-name="T114">started. Once we get </text:span><text:span text:style-name="T40">something</text:span><text:span text:style-name="T114"> back from OS/32, we can start pattern matching </text:span><text:span text:style-name="T40">and</text:span><text:span text:style-name="T114"> we can read the data socket.</text:span></text:p>
      <text:p text:style-name="Preformatted_20_Text">namespace eval STO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STOR { sock fnam } {</text:p>
      <text:p text:style-name="Preformatted_20_Text"><text:s text:c="6"/>::OS32::STOR::TopHalf $sock $fnam STO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CheckOperatorBusy $sock</text:p>
      <text:p text:style-name="Preformatted_20_Text"><text:s text:c="6"/>upvar #0 ::ftpd::$sock data</text:p>
      <text:p text:style-name="Preformatted_20_Text"><text:s text:c="6"/>set fnam [WildFile $sock [string toupper $fnam] $ftpcmd]</text:p>
      <text:p text:style-name="Preformatted_20_Text"><text:s text:c="6"/>set data(fnam) $fnam</text:p>
      <text:p text:style-name="Preformatted_20_Text"><text:s text:c="6"/>BottomHalf $sock $ftpcmd "FTP $ftpcmd,$fnam"</text:p>
      <text:p text:style-name="Preformatted_20_Text"><text:s text:c="3"/>}</text:p>
      <text:p text:style-name="P64"><text:span text:style-name="T114">So, proceeding to the bottom half, we expect to find a STOR EXISTS or STOR NEWFILE reply from the CSS. That gives us an ideal opportunity to check if the user has the necessary permission to </text:span><text:span text:style-name="T40">replace</text:span><text:span text:style-name="T114"> an already existing file.</text:span></text:p>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
      <text:p text:style-name="Preformatted_20_Text"><text:s text:c="9"/>"^\\*STOR (EXISTS|NEWFILE)" {</text:p>
      <text:p text:style-name="Preformatted_20_Text"><text:s text:c="12"/># Check additional permission to *replace* the file</text:p>
      <text:p text:style-name="Preformatted_20_Text"><text:s text:c="12"/>if { $1 == "EXISTS" } {</text:p>
      <text:p text:style-name="Preformatted_20_Text"><text:s text:c="15"/>if { [HaveACE $sock RO] &amp;&amp; ![HaveACE $sock $ftpcmd+] } {</text:p>
      <text:p text:style-name="P81"><text:s text:c="18"/>ReplyControl $sock 550 "Permission denied (lack permission to </text:p>
      <text:p text:style-name="P81"><text:s text:c="69"/>replace existing file)"</text:p>
      <text:p text:style-name="Preformatted_20_Text"><text:s text:c="18"/>return</text:p>
      <text:p text:style-name="Preformatted_20_Text"><text:s text:c="15"/>}</text:p>
      <text:p text:style-name="Preformatted_20_Text"><text:s text:c="12"/>}</text:p>
      <text:p text:style-name="P56">Now we <text:span text:style-name="T114">can </text:span>read the data. Notice we <text:span text:style-name="T141">are turning</text:span> the dimmer on, and <text:span text:style-name="T141">we </text:span>call <text:span text:style-name="T5">BeginData</text:span>. After we have read the data, we adjust the record length to a multiple of 4. <text:span text:style-name="T115">(The record length length will always be at least 80.)</text:span></text:p>
      <text:p text:style-name="Preformatted_20_Text"><text:s text:c="12"/>Dimmer on $0</text:p>
      <text:p text:style-name="Preformatted_20_Text"><text:s text:c="12"/>BeginData $sock 150 "Transmitting $data(fnam)"</text:p>
      <text:p text:style-name="Preformatted_20_Text"><text:s text:c="12"/>set data(storme) [ReceiveData $sock]</text:p>
      <text:p text:style-name="Preformatted_20_Text"><text:s text:c="12"/>set data(nrec) [llength $data(storme)]</text:p>
      <text:p text:style-name="Preformatted_20_Text"><text:s text:c="12"/>set data(reclen) 80</text:p>
      <text:p text:style-name="Preformatted_20_Text"><text:s text:c="12"/>foreach line $data(storme) {</text:p>
      <text:p text:style-name="Preformatted_20_Text"><text:soft-page-break/><text:s text:c="15"/>set len [string length $line]</text:p>
      <text:p text:style-name="Preformatted_20_Text"><text:s text:c="15"/>if { $len &gt; $data(reclen) } { set data(reclen) $len }</text:p>
      <text:p text:style-name="Preformatted_20_Text"><text:s text:c="12"/>}</text:p>
      <text:p text:style-name="Preformatted_20_Text"><text:s text:c="12"/>if { [expr $data(reclen)%4] &gt; 0 } {</text:p>
      <text:p text:style-name="Preformatted_20_Text"><text:s text:c="15"/>incr data(reclen) [expr 4-$data(reclen)%4]</text:p>
      <text:p text:style-name="Preformatted_20_Text"><text:s text:c="12"/>}</text:p>
      <text:p text:style-name="Preformatted_20_Text"><text:s text:c="12"/>set data(nchar) 0</text:p>
      <text:p text:style-name="Preformatted_20_Text"><text:s text:c="12"/>set data(ccc) 0</text:p>
      <text:p text:style-name="P56">Now <text:span text:style-name="T115">that we have a</text:span> record length, we can start the <text:span text:style-name="T115">actual copy-in</text:span> process.</text:p>
      <text:p text:style-name="Preformatted_20_Text"><text:s text:c="12"/># This command should work now</text:p>
      <text:p text:style-name="Preformatted_20_Text"><text:s text:c="12"/>send -- "FTP COPYIN,$data(fnam),$data(reclen)\r"</text:p>
      <text:p text:style-name="Preformatted_20_Text"><text:s text:c="9"/>}</text:p>
      <text:p text:style-name="Preformatted_20_Text"><text:s text:c="9"/>"^\\*=== BEGIN COPYIN .*? ===" {</text:p>
      <text:p text:style-name="Preformatted_20_Text"><text:s text:c="9"/>}</text:p>
      <text:p text:style-name="P56">The rest will <text:span text:style-name="T115">look</text:span> pretty similar to the other data commands, <text:span text:style-name="T115">including the FILE STUCK handler, which we already encountered in </text:span><text:span text:style-name="T20">RETR</text:span><text:span text:style-name="T115">.</text:span></text:p>
      <text:p text:style-name="Preformatted_20_Text"><text:s text:c="9"/>"^FILE STUCK\$" {</text:p>
      <text:p text:style-name="Preformatted_20_Text"><text:s text:c="12"/>Dimmer off $0</text:p>
      <text:p text:style-name="P81"><text:s text:c="12"/>ReplyControl $sock 551 "Whoops, $data(fnam) got stuck at record $data(ccc)</text:p>
      <text:p text:style-name="P81"><text:s text:c="76"/>of $data(nrec)"</text:p>
      <text:p text:style-name="Preformatted_20_Text"><text:s text:c="9"/>}</text:p>
      <text:p text:style-name="Preformatted_20_Text"><text:s text:c="9"/>"^\\*(DELE-ERR <text:s/>TYPE=PROT)" {</text:p>
      <text:p text:style-name="Preformatted_20_Text"><text:s text:c="12"/>set data(error) [list 550 "Cannot upload file because it is write protected"]</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 END COPYIN .*? ===" {</text:p>
      <text:p text:style-name="Preformatted_20_Text"><text:s text:c="12"/>Dimmer off $0</text:p>
      <text:p text:style-name="Preformatted_20_Text"><text:s text:c="12"/>if { [info exists data(error)] } {</text:p>
      <text:p text:style-name="P78"><text:s text:c="15"/>foreach { n mess } $data(error) break</text:p>
      <text:p text:style-name="P78"><text:s text:c="15"/>ReplyControl $sock $n $mess</text:p>
      <text:p text:style-name="P82"><text:s text:c="15"/>unset data(error)</text:p>
      <text:p text:style-name="Preformatted_20_Text"><text:s text:c="12"/>} else {</text:p>
      <text:p text:style-name="P81"><text:s text:c="15"/>EndData $sock 226 "$data(fnam) uploaded, $data(nchar) characters,</text:p>
      <text:p text:style-name="P81"><text:s text:c="45"/>$data(ccc) records, $data(reclen) chars reclen"</text:p>
      <text:p text:style-name="Preformatted_20_Text"><text:s text:c="12"/>}</text:p>
      <text:p text:style-name="Preformatted_20_Text"><text:s text:c="12"/>unset data(reclen)</text:p>
      <text:p text:style-name="Preformatted_20_Text"><text:s text:c="12"/>unset data(nrec)</text:p>
      <text:p text:style-name="Preformatted_20_Text"><text:s text:c="12"/>unset data(nchar)</text:p>
      <text:p text:style-name="Preformatted_20_Text"><text:s text:c="12"/>unset data(ccc)</text:p>
      <text:p text:style-name="Preformatted_20_Text"><text:s text:c="9"/>}</text:p>
      <text:p text:style-name="Preformatted_20_Text"><text:s text:c="6"/>}</text:p>
      <text:p text:style-name="Preformatted_20_Text"><text:s text:c="3"/>}</text:p>
      <text:p text:style-name="P85">}</text:p>
      <text:p text:style-name="P66">Now let’s look at <text:span text:style-name="T127">how we work around </text:span>prompts. Recall that the <text:span text:style-name="T5">interact</text:span> loop, when<text:span text:style-name="T117">ever</text:span> it sees a carriage return, will look for a procedure called <text:span text:style-name="T5">LinePatternMatch</text:span>, and call it. <text:span text:style-name="T127">But that will not work if we do not have a carriage return. </text:span></text:p>
      <text:p text:style-name="P35"><text:soft-page-break/><text:span text:style-name="T119">This requires </text:span>a<text:span text:style-name="T119">nother</text:span> small change to the interact loop, to also check for a procedure called <text:span text:style-name="T5">PromptPatternMatch</text:span>, and call that procedure on every character, to handle a<text:span text:style-name="T117">ny</text:span> partial line that start<text:span text:style-name="T141">s</text:span> with <text:span text:style-name="T141">a </text:span>prompt. Of course, this <text:span text:style-name="T117">all </text:span>looks rather similar to <text:span text:style-name="T5">LinePatternMatch</text:span>.</text:p>
      <text:p text:style-name="P83"><text:span text:style-name="T116">i</text:span>nteract {</text:p>
      <text:p text:style-name="P83"><text:s text:c="3"/>.</text:p>
      <text:p text:style-name="P83"><text:s text:c="3"/>.</text:p>
      <text:p text:style-name="P83"><text:s text:c="3"/>.</text:p>
      <text:p text:style-name="P83"><text:s text:c="3"/>-re . {</text:p>
      <text:p text:style-name="P83"><text:s text:c="6"/>upvar #0 ::OS32::osline osline</text:p>
      <text:p text:style-name="P147"><text:s text:c="6"/>upvar #0 ::OS32::ftpcmd ftpcmd</text:p>
      <text:p text:style-name="P147"><text:s text:c="6"/>set c $interact_out(0,string)</text:p>
      <text:p text:style-name="P83"><text:s text:c="6"/>if { $c != 0x7f } {</text:p>
      <text:p text:style-name="P83"><text:s text:c="9"/>append osline $c</text:p>
      <text:p text:style-name="P83"><text:s text:c="9"/>puts -nonewline stderr $c</text:p>
      <text:p text:style-name="P83"><text:s text:c="6"/>}</text:p>
      <text:p text:style-name="P83"><text:s text:c="6"/>if { $ftpcmd != "" } {</text:p>
      <text:p text:style-name="P83"><text:s text:c="9"/>set PromptPatternMatch ::OS32::[set ftpcmd]::PromptPatternMatch</text:p>
      <text:p text:style-name="P83"><text:s text:c="9"/>if { [info procs $PromptPatternMatch] != "" } {</text:p>
      <text:p text:style-name="P83"><text:s text:c="12"/>$PromptPatternMatch $osline</text:p>
      <text:p text:style-name="P83"><text:s text:c="9"/>}</text:p>
      <text:p text:style-name="P83"><text:s text:c="6"/>}</text:p>
      <text:p text:style-name="P83"><text:s text:c="3"/>}</text:p>
      <text:p text:style-name="P83">}</text:p>
      <text:p text:style-name="P65">So, in addition to the <text:span text:style-name="T5">LinePatternMatch</text:span> we <text:span text:style-name="T142">had earlier</text:span>, the STOR command <text:span text:style-name="T150">also</text:span> gets <text:span text:style-name="T127">another </text:span>procedure called <text:span text:style-name="T5">PromptPatternMatch</text:span>. <text:span text:style-name="T117">The new code, again, should look rather familiar, because it is deliberately modelled on </text:span><text:span text:style-name="T21">awk</text:span><text:span text:style-name="T117"> and </text:span><text:span text:style-name="T21">LinePatternMatch</text:span><text:span text:style-name="T117">.</text:span></text:p>
      <text:p text:style-name="P86">namespace eval STOR {</text:p>
      <text:p text:style-name="P83"><text:s text:c="3"/>.</text:p>
      <text:p text:style-name="P83"><text:s text:c="3"/>.</text:p>
      <text:p text:style-name="P83"><text:s text:c="3"/>.</text:p>
      <text:p text:style-name="P83"><text:s text:c="3"/>proc PromptPatternMatch { line } {</text:p>
      <text:p text:style-name="P83"/>
      <text:p text:style-name="P83"><text:s text:c="6"/>awkward $line {</text:p>
      <text:p text:style-name="P83"/>
      <text:p text:style-name="P83"><text:s text:c="9"/>BEGIN {</text:p>
      <text:p text:style-name="P83"><text:s text:c="12"/>variable sock</text:p>
      <text:p text:style-name="P83"><text:s text:c="12"/>upvar #0 ::ftpd::$sock data</text:p>
      <text:p text:style-name="P83"><text:s text:c="9"/>}</text:p>
      <text:p text:style-name="P83"><text:s text:c="9"/>"^\\*.+?\\.BG:.+?\\.BG&gt;<text:span text:style-name="T117">\$</text:span>" {</text:p>
      <text:p text:style-name="P83"><text:s text:c="12"/>if { $data(ccc) &lt; $data(nrec) } {</text:p>
      <text:p text:style-name="P83"><text:s text:c="15"/>set line [lindex $data(storme) $data(ccc)]</text:p>
      <text:p text:style-name="P83"><text:s text:c="15"/>incr data(nchar) [string length $line]</text:p>
      <text:p text:style-name="P83"><text:s text:c="15"/>incr data(nchar) 2 ;# CRLF</text:p>
      <text:p text:style-name="P83"><text:s text:c="15"/>if { $line == "" } { set line " " }</text:p>
      <text:p text:style-name="P83"><text:s text:c="15"/>send -- "$line\r"</text:p>
      <text:p text:style-name="P83"><text:s text:c="15"/>incr data(ccc)</text:p>
      <text:p text:style-name="P83"><text:s text:c="12"/>} else {</text:p>
      <text:p text:style-name="P83"><text:s text:c="15"/>unset data(storme)</text:p>
      <text:p text:style-name="P83"><text:s text:c="15"/>send -- "\r"</text:p>
      <text:p text:style-name="P83"><text:s text:c="12"/>}</text:p>
      <text:p text:style-name="P83"><text:s text:c="9"/>}</text:p>
      <text:p text:style-name="P83"><text:s text:c="9"/>"^\\*\\.BG&gt;<text:span text:style-name="T117">\$</text:span>" {</text:p>
      <text:p text:style-name="P83"><text:s text:c="12"/>send -- "done\r"</text:p>
      <text:p text:style-name="P83"><text:s text:c="9"/>}</text:p>
      <text:p text:style-name="P83"><text:s text:c="6"/>}</text:p>
      <text:p text:style-name="P83"><text:s text:c="3"/>}</text:p>
      <text:p text:style-name="P83">}</text:p>
      <text:p text:style-name="P65"><text:soft-page-break/><text:span text:style-name="T117">We’ll just explain that </text:span><text:span text:style-name="T21">data(ccc)</text:span><text:span text:style-name="T117"> is the current line number, and we feed lines from the list </text:span><text:span text:style-name="T21">data(storme)</text:span><text:span text:style-name="T117">, until we reach the end of the list at index </text:span><text:span text:style-name="T21">data(nrec)</text:span><text:span text:style-name="T117">. Then we hit carriage return to leave the insert/append prompt, and send “done” to save the file.</text:span></text:p>
      <text:p text:style-name="P67">It is also worth pointing out that the <text:span text:style-name="T142">prompt </text:span>patterns are anchored at <text:span text:style-name="T34">both</text:span> ends <text:span text:style-name="T119">(</text:span><text:span text:style-name="T22">^</text:span><text:span text:style-name="T119"> and </text:span><text:span text:style-name="T22">$</text:span><text:span text:style-name="T119">) so they do not fire repeatedly in the same line.</text:span> <text:span text:style-name="T5">LinePatternMatch</text:span> <text:span text:style-name="T119">patterns </text:span>tend to be anchored <text:span text:style-name="T142">only </text:span>at the start.</text:p>
      <text:p text:style-name="P67"><text:span text:style-name="T142">Finally, here are the FTP STOR and FTP COPYIN portions of FTP.CSS. It is much more complex than DELETE and DIR. But the fact that we are using a CSS means that we do not have to </text:span><text:span text:style-name="T23">send</text:span><text:span text:style-name="T118"> commands to allocate a file, load the editor, create a temporary file for initialising the editor, and so on. In other words, we keep as much complexity </text:span><text:span text:style-name="T42">out</text:span><text:span text:style-name="T118"> of the FTP server as we can.</text:span></text:p>
      <text:p text:style-name="Preformatted_20_Text">*** COPYIN ***************************************************</text:p>
      <text:p text:style-name="Preformatted_20_Text">xallocate copyin.ftp,index,80</text:p>
      <text:p text:style-name="Preformatted_20_Text">$ifx @1.ftp</text:p>
      <text:p text:style-name="Preformatted_20_Text"><text:s text:c="3"/>delete @1.ftp</text:p>
      <text:p text:style-name="Preformatted_20_Text"><text:s text:c="3"/>$write === BEGIN COPYIN @2 ===</text:p>
      <text:p text:style-name="Preformatted_20_Text"><text:s text:c="3"/>$job</text:p>
      <text:p text:style-name="Preformatted_20_Text"><text:s text:c="6"/>xallocate copyin.tmp,index,@3</text:p>
      <text:p text:style-name="Preformatted_20_Text"><text:s text:c="6"/>xdelete @2</text:p>
      <text:p text:style-name="Preformatted_20_Text"><text:s text:c="3"/>$termjob</text:p>
      <text:p text:style-name="Preformatted_20_Text"><text:s text:c="3"/>$ife 0</text:p>
      <text:p text:style-name="Preformatted_20_Text"><text:s text:c="6"/>$build edit.tmp</text:p>
      <text:p text:style-name="Preformatted_20_Text"><text:s text:c="9"/>option command=con: ; get copyin.tmp ; append</text:p>
      <text:p text:style-name="Preformatted_20_Text"><text:s text:c="6"/>$endb</text:p>
      <text:p text:style-name="Preformatted_20_Text"><text:s text:c="6"/>$job</text:p>
      <text:p text:style-name="Preformatted_20_Text"><text:s text:c="9"/>load .bg,edit32</text:p>
      <text:p text:style-name="Preformatted_20_Text"><text:s text:c="9"/>task .bg</text:p>
      <text:p text:style-name="Preformatted_20_Text"><text:s text:c="9"/>start ,command=edit.tmp,list=con:</text:p>
      <text:p text:style-name="Preformatted_20_Text"><text:s text:c="6"/>$termjob</text:p>
      <text:p text:style-name="Preformatted_20_Text"><text:s text:c="6"/>$ife 0</text:p>
      <text:p text:style-name="Preformatted_20_Text"><text:s text:c="9"/>copy copyin.tmp,@2</text:p>
      <text:p text:style-name="Preformatted_20_Text"><text:s text:c="6"/>$endc</text:p>
      <text:p text:style-name="Preformatted_20_Text"><text:s text:c="6"/>xdelete edit.tmp</text:p>
      <text:p text:style-name="Preformatted_20_Text"><text:s text:c="3"/>$endc</text:p>
      <text:p text:style-name="Preformatted_20_Text"><text:s text:c="3"/>xdelete copyin.tmp</text:p>
      <text:p text:style-name="Preformatted_20_Text"><text:s text:c="3"/>$write === END COPYIN @2 ===</text:p>
      <text:p text:style-name="Preformatted_20_Text"><text:s text:c="3"/>$exit</text:p>
      <text:p text:style-name="Preformatted_20_Text">$endc</text:p>
      <text:p text:style-name="Preformatted_20_Text">delete copyin.ftp</text:p>
      <text:p text:style-name="Preformatted_20_Text">*** STOR (COPYIN) ********************************************</text:p>
      <text:p text:style-name="Preformatted_20_Text">xallocate stor.ftp,index,80</text:p>
      <text:p text:style-name="Preformatted_20_Text">$ifx @1.ftp</text:p>
      <text:p text:style-name="Preformatted_20_Text"><text:s text:c="3"/>delete @1.ftp</text:p>
      <text:p text:style-name="Preformatted_20_Text"><text:s text:c="3"/>$ifx @2</text:p>
      <text:p text:style-name="Preformatted_20_Text"><text:s text:c="6"/>$write STOR EXISTS</text:p>
      <text:p text:style-name="Preformatted_20_Text"><text:s text:c="3"/>$else</text:p>
      <text:p text:style-name="Preformatted_20_Text"><text:s text:c="6"/>$write STOR NEWFILE</text:p>
      <text:p text:style-name="Preformatted_20_Text"><text:s text:c="3"/>$endc</text:p>
      <text:p text:style-name="Preformatted_20_Text"><text:s text:c="3"/>$exit</text:p>
      <text:p text:style-name="Preformatted_20_Text">$endc</text:p>
      <text:p text:style-name="Preformatted_20_Text">delete stor.ftp</text:p>
      <text:p text:style-name="Preformatted_20_Text">*</text:p>
      <text:p text:style-name="P38"/>
      <text:h text:style-name="P145" text:outline-level="1">USER and PASS – access controls</text:h>
      <text:p text:style-name="P40">Access control involves three things:</text:p>
      <text:list xml:id="list1066925674" text:style-name="L7">
        <text:list-item>
          <text:p text:style-name="P129">The USER protocol command. This provides us with <text:span text:style-name="T151">a</text:span> numeric account or a <text:span text:style-name="T151">(</text:span>pseudo<text:span text:style-name="T151">)</text:span> username. We do not have a password at this stage, so we cannot yet authenticate. We can, however, check that the client’<text:span text:style-name="T164">s</text:span> <text:span text:style-name="T34">IP address</text:span> is allowed to connect.</text:p>
        </text:list-item>
        <text:list-item>
          <text:p text:style-name="P129">The PASS protocol command. This provides the user’s password. Since we now have a <text:span text:style-name="T151">testable </text:span>username/password <text:span text:style-name="T165">combination</text:span>, this is the time to check if the <text:span text:style-name="T34">user</text:span> is allowed to proceed.</text:p>
        </text:list-item>
        <text:list-item>
          <text:p text:style-name="P130">The username/account will also determine whether or not to allow the client access <text:span text:style-name="T155">to </text:span>certain directories <text:span text:style-name="T152">or files</text:span>. We can also limit the FTP commands that the client is permitted to use.</text:p>
        </text:list-item>
      </text:list>
      <text:p text:style-name="P41">When it comes to username/password checking, we have three options:</text:p>
      <text:list xml:id="list2998303349" text:style-name="L8">
        <text:list-item>
          <text:p text:style-name="P131">Either we accept a numeric account, in which case we can attempt to sign-on to MTM by spawning a telnet session. <text:span text:style-name="T153">This is the “native” way to authenticate to OS/32. But w</text:span>e’ll <text:span text:style-name="T153">have to </text:span>confine numeric users to <text:span text:style-name="T153">just the account with which they sign-on</text:span>.</text:p>
        </text:list-item>
        <text:list-item>
          <text:p text:style-name="P131">Or we can accept a “username”, <text:span text:style-name="T153">use that as an alias with which to </text:span>look up <text:span text:style-name="T153">the user’s </text:span>default account number, and <text:span text:style-name="T153">then sign-on to MTM</text:span>. Named users can <text:span text:style-name="T166">be given </text:span>access to other directories <text:span text:style-name="T166">besides </text:span>their own <text:span text:style-name="T167">account</text:span>.</text:p>
        </text:list-item>
        <text:list-item>
          <text:p text:style-name="P132">Or, if the configuration file contains an <text:span text:style-name="T157">MD</text:span>5-hashed password for the username, then we can quickly salt and hash their username/password, and compare the two hashes. This is the fastest, and also the most reliable option.</text:p>
        </text:list-item>
      </text:list>
      <text:p text:style-name="P42">So, if we want OS/32 to stay in control of password checking, we need <text:span text:style-name="T154">an external expect script. This script is not hugely different from other password automation examples, but it does have a few OS/32 specific quirks. For example, we’ll generate a random “USERID” (just a display name, but it </text:span><text:span text:style-name="T43">must</text:span><text:span text:style-name="T154"> be unique). We’ll also generate a random CSS filename to pass to the “ENVIRONMENT=” prompt, to prevent userinit.css being run.</text:span></text:p>
      <text:p text:style-name="P89">if { $argc &lt; 3 } {</text:p>
      <text:p text:style-name="P89"><text:s text:c="3"/>puts stderr “Usage: $ expect mtmcheckpass.tcl PORT ACCOUNT PASS”</text:p>
      <text:p text:style-name="P88"><text:s text:c="3"/><text:span text:style-name="T154">exit 99</text:span></text:p>
      <text:p text:style-name="P90">}</text:p>
      <text:p text:style-name="P2"/>
      <text:p text:style-name="P2">... Parameter safety checks omitted for much-needed brevity <text:span text:style-name="T154">in this section</text:span> ...</text:p>
      <text:p text:style-name="P2"/>
      <text:p text:style-name="P88">spawn telnet localhost $port</text:p>
      <text:p text:style-name="Preformatted_20_Text"/>
      <text:p text:style-name="Preformatted_20_Text">expr { srand([clock clicks]) }</text:p>
      <text:p text:style-name="Preformatted_20_Text">set userid [format ftp%05d [expr {int(rand()*100000)%100000}]]</text:p>
      <text:p text:style-name="Preformatted_20_Text">set envid <text:s/>[format nop%05d [expr {int(rand()*100000)%100000}]]</text:p>
      <text:p text:style-name="Preformatted_20_Text"/>
      <text:p text:style-name="Preformatted_20_Text">interact {</text:p>
      <text:p text:style-name="Preformatted_20_Text"><text:s text:c="3"/>-o</text:p>
      <text:p text:style-name="Preformatted_20_Text"><text:s text:c="3"/>#</text:p>
      <text:p text:style-name="Preformatted_20_Text"><text:s text:c="3"/># MTM or line prompt. They both look the same.</text:p>
      <text:p text:style-name="Preformatted_20_Text"><text:s text:c="3"/>#</text:p>
      <text:p text:style-name="Preformatted_20_Text"><text:soft-page-break/><text:s text:c="3"/>-re "\\*" {</text:p>
      <text:p text:style-name="Preformatted_20_Text"><text:s text:c="6"/>puts -nonewline stdout "*"</text:p>
      <text:p text:style-name="Preformatted_20_Text"><text:s text:c="6"/>if { ![info exists signingOn] } {</text:p>
      <text:p text:style-name="Preformatted_20_Text"><text:s text:c="9"/>send "signon\r"</text:p>
      <text:p text:style-name="Preformatted_20_Text"><text:s text:c="9"/>set signingOn 1</text:p>
      <text:p text:style-name="Preformatted_20_Text"><text:s text:c="6"/>} elseif { ![info exists signedOn] } {</text:p>
      <text:p text:style-name="Preformatted_20_Text"><text:s text:c="9"/>send "signoff\r"</text:p>
      <text:p text:style-name="Preformatted_20_Text"><text:s text:c="9"/>set signedOn 1</text:p>
      <text:p text:style-name="Preformatted_20_Text"><text:s text:c="6"/>} elseif { [info exists signedOff] } {</text:p>
      <text:p text:style-name="Preformatted_20_Text"><text:s text:c="9"/>puts "*** SUCCESS ***"</text:p>
      <text:p text:style-name="Preformatted_20_Text"><text:s text:c="9"/>exit 0</text:p>
      <text:p text:style-name="Preformatted_20_Text"><text:s text:c="6"/>}</text:p>
      <text:p text:style-name="Preformatted_20_Text"><text:s text:c="3"/>}</text:p>
      <text:p text:style-name="Preformatted_20_Text"><text:s text:c="3"/>#</text:p>
      <text:p text:style-name="Preformatted_20_Text"><text:s text:c="3"/># SIGNON prompts.</text:p>
      <text:p text:style-name="Preformatted_20_Text"><text:s text:c="3"/>#</text:p>
      <text:p text:style-name="Preformatted_20_Text"><text:s text:c="3"/>-re "USERID: " {</text:p>
      <text:p text:style-name="Preformatted_20_Text"><text:s text:c="6"/>send -- "$userid\r"</text:p>
      <text:p text:style-name="Preformatted_20_Text"><text:s text:c="3"/>}</text:p>
      <text:p text:style-name="Preformatted_20_Text"><text:s text:c="3"/>-re "ACCOUNT NUMBER: " {</text:p>
      <text:p text:style-name="Preformatted_20_Text"><text:s text:c="6"/>send -- "$acct\r"</text:p>
      <text:p text:style-name="Preformatted_20_Text"><text:s text:c="3"/>}</text:p>
      <text:p text:style-name="Preformatted_20_Text"><text:s text:c="3"/>-re "PASSWORD: " {</text:p>
      <text:p text:style-name="Preformatted_20_Text"><text:s text:c="6"/>send -- "$pass\r"</text:p>
      <text:p text:style-name="Preformatted_20_Text"><text:s text:c="3"/>}</text:p>
      <text:p text:style-name="Preformatted_20_Text"><text:s text:c="3"/>-re "ENVIRONMENT= " {</text:p>
      <text:p text:style-name="Preformatted_20_Text"><text:s text:c="6"/>send -- "$envid\r"</text:p>
      <text:p text:style-name="Preformatted_20_Text"><text:s text:c="3"/>}</text:p>
      <text:p text:style-name="Preformatted_20_Text"><text:s text:c="3"/>#</text:p>
      <text:p text:style-name="Preformatted_20_Text"><text:s text:c="3"/># SIGNOFF message.</text:p>
      <text:p text:style-name="Preformatted_20_Text"><text:s text:c="3"/>#</text:p>
      <text:p text:style-name="Preformatted_20_Text"><text:s text:c="3"/>-re "OS/32 TERMINAL MONITOR" {</text:p>
      <text:p text:style-name="Preformatted_20_Text"><text:s text:c="6"/>set signedOff 1</text:p>
      <text:p text:style-name="Preformatted_20_Text"><text:s text:c="3"/>}</text:p>
      <text:p text:style-name="Preformatted_20_Text"><text:s text:c="3"/>#</text:p>
      <text:p text:style-name="Preformatted_20_Text"><text:s text:c="3"/># Failure modes</text:p>
      <text:p text:style-name="Preformatted_20_Text"><text:s text:c="3"/>#</text:p>
      <text:p text:style-name="Preformatted_20_Text"><text:s text:c="3"/>-re "INVALID PARAMETER - - SIGNON REQUIRED" {</text:p>
      <text:p text:style-name="Preformatted_20_Text"><text:s text:c="6"/># Normal: wrong account or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re "NOPR-ERR" {</text:p>
      <text:p text:style-name="Preformatted_20_Text"><text:s text:c="6"/># Normal: empty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eof {</text:p>
      <text:p text:style-name="Preformatted_20_Text"><text:s text:c="6"/># Config: PALSA not attached, or wrong port</text:p>
      <text:p text:style-name="Preformatted_20_Text"><text:s text:c="6"/>puts stderr "*** FAIL 2 (NO CONNECT) ***"</text:p>
      <text:p text:style-name="Preformatted_20_Text"><text:s text:c="6"/>exit 2</text:p>
      <text:p text:style-name="Preformatted_20_Text"><text:s text:c="3"/>}</text:p>
      <text:p text:style-name="Preformatted_20_Text"><text:s text:c="3"/>timeout 5 {</text:p>
      <text:p text:style-name="Preformatted_20_Text"><text:s text:c="6"/># Operator: MTM is down, out of lines, or it took too long</text:p>
      <text:p text:style-name="Preformatted_20_Text"><text:s text:c="6"/>puts stderr "*** FAIL 3 (NO RESPONSE) ***"</text:p>
      <text:p text:style-name="Preformatted_20_Text"><text:s text:c="6"/>exit 3</text:p>
      <text:p text:style-name="Preformatted_20_Text"><text:s text:c="3"/>}</text:p>
      <text:p text:style-name="Preformatted_20_Text"><text:s text:c="3"/>-re "DUPLICATE USERNAME" {</text:p>
      <text:p text:style-name="Preformatted_20_Text"><text:s text:c="6"/># Bug: already/still logged in as FTP</text:p>
      <text:p text:style-name="Preformatted_20_Text"><text:s text:c="6"/>puts stderr "\n*** FAIL 4 (DISPLAY NAME CONFLICT) ***"</text:p>
      <text:p text:style-name="Preformatted_20_Text"><text:s text:c="6"/>exit 4</text:p>
      <text:p text:style-name="Preformatted_20_Text"><text:s text:c="3"/>}</text:p>
      <text:p text:style-name="Preformatted_20_Text">}</text:p>
      <text:p text:style-name="P43">For more details <text:span text:style-name="T157">about USER and PASS</text:span>, <text:span text:style-name="T157">see</text:span> the <text:span text:style-name="T5">OS32-FTPd</text:span> and <text:span text:style-name="T5">mtmcheckpass.tcl</text:span> files.</text:p>
      <text:h text:style-name="P146" text:outline-level="1">CWD – non-POSIX directory semantics</text:h>
      <text:p text:style-name="P46">We won’t treat the <text:span text:style-name="Default_20_Paragraph_20_Font"><text:span text:style-name="T5">cd</text:span></text:span> command in detail, but just mention the following important points.</text:p>
      <text:list xml:id="list689941169" text:style-name="L9">
        <text:list-item>
          <text:p text:style-name="P133">OS/32 does not have directories, only volumes and accounts. Accounts are numeric, while volume names have a maximum of four alphanumeric characters. These are easily checked with the help of a regular expression.</text:p>
        </text:list-item>
        <text:list-item>
          <text:p text:style-name="P133">Unlike POSIX directories, OS/32 accounts cannot be nested, and so are always absolute. Any time we “cd” into an account, we replace the previous “current working directory” rather than concatenating relative directories into a slash path. </text:p>
        </text:list-item>
        <text:list-item>
          <text:p text:style-name="P133">If the <text:span text:style-name="T5">cd</text:span> request includes a volume name, then we must schedule a bottom half to check if the volume exists. This helps to avoid complications later on.</text:p>
        </text:list-item>
        <text:list-item>
          <text:p text:style-name="P133">Sensitive accounts may be “blacklisted” to keep FTP users out. The configuration file has a variable called <text:span text:style-name="Default_20_Paragraph_20_Font"><text:span text:style-name="T5">cdblacklist</text:span></text:span>, which lists all accounts we want to protect against FTP users. The 255 account should certainly be <text:span text:style-name="T176">on this </text:span>blacklist because it contains the OS/32 MTM User Authorization File (i.e. the password file). The system account 0 is also a good candidate for blacklisting.</text:p>
        </text:list-item>
        <text:list-item>
          <text:p text:style-name="P133">If the requested account is not blacklisted, then it is permitted <text:span text:style-name="Default_20_Paragraph_20_Font"><text:span text:style-name="T34">if</text:span></text:span> the user’s access control entry includes that account, or <text:span text:style-name="T176">if it </text:span>contains an asterisk giving them access to all accounts. Numeric logins will only have access to the account with which they signed on. Named users may be given wider access.</text:p>
        </text:list-item>
      </text:list>
      <text:p text:style-name="P46">Here are some examples for users of the traditional FTP command line interface, assuming the client has access to the specified accounts, and the volumes are attached and mounted (“marked on” in OS/32 terminology).</text:p>
      <text:p text:style-name="P107"><text:span text:style-name="Default_20_Paragraph_20_Font"><text:span text:style-name="T5">cd 21</text:span></text:span><text:span text:style-name="T5"><text:tab/></text:span><text:tab/><text:tab/>Switch to account 21.</text:p>
      <text:p text:style-name="P107"><text:span text:style-name="Default_20_Paragraph_20_Font"><text:span text:style-name="T5">cd code</text:span></text:span><text:tab/><text:tab/>Switch to the volume labelled CODE, assuming it is marked on.</text:p>
      <text:p text:style-name="P46"><text:span text:style-name="Default_20_Paragraph_20_Font"><text:span text:style-name="T5">cd data:/22</text:span></text:span><text:tab/><text:tab/>Switch to volume DATA and account 2<text:span text:style-name="T176">2</text:span>.</text:p>
      <text:h text:style-name="P142" text:outline-level="1">Configuration</text:h>
      <text:p text:style-name="P135"><text:span text:style-name="T174">Tcl applications are traditionally configured through a Tcl-based configuration file. So c</text:span>onfiguration is a <text:span text:style-name="T168">fairly </text:span>simple matter of <text:span text:style-name="T168">writing </text:span>a small Tcl script <text:span text:style-name="T174">to assign some variables. That script then</text:span> gets “sourced” whenever the FTP server comes up or is restarted.</text:p>
      <text:p text:style-name="P135">There are essentially three sources of configuration <text:span text:style-name="T174">in this application</text:span>:</text:p>
      <text:list xml:id="list2410711264" text:style-name="L10">
        <text:list-item>
          <text:p text:style-name="P134">The built-in values, <text:span text:style-name="T174">which</text:span> are predefined at the top of <text:span text:style-name="Default_20_Paragraph_20_Font"><text:span text:style-name="T5">OS32-FTPd</text:span></text:span> file. These should be left alone, except when porting the FTP server to another simulator. <text:span text:style-name="T174">The built-ins</text:span> provide a bare bones configuration that allows numeric logons only, and listen<text:span text:style-name="T174">s</text:span> only on localhost. In other words, it’s enough to get started, but not <text:span text:style-name="T177">really </text:span>the most convenient.</text:p>
        </text:list-item>
        <text:list-item>
          <text:p text:style-name="P134"><text:soft-page-break/>The file <text:span text:style-name="Default_20_Paragraph_20_Font"><text:span text:style-name="T5">ftpd.conf</text:span></text:span>. This adds a named user, <text:span text:style-name="Default_20_Paragraph_20_Font"><text:span text:style-name="T5">user1</text:span></text:span>, that can access account 25 and account 25’s group account 20. Password checking is done by OS/32 (the default password is <text:span text:style-name="Default_20_Paragraph_20_Font"><text:span text:style-name="T30">user1</text:span></text:span>). <text:span text:style-name="T175">Generic “policy” would normally go into this file.</text:span> <text:span text:style-name="T175">But in any event, t</text:span>his file is <text:span text:style-name="T175">also to be </text:span>left alone because it <text:span text:style-name="T175">can always</text:span> be replaced by a later update of the Interdata OS/32 kit. </text:p>
        </text:list-item>
        <text:list-item>
          <text:p text:style-name="P134"><text:span text:style-name="T178">Your s</text:span>ite specific configuration should go into a file called <text:span text:style-name="Default_20_Paragraph_20_Font"><text:span text:style-name="T5">shadow.config</text:span></text:span>. See the <text:span text:style-name="T175">sample </text:span>file <text:span text:style-name="Default_20_Paragraph_20_Font"><text:span text:style-name="T5">example.shadow.config</text:span></text:span> for a template, and also the example below. Note, because this file <text:span text:style-name="T168">is expected to</text:span> contain password hashes, it should always be protected <text:span text:style-name="Default_20_Paragraph_20_Font"><text:span text:style-name="T5">chmod 600</text:span></text:span> or better.</text:p>
        </text:list-item>
      </text:list>
      <text:p text:style-name="P109">Example <text:span text:style-name="Default_20_Paragraph_20_Font"><text:span text:style-name="T5">shadow.config</text:span></text:span>:</text:p>
      <text:p text:style-name="P91">namespace eval config {</text:p>
      <text:p text:style-name="P91"/>
      <text:p text:style-name="P91"><text:s text:c="3"/>set access(david) { 25 * }</text:p>
      <text:p text:style-name="P91"><text:s text:c="3"/>set passwords(david) 92ceb125672ae2efd4168bab67b3930e</text:p>
      <text:p text:style-name="P91"/>
      <text:p text:style-name="P91"><text:s text:c="3"/>set access(anonymous) { 99 RO STOR+ -vt }</text:p>
      <text:p text:style-name="P91"><text:s text:c="3"/>set passwords(anonymous) 51dde3a631b82a549ff793f540f65e6e</text:p>
      <text:p text:style-name="P91"/>
      <text:p text:style-name="P91"><text:s text:c="3"/>set debugconfig true</text:p>
      <text:p text:style-name="P91"/>
      <text:p text:style-name="P91"><text:s text:c="3"/>set timeout 5</text:p>
      <text:p text:style-name="P91"/>
      <text:p text:style-name="P91"><text:s text:c="3"/>array set vt100 {</text:p>
      <text:p text:style-name="P91"><text:s text:c="6"/>welcome "\x1b\[32;1m"</text:p>
      <text:p text:style-name="P91"><text:s text:c="6"/>2xx <text:s text:c="4"/>"\x1b\[32m"</text:p>
      <text:p text:style-name="P91"><text:s text:c="6"/>4xx <text:s text:c="4"/>"\x1b\[33;1m"</text:p>
      <text:p text:style-name="P91"><text:s text:c="6"/>5xx <text:s text:c="4"/>"\x1b\[31;1m"</text:p>
      <text:p text:style-name="P91"><text:s text:c="6"/>551 <text:s text:c="4"/>"\x1b\[33;1;7m"</text:p>
      <text:p text:style-name="P91"><text:s text:c="3"/>}</text:p>
      <text:p text:style-name="P91"/>
      <text:p text:style-name="P91"><text:s text:c="3"/>set welcome "$vt100(welcome)$welcome$vt100(normal)"</text:p>
      <text:p text:style-name="P91">}</text:p>
      <text:p text:style-name="P138"><text:span text:style-name="T168">The following table describes each configuration variable in a bit more detail</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Variable</text:p>
          </table:table-cell>
          <table:table-cell table:style-name="Table1.A1" table:number-columns-spanned="2" office:value-type="string">
            <text:p text:style-name="P47">Description</text:p>
          </table:table-cell>
          <table:covered-table-cell/>
        </table:table-row>
        <table:table-row table:style-name="Table1.1">
          <table:table-cell table:style-name="Table1.A1" office:value-type="string">
            <text:p text:style-name="P50">host</text:p>
          </table:table-cell>
          <table:table-cell table:style-name="Table1.A1" table:number-columns-spanned="2" office:value-type="string">
            <text:p text:style-name="P46">Host name or IP address of the default network interface. Default is localhost. If you want to allow access from other machines, then use the host’s IP address.</text:p>
          </table:table-cell>
          <table:covered-table-cell/>
        </table:table-row>
        <table:table-row table:style-name="Table1.1">
          <table:table-cell table:style-name="Table1.A1" office:value-type="string">
            <text:p text:style-name="P50">port</text:p>
          </table:table-cell>
          <table:table-cell table:style-name="Table1.A1" table:number-columns-spanned="2" office:value-type="string">
            <text:p text:style-name="P46">Port number on which to listen for incoming connections. Default is 2121, to allow the server to run as a non-root user. If you are running inside a virtual machine or container, then you might want to use port 21 instead because the Microsoft FTP client does not accept a port number on the command line.</text:p>
          </table:table-cell>
          <table:covered-table-cell/>
        </table:table-row>
        <table:table-row table:style-name="Table1.1">
          <table:table-cell table:style-name="Table1.A1" office:value-type="string">
            <text:p text:style-name="P50">access</text:p>
          </table:table-cell>
          <table:table-cell table:style-name="Table1.A1" table:number-columns-spanned="2" office:value-type="string">
            <text:p text:style-name="P46">An associative array, keyed by username, with value being a Tcl list of account numbers and special access modifiers:</text:p>
          </table:table-cell>
          <table:covered-table-cell/>
        </table:table-row>
        <table:table-row table:style-name="Table1.1">
          <table:table-cell table:style-name="Table1.A1" office:value-type="string">
            <text:p text:style-name="P50"/>
          </table:table-cell>
          <table:table-cell table:style-name="Table1.A1" office:value-type="string">
            <text:p text:style-name="P49">number</text:p>
          </table:table-cell>
          <table:table-cell table:style-name="Table1.A1" office:value-type="string">
            <text:p text:style-name="P46">OS/32 account number. Must be less than 65636 but note that accounts greater than 255 are not accessible by MTM, and account 255 should be blacklisted for security reasons.</text:p>
          </table:table-cell>
        </table:table-row>
        <table:table-row table:style-name="Table1.1">
          <table:table-cell table:style-name="Table1.A1" office:value-type="string">
            <text:p text:style-name="P50"/>
          </table:table-cell>
          <table:table-cell table:style-name="Table1.A1" office:value-type="string">
            <text:p text:style-name="P49">RO</text:p>
          </table:table-cell>
          <table:table-cell table:style-name="Table1.A1" office:value-type="string">
            <text:p text:style-name="P46">Read only. The following commands will be disallowed:</text:p>
            <text:p text:style-name="P46"><text:soft-page-break/>DELE (delete), RNFR (rename), RNTO (rename), STOR (put). MKD/XMKD (not supported), RMD/XRMD (not supported), APPE (not supported), STOU (not supported).</text:p>
          </table:table-cell>
        </table:table-row>
        <table:table-row table:style-name="Table1.1">
          <table:table-cell table:style-name="Table1.A1" office:value-type="string">
            <text:p text:style-name="P50"/>
          </table:table-cell>
          <table:table-cell table:style-name="Table1.A1" office:value-type="string">
            <text:p text:style-name="P49">vt-</text:p>
          </table:table-cell>
          <table:table-cell table:style-name="Table1.A1" office:value-type="string">
            <text:p text:style-name="P46">Disable VT100 sequences in FTP responses.</text:p>
          </table:table-cell>
        </table:table-row>
        <table:table-row table:style-name="Table1.1">
          <table:table-cell table:style-name="Table1.A1" office:value-type="string">
            <text:p text:style-name="P50"/>
          </table:table-cell>
          <table:table-cell table:style-name="Table1.A1" office:value-type="string">
            <text:p text:style-name="P49">-CMD</text:p>
          </table:table-cell>
          <table:table-cell table:style-name="Table1.A1" office:value-type="string">
            <text:p text:style-name="P46">Disallow CMD command, where CMD is an FTP protocol command such as DELE, RETR, STOR, LIST, etc.</text:p>
          </table:table-cell>
        </table:table-row>
        <table:table-row table:style-name="Table1.1">
          <table:table-cell table:style-name="Table1.A1" office:value-type="string">
            <text:p text:style-name="P50"/>
          </table:table-cell>
          <table:table-cell table:style-name="Table1.A1" office:value-type="string">
            <text:p text:style-name="P49">+CMD</text:p>
          </table:table-cell>
          <table:table-cell table:style-name="Table1.A1" office:value-type="string">
            <text:p text:style-name="P46">Allow CMD command, where CMD is an FTP protocol command.</text:p>
          </table:table-cell>
        </table:table-row>
        <table:table-row table:style-name="Table1.1">
          <table:table-cell table:style-name="Table1.A1" office:value-type="string">
            <text:p text:style-name="P50"/>
          </table:table-cell>
          <table:table-cell table:style-name="Table1.A1" office:value-type="string">
            <text:p text:style-name="P49">+STOR</text:p>
          </table:table-cell>
          <table:table-cell table:style-name="Table1.A1" office:value-type="string">
            <text:p text:style-name="P46">Allow STOR command. If used with RO, the user will be allowed to upload new files, but not replace existing ones.</text:p>
          </table:table-cell>
        </table:table-row>
        <table:table-row table:style-name="Table1.1">
          <table:table-cell table:style-name="Table1.A1" office:value-type="string">
            <text:p text:style-name="P50"/>
          </table:table-cell>
          <table:table-cell table:style-name="Table1.A1" office:value-type="string">
            <text:p text:style-name="P49">STOR+</text:p>
          </table:table-cell>
          <table:table-cell table:style-name="Table1.A1" office:value-type="string">
            <text:p text:style-name="P46">Special case. If used with RO, allow STOR <text:span text:style-name="Default_20_Paragraph_20_Font"><text:span text:style-name="T52">with</text:span></text:span> ability to replace existing files.</text:p>
          </table:table-cell>
        </table:table-row>
        <table:table-row table:style-name="Table1.1">
          <table:table-cell table:style-name="Table1.A1" office:value-type="string">
            <text:p text:style-name="P50"/>
          </table:table-cell>
          <table:table-cell table:style-name="Table1.A1" table:number-columns-spanned="2" office:value-type="string">
            <text:p text:style-name="P46">Examples:</text:p>
            <text:p text:style-name="P108">set access(david) { 25 * }</text:p>
            <text:p text:style-name="P49">set access(anonymous) { 99 RO STOR+ -vt }</text:p>
          </table:table-cell>
          <table:covered-table-cell/>
        </table:table-row>
        <table:table-row table:style-name="Table1.1">
          <table:table-cell table:style-name="Table1.A1" office:value-type="string">
            <text:p text:style-name="P50">passwords</text:p>
          </table:table-cell>
          <table:table-cell table:style-name="Table1.A1" table:number-columns-spanned="2" office:value-type="string">
            <text:p text:style-name="P46">An associative array, keyed by username, with value being an MD5 sum of the username and password. The hash can be generated as follows, by using the <text:span text:style-name="Default_20_Paragraph_20_Font"><text:span text:style-name="T25">md5sum(1)</text:span></text:span> command:</text:p>
            <text:p text:style-name="P108">$ echo david/lemm3in | md5sum</text:p>
            <text:p text:style-name="P49">92ceb125672ae2efd4168bab67b3930e -</text:p>
            <text:p text:style-name="P46">The resulting hash can then be pasted into your <text:span text:style-name="Default_20_Paragraph_20_Font"><text:span text:style-name="T5">shadow.config</text:span></text:span>:</text:p>
            <text:p text:style-name="P49">set passwords(david) 92ceb125672ae2efd4168bab67b3930e</text:p>
          </table:table-cell>
          <table:covered-table-cell/>
        </table:table-row>
        <table:table-row table:style-name="Table1.1">
          <table:table-cell table:style-name="Table1.A1" office:value-type="string">
            <text:p text:style-name="P50">allowip</text:p>
          </table:table-cell>
          <table:table-cell table:style-name="Table1.A1" table:number-columns-spanned="2" office:value-type="string">
            <text:p text:style-name="P46">A Tcl list of client IP addresses that may connect to the FTP server. List elements are separated by whitespace, and the entire list should be enclosed in curly brackets.</text:p>
            <text:p text:style-name="P48">set allowip { 192.168.1.2 192.168.1.3 }</text:p>
            <text:p text:style-name="P46">Alternatively, use the <text:span text:style-name="Default_20_Paragraph_20_Font"><text:span text:style-name="T5">lappend</text:span></text:span> command to add IP addresses on<text:span text:style-name="T179">e</text:span> at a time. CIDR notation (network range) is not supported.</text:p>
            <text:p text:style-name="P108">set <text:s text:c="3"/>allowip 192.168.1.2 <text:s/>;# my PC</text:p>
            <text:p text:style-name="P108">append allowip 192.168.1.3 <text:s/>;# Windows box</text:p>
            <text:p text:style-name="P49">append allowip 192.168.1.4 <text:s/>;# laptop</text:p>
            <text:p text:style-name="P46">Use whichever syntax you find most convenient.</text:p>
          </table:table-cell>
          <table:covered-table-cell/>
        </table:table-row>
        <table:table-row table:style-name="Table1.1">
          <table:table-cell table:style-name="Table1.A1" office:value-type="string">
            <text:p text:style-name="P50">cdblacklist</text:p>
          </table:table-cell>
          <table:table-cell table:style-name="Table1.A1" table:number-columns-spanned="2" office:value-type="string">
            <text:p text:style-name="P46">A Tcl list of numeric accounts that you want to protect from FTP users. This list should always include account 255. Additional accounts, e.g. account 0, can also be added to the list using standard Tcl syntax.</text:p>
            <text:p text:style-name="P49">set cdblacklist { 255 0 }</text:p>
            <text:p text:style-name="P136">Again, you can also use the <text:span text:style-name="Default_20_Paragraph_20_Font"><text:span text:style-name="T5">lappend</text:span></text:span> to add them individually.</text:p>
          </table:table-cell>
          <table:covered-table-cell/>
        </table:table-row>
        <text:soft-page-break/>
        <table:table-row table:style-name="Table1.1">
          <table:table-cell table:style-name="Table1.A1" office:value-type="string">
            <text:p text:style-name="P50">defaultvolume</text:p>
          </table:table-cell>
          <table:table-cell table:style-name="Table1.A1" table:number-columns-spanned="2" office:value-type="string">
            <text:p text:style-name="P46">This will normally be <text:span text:style-name="Default_20_Paragraph_20_Font"><text:span text:style-name="T5">SYS:</text:span></text:span>, unless you decide to keep your user files on a separate disk.</text:p>
          </table:table-cell>
          <table:covered-table-cell/>
        </table:table-row>
        <table:table-row table:style-name="Table1.1">
          <table:table-cell table:style-name="Table1.A1" office:value-type="string">
            <text:p text:style-name="P50">ostype</text:p>
          </table:table-cell>
          <table:table-cell table:style-name="Table1.A1" table:number-columns-spanned="2" office:value-type="string">
            <text:p text:style-name="P46">Normally “OS/32 Version 8.1”. The first “word” <text:span text:style-name="T179">(OS/32) </text:span>should be uppercase, digits, and max 3 of hyphen, dot or slash as per IANA rules for operating system names.</text:p>
          </table:table-cell>
          <table:covered-table-cell/>
        </table:table-row>
        <table:table-row table:style-name="Table1.1">
          <table:table-cell table:style-name="Table1.A1" office:value-type="string">
            <text:p text:style-name="P50">welcome</text:p>
          </table:table-cell>
          <table:table-cell table:style-name="Table1.A1" table:number-columns-spanned="2" office:value-type="string">
            <text:p text:style-name="P46">Normally “OS/32 FTP server”, but you can customise it <text:span text:style-name="T179">to your heart’s content</text:span>, e.g. the name of the first company you worked for.</text:p>
          </table:table-cell>
          <table:covered-table-cell/>
        </table:table-row>
        <table:table-row table:style-name="Table1.1">
          <table:table-cell table:style-name="Table1.A1" office:value-type="string">
            <text:p text:style-name="P50">contact</text:p>
          </table:table-cell>
          <table:table-cell table:style-name="Table1.A1" table:number-columns-spanned="2" office:value-type="string">
            <text:p text:style-name="P46">username@hostname, but you could change it to first name last name or something similar.</text:p>
          </table:table-cell>
          <table:covered-table-cell/>
        </table:table-row>
        <table:table-row table:style-name="Table1.1">
          <table:table-cell table:style-name="Table1.A1" office:value-type="string">
            <text:p text:style-name="P50">inifile</text:p>
          </table:table-cell>
          <table:table-cell table:style-name="Table1.A1" table:number-columns-spanned="2" office:value-type="string">
            <text:p text:style-name="P46">Normally <text:span text:style-name="Default_20_Paragraph_20_Font"><text:span text:style-name="T5">os32.ini</text:span></text:span> if you are running the Interdata OS/32 kit. This SimH initialisation file should <text:span text:style-name="T179">include</text:span> <text:span text:style-name="T179">an</text:span> <text:span text:style-name="Default_20_Paragraph_20_Font"><text:span text:style-name="T5">attach</text:span></text:span> command to link the <text:span text:style-name="T5">PAS</text:span> device to a TCP/IP listening port for MTM authentication <text:span text:style-name="T179">(i.e. which port you will be using for </text:span><text:span text:style-name="T172">telnet</text:span><text:span text:style-name="T179">)</text:span>.</text:p>
          </table:table-cell>
          <table:covered-table-cell/>
        </table:table-row>
        <table:table-row table:style-name="Table1.1">
          <table:table-cell table:style-name="Table1.A1" office:value-type="string">
            <text:p text:style-name="P50">timeout</text:p>
          </table:table-cell>
          <table:table-cell table:style-name="Table1.A1" table:number-columns-spanned="2" office:value-type="string">
            <text:p text:style-name="P46">Defaults to 10 seconds. If a file retrieve operation does not return data in a timely manner, assume that we are in a “file stuck” situation.</text:p>
          </table:table-cell>
          <table:covered-table-cell/>
        </table:table-row>
        <table:table-row table:style-name="Table1.1">
          <table:table-cell table:style-name="Table1.A1" office:value-type="string">
            <text:p text:style-name="P50">vt100</text:p>
          </table:table-cell>
          <table:table-cell table:style-name="Table1.A1" table:number-columns-spanned="2" office:value-type="string">
            <text:p text:style-name="P46">An (associative) array of VT100 sequences used for highlighting console outputs.</text:p>
          </table:table-cell>
          <table:covered-table-cell/>
        </table:table-row>
        <table:table-row table:style-name="Table1.1">
          <table:table-cell table:style-name="Table1.A1" office:value-type="string">
            <text:p text:style-name="P50"/>
          </table:table-cell>
          <table:table-cell table:style-name="Table1.A1" office:value-type="string">
            <text:p text:style-name="P46"><text:span text:style-name="Default_20_Paragraph_20_Font"><text:span text:style-name="T25">red</text:span></text:span></text:p>
          </table:table-cell>
          <table:table-cell table:style-name="Table1.A1" office:value-type="string">
            <text:p text:style-name="P46">Used for unsuccessful logins, e.g. <text:span text:style-name="Default_20_Paragraph_20_Font"><text:span text:style-name="T5">\x1b[31;1m</text:span></text:span>.</text:p>
          </table:table-cell>
        </table:table-row>
        <table:table-row table:style-name="Table1.1">
          <table:table-cell table:style-name="Table1.A1" office:value-type="string">
            <text:p text:style-name="P50"/>
          </table:table-cell>
          <table:table-cell table:style-name="Table1.A1" office:value-type="string">
            <text:p text:style-name="P46"><text:span text:style-name="Default_20_Paragraph_20_Font"><text:span text:style-name="T25">green</text:span></text:span></text:p>
          </table:table-cell>
          <table:table-cell table:style-name="Table1.A1" office:value-type="string">
            <text:p text:style-name="P46">Used for successful logins, e.g. <text:span text:style-name="Default_20_Paragraph_20_Font"><text:span text:style-name="T5">\x1b[32m</text:span></text:span>.</text:p>
          </table:table-cell>
        </table:table-row>
        <table:table-row table:style-name="Table1.1">
          <table:table-cell table:style-name="Table1.A1" office:value-type="string">
            <text:p text:style-name="P50"/>
          </table:table-cell>
          <table:table-cell table:style-name="Table1.A1" office:value-type="string">
            <text:p text:style-name="P51">on</text:p>
          </table:table-cell>
          <table:table-cell table:style-name="Table1.A1" office:value-type="string">
            <text:p text:style-name="P46">Dimmer on, e.g. <text:span text:style-name="Default_20_Paragraph_20_Font"><text:span text:style-name="T5">\x1b[2m</text:span></text:span> for dim grey in xterm.</text:p>
          </table:table-cell>
        </table:table-row>
        <table:table-row table:style-name="Table1.1">
          <table:table-cell table:style-name="Table1.A1" office:value-type="string">
            <text:p text:style-name="P50"/>
          </table:table-cell>
          <table:table-cell table:style-name="Table1.A1" office:value-type="string">
            <text:p text:style-name="P46"><text:span text:style-name="Default_20_Paragraph_20_Font"><text:span text:style-name="T25">off</text:span></text:span></text:p>
          </table:table-cell>
          <table:table-cell table:style-name="Table1.A1" office:value-type="string">
            <text:p text:style-name="P46">Dimmer off, back to normal, <text:span text:style-name="Default_20_Paragraph_20_Font"><text:span text:style-name="T5">\x1b[0m</text:span></text:span>.</text:p>
          </table:table-cell>
        </table:table-row>
        <table:table-row table:style-name="Table1.1">
          <table:table-cell table:style-name="Table1.A1" office:value-type="string">
            <text:p text:style-name="P50"/>
          </table:table-cell>
          <table:table-cell table:style-name="Table1.A1" office:value-type="string">
            <text:p text:style-name="P51">551</text:p>
          </table:table-cell>
          <table:table-cell table:style-name="Table1.A1" office:value-type="string">
            <text:p text:style-name="P46">File stuck error, e.g. <text:span text:style-name="Default_20_Paragraph_20_Font"><text:span text:style-name="T5">\x1b33;1;7m</text:span></text:span> for yellow highlighter.</text:p>
          </table:table-cell>
        </table:table-row>
        <table:table-row table:style-name="Table1.1">
          <table:table-cell table:style-name="Table1.A1" office:value-type="string">
            <text:p text:style-name="P50"/>
          </table:table-cell>
          <table:table-cell table:style-name="Table1.A1" office:value-type="string">
            <text:p text:style-name="P51">2xx</text:p>
          </table:table-cell>
          <table:table-cell table:style-name="Table1.A1" office:value-type="string">
            <text:p text:style-name="P46">All FTP success codes, e.g. to show success in green.</text:p>
          </table:table-cell>
        </table:table-row>
        <table:table-row table:style-name="Table1.1">
          <table:table-cell table:style-name="Table1.A1" office:value-type="string">
            <text:p text:style-name="P50"/>
          </table:table-cell>
          <table:table-cell table:style-name="Table1.A1" office:value-type="string">
            <text:p text:style-name="P51">5xx</text:p>
          </table:table-cell>
          <table:table-cell table:style-name="Table1.A1" office:value-type="string">
            <text:p text:style-name="P46">All FTP permanent error codes, e.g. to show errors in red.</text:p>
          </table:table-cell>
        </table:table-row>
        <table:table-row table:style-name="Table1.1">
          <table:table-cell table:style-name="Table1.A1" office:value-type="string">
            <text:p text:style-name="P50"/>
          </table:table-cell>
          <table:table-cell table:style-name="Table1.A1" office:value-type="string">
            <text:p text:style-name="P51">normal</text:p>
          </table:table-cell>
          <table:table-cell table:style-name="Table1.A1" office:value-type="string">
            <text:p text:style-name="P46">Normal text, <text:span text:style-name="Default_20_Paragraph_20_Font"><text:span text:style-name="T5">\x1b[0m</text:span></text:span>.</text:p>
          </table:table-cell>
        </table:table-row>
        <table:table-row table:style-name="Table1.1">
          <table:table-cell table:style-name="Table1.A1" office:value-type="string">
            <text:p text:style-name="P50">autostart</text:p>
          </table:table-cell>
          <table:table-cell table:style-name="Table1.A1" table:number-columns-spanned="2" office:value-type="string">
            <text:p text:style-name="P46">Set this to <text:span text:style-name="Default_20_Paragraph_20_Font"><text:span text:style-name="T5">false</text:span></text:span> if you want to start FTP manually from the operator console.</text:p>
          </table:table-cell>
          <table:covered-table-cell/>
        </table:table-row>
        <table:table-row table:style-name="Table1.1">
          <table:table-cell table:style-name="Table1.A1" office:value-type="string">
            <text:p text:style-name="P50">numericlogins</text:p>
          </table:table-cell>
          <table:table-cell table:style-name="Table1.A1" table:number-columns-spanned="2" office:value-type="string">
            <text:p text:style-name="P46">Set this to <text:span text:style-name="Default_20_Paragraph_20_Font"><text:span text:style-name="T5">false</text:span></text:span> <text:span text:style-name="T180">if you want to</text:span> disable numeric logins. Numeric logins take longer than named users with MD5 hashed passwords <text:span text:style-name="T180">and MTM authentication can be a bit hit and miss</text:span>. <text:span text:style-name="T180">Numeric accounts are also somewhat easy to enumerate.</text:span></text:p>
          </table:table-cell>
          <table:covered-table-cell/>
        </table:table-row>
        <table:table-row table:style-name="Table1.1">
          <table:table-cell table:style-name="Table1.A1" office:value-type="string">
            <text:p text:style-name="P50">debugconfig</text:p>
          </table:table-cell>
          <table:table-cell table:style-name="Table1.A1" table:number-columns-spanned="2" office:value-type="string">
            <text:p text:style-name="P46">Set this to <text:span text:style-name="Default_20_Paragraph_20_Font"><text:span text:style-name="T5">true</text:span></text:span> to dump the configuration to stdout (i.e. to the operator console). If you don’t want your password hashes to be visible on start-up, change this to <text:span text:style-name="Default_20_Paragraph_20_Font"><text:span text:style-name="T5">false</text:span></text:span>.</text:p>
          </table:table-cell>
          <table:covered-table-cell/>
        </table:table-row>
      </table:table>
      <text:h text:style-name="P142" text:outline-level="1"><text:soft-page-break/>Operator commands</text:h>
      <text:p text:style-name="P137">Remember that the FTP server works by sending operator commands to the simulated OS. Rather than send actual OS commands, or a whole sequence of OS commands with lots of complex interactions, we use a script or batch file to simplify things.</text:p>
      <text:p text:style-name="P137">This <text:span text:style-name="T181">CSS</text:span> script can also be extended to control the FTP server:</text:p>
      <text:p text:style-name="Preformatted_20_Text">*** FTP USERS ************************************************</text:p>
      <text:p text:style-name="Preformatted_20_Text">xallocate users.ftp,index,80</text:p>
      <text:p text:style-name="Preformatted_20_Text">$ifx @1.ftp</text:p>
      <text:p text:style-name="Preformatted_20_Text"><text:s text:c="3"/>$write SHOW FTP USERS</text:p>
      <text:p text:style-name="Preformatted_20_Text"><text:s text:c="3"/>delete @1.ftp</text:p>
      <text:p text:style-name="Preformatted_20_Text"><text:s text:c="3"/>$exit</text:p>
      <text:p text:style-name="Preformatted_20_Text">$endc</text:p>
      <text:p text:style-name="Preformatted_20_Text">delete users.ftp</text:p>
      <text:p text:style-name="Preformatted_20_Text">**** FTP OFF **************************************************</text:p>
      <text:p text:style-name="Preformatted_20_Text">xallocate off.ftp,index,80</text:p>
      <text:p text:style-name="Preformatted_20_Text">xallocate down.ftp,index,80</text:p>
      <text:p text:style-name="Preformatted_20_Text">xallocate stop.ftp,index,80</text:p>
      <text:p text:style-name="Preformatted_20_Text">$ifx @1.ftp</text:p>
      <text:p text:style-name="Preformatted_20_Text"><text:s text:c="3"/>$write STOP FTP SERVER</text:p>
      <text:p text:style-name="Preformatted_20_Text"><text:s text:c="3"/>delete off.ftp,down.ftp,stop.ftp</text:p>
      <text:p text:style-name="Preformatted_20_Text"><text:s text:c="3"/>$exit</text:p>
      <text:p text:style-name="Preformatted_20_Text">$endc</text:p>
      <text:p text:style-name="Preformatted_20_Text">delete off.ftp,down.ftp,stop.ftp</text:p>
      <text:p text:style-name="Preformatted_20_Text">*</text:p>
      <text:p text:style-name="Preformatted_20_Text">*** FTP ON ***************************************************</text:p>
      <text:p text:style-name="Preformatted_20_Text">xallocate on.ftp,index,80</text:p>
      <text:p text:style-name="Preformatted_20_Text">xallocate up.ftp,index,80</text:p>
      <text:p text:style-name="Preformatted_20_Text">xallocate start.ftp,index,80</text:p>
      <text:p text:style-name="Preformatted_20_Text">$ifx @1.ftp</text:p>
      <text:p text:style-name="Preformatted_20_Text"><text:s text:c="3"/>$write START FTP SERVER</text:p>
      <text:p text:style-name="Preformatted_20_Text"><text:s text:c="3"/>delete on.ftp,up.ftp,start.ftp</text:p>
      <text:p text:style-name="Preformatted_20_Text"><text:s text:c="3"/>$exit</text:p>
      <text:p text:style-name="Preformatted_20_Text">$endc</text:p>
      <text:p text:style-name="Preformatted_20_Text">delete on.ftp,up.ftp,start.ftp</text:p>
      <text:p text:style-name="Preformatted_20_Text">*</text:p>
      <text:p text:style-name="Preformatted_20_Text">*** FTP RESET ************************************************</text:p>
      <text:p text:style-name="Preformatted_20_Text">xallocate reset.ftp,index,80</text:p>
      <text:p text:style-name="Preformatted_20_Text">$ifx @1.ftp</text:p>
      <text:p text:style-name="Preformatted_20_Text"><text:s text:c="3"/>$write SHOW FTP USERS</text:p>
      <text:p text:style-name="Preformatted_20_Text"><text:s text:c="3"/>$write STOP FTP SERVER</text:p>
      <text:p text:style-name="Preformatted_20_Text"><text:s text:c="3"/>$write START FTP SERVER</text:p>
      <text:p text:style-name="Preformatted_20_Text"><text:s text:c="3"/>delete reset.ftp</text:p>
      <text:p text:style-name="Preformatted_20_Text"><text:s text:c="3"/>$exit</text:p>
      <text:p text:style-name="Preformatted_20_Text">$endc</text:p>
      <text:p text:style-name="P148">delete reset.ftp</text:p>
      <text:p text:style-name="P137">The FTP USERS, FTP ON/OFF and FTP RESET commands <text:span text:style-name="T182">merely </text:span>echo some text <text:span text:style-name="T182">to the operator console</text:span>. <text:span text:style-name="T181">Then all we need is a minor adjustment to the </text:span><text:span text:style-name="T170">interact</text:span><text:span text:style-name="T181"> statement, to catch and respond to those messages.</text:span></text:p>
      <text:p text:style-name="Preformatted_20_Text">interact {</text:p>
      <text:p text:style-name="Preformatted_20_Text"><text:s text:c="3"/>-o</text:p>
      <text:p text:style-name="Preformatted_20_Text"><text:s text:c="3"/># We'll usually trigger pattern matching on &lt;CR&gt;.</text:p>
      <text:p text:style-name="Preformatted_20_Text"><text:s text:c="3"/>-re "\r" {</text:p>
      <text:p text:style-name="Preformatted_20_Text"><text:s text:c="6"/>upvar #0 ::OS32::osline osline</text:p>
      <text:p text:style-name="Preformatted_20_Text"><text:s text:c="6"/>if { [string match "TSKID = *" $osline] } {</text:p>
      <text:p text:style-name="Preformatted_20_Text"><text:s text:c="9"/>incr ::OS32::taskcount</text:p>
      <text:p text:style-name="Preformatted_20_Text"><text:soft-page-break/><text:s text:c="6"/>} elseif { [string match "*:END OF TASK*" $osline] } {</text:p>
      <text:p text:style-name="Preformatted_20_Text"><text:s text:c="9"/>incr ::OS32::taskcount -1</text:p>
      <text:p text:style-name="Preformatted_20_Text"><text:s text:c="6"/>} elseif { $osline == "*START FTP SERVER" } {</text:p>
      <text:p text:style-name="Preformatted_20_Text"><text:s text:c="9"/>::OS32::StartFTP</text:p>
      <text:p text:style-name="Preformatted_20_Text"><text:s text:c="6"/>} elseif { $osline == "*STOP FTP SERVER" } {</text:p>
      <text:p text:style-name="Preformatted_20_Text"><text:s text:c="9"/>::OS32::StopFTP</text:p>
      <text:p text:style-name="Preformatted_20_Text"><text:s text:c="6"/>} elseif { $osline == "*SHOW FTP USERS" } {</text:p>
      <text:p text:style-name="Preformatted_20_Text"><text:s text:c="9"/>::OS32::ShowFTP</text:p>
      <text:p text:style-name="Preformatted_20_Text"><text:s text:c="6"/>}</text:p>
      <text:p text:style-name="Preformatted_20_Text"><text:s text:c="6"/>upvar #0 ::OS32::ftpcmd ftpcmd</text:p>
      <text:p text:style-name="Preformatted_20_Text"><text:s text:c="6"/>if { $ftpcmd != "" } {</text:p>
      <text:p text:style-name="Preformatted_20_Text"><text:s text:c="9"/>set LinePatternMatch ::OS32::[set ftpcmd]::LinePatternMatch</text:p>
      <text:p text:style-name="Preformatted_20_Text"><text:s text:c="9"/>if { [info procs $LinePatternMatch] != "" } {</text:p>
      <text:p text:style-name="Preformatted_20_Text"><text:s text:c="12"/>$LinePatternMatch $osline</text:p>
      <text:p text:style-name="Preformatted_20_Text"><text:s text:c="9"/>}</text:p>
      <text:p text:style-name="Preformatted_20_Text"><text:s text:c="6"/>}</text:p>
      <text:p text:style-name="Preformatted_20_Text"><text:s text:c="6"/>puts stderr ""</text:p>
      <text:p text:style-name="Preformatted_20_Text"><text:s text:c="6"/>set osline ""</text:p>
      <text:p text:style-name="Preformatted_20_Text"><text:s text:c="3"/>}</text:p>
      <text:p text:style-name="Preformatted_20_Text"><text:s text:c="3"/>. . .</text:p>
      <text:p text:style-name="Preformatted_20_Text">}</text:p>
      <text:h text:style-name="P142" text:outline-level="1">Limitations, and suggestions for other simulators</text:h>
      <text:p text:style-name="P46"/>
      <text:p text:style-name="P46"/>
      <text:p text:style-name="P46"/>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officeooo:rsid="00c667b9" fo:hyphenate="false" fo:hyphenation-remain-char-count="2" fo:hyphenation-push-char-count="2"/>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25cm" fo:margin-bottom="0.25cm" loext:contextual-spacing="tru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Endnote"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1:30:30.131821197</meta:creation-date>
    <dc:date>2020-03-17T20:04:21.470493169</dc:date>
    <meta:editing-duration>P20DT7H26M39S</meta:editing-duration>
    <meta:editing-cycles>89</meta:editing-cycles>
    <meta:generator>LibreOffice/6.2.8.2$Linux_X86_64 LibreOffice_project/f82ddfca21ebc1e222a662a32b25c0c9d20169ee</meta:generator>
    <meta:document-statistic meta:table-count="1" meta:image-count="0" meta:object-count="0" meta:page-count="28" meta:paragraph-count="978" meta:word-count="8462" meta:character-count="55361" meta:non-whitespace-character-count="42981"/>
  </office:meta>
</office:document-meta>
</file>